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1.894cm"/>
    </style:style>
    <style:style style:name="co4" style:family="table-column">
      <style:table-column-properties fo:break-before="auto" style:column-width="5.666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0.991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1.53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319cm"/>
    </style:style>
    <style:style style:name="co11" style:family="table-column">
      <style:table-column-properties fo:break-before="auto" style:column-width="1.566cm"/>
    </style:style>
    <style:style style:name="co12" style:family="table-column">
      <style:table-column-properties fo:break-before="auto" style:column-width="0.744cm"/>
    </style:style>
    <style:style style:name="co13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3.78cm"/>
    </style:style>
    <style:style style:name="co15" style:family="table-column">
      <style:table-column-properties fo:break-before="auto" style:column-width="2.339cm"/>
    </style:style>
    <style:style style:name="co16" style:family="table-column">
      <style:table-column-properties fo:break-before="auto" style:column-width="2.221cm"/>
    </style:style>
    <style:style style:name="co17" style:family="table-column">
      <style:table-column-properties fo:break-before="auto" style:column-width="2.002cm"/>
    </style:style>
    <style:style style:name="co18" style:family="table-column">
      <style:table-column-properties fo:break-before="auto" style:column-width="1.101cm"/>
    </style:style>
    <style:style style:name="co19" style:family="table-column">
      <style:table-column-properties fo:break-before="auto" style:column-width="1.429cm"/>
    </style:style>
    <style:style style:name="co20" style:family="table-column">
      <style:table-column-properties fo:break-before="auto" style:column-width="3.808cm"/>
    </style:style>
    <style:style style:name="co21" style:family="table-column">
      <style:table-column-properties fo:break-before="auto" style:column-width="2.568cm"/>
    </style:style>
    <style:style style:name="co22" style:family="table-column">
      <style:table-column-properties fo:break-before="auto" style:column-width="1.976cm"/>
    </style:style>
    <style:style style:name="co23" style:family="table-column">
      <style:table-column-properties fo:break-before="auto" style:column-width="2.614cm"/>
    </style:style>
    <style:style style:name="co24" style:family="table-column">
      <style:table-column-properties fo:break-before="auto" style:column-width="0.79cm"/>
    </style:style>
    <style:style style:name="co25" style:family="table-column">
      <style:table-column-properties fo:break-before="auto" style:column-width="5.325cm"/>
    </style:style>
    <style:style style:name="co26" style:family="table-column">
      <style:table-column-properties fo:break-before="auto" style:column-width="2.683cm"/>
    </style:style>
    <style:style style:name="co27" style:family="table-column">
      <style:table-column-properties fo:break-before="auto" style:column-width="3.503cm"/>
    </style:style>
    <style:style style:name="co28" style:family="table-column">
      <style:table-column-properties fo:break-before="auto" style:column-width="0.882cm"/>
    </style:style>
    <style:style style:name="co29" style:family="table-column">
      <style:table-column-properties fo:break-before="auto" style:column-width="0.974cm"/>
    </style:style>
    <style:style style:name="co30" style:family="table-column">
      <style:table-column-properties fo:break-before="auto" style:column-width="7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style:font-name="Verdana1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  <style:text-properties style:font-name="Verdana1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Verdana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font-name="Verdana1" fo:font-size="10pt" style:font-name-asian="DejaVu Sans" style:font-size-asian="10pt" style:font-name-complex="DejaVu Sans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style:font-size-asian="10pt" style:font-size-complex="10pt"/>
    </style:style>
    <style:style style:name="ce11" style:family="table-cell" style:parent-style-name="Default" style:data-style-name="N3">
      <style:text-properties style:font-name="Verdana1" fo:font-weight="bold" style:font-weight-asian="bold" style:font-weight-complex="bold"/>
    </style:style>
    <style:style style:name="ce12" style:family="table-cell" style:parent-style-name="Default" style:data-style-name="N3">
      <style:text-properties style:font-name="Verdana1"/>
    </style:style>
    <style:style style:name="ce13" style:family="table-cell" style:parent-style-name="Default" style:data-style-name="N3">
      <style:text-properties style:font-name="Verdana1" fo:font-weight="normal" style:font-weight-asian="normal" style:font-weight-complex="normal"/>
    </style:style>
    <style:style style:name="ce14" style:family="table-cell" style:parent-style-name="Default" style:data-style-name="N108">
      <style:text-properties style:font-name="Verdana1" fo:font-weight="bold" style:font-weight-asian="bold" style:font-weight-complex="bold"/>
    </style:style>
    <style:style style:name="ce15" style:family="table-cell" style:parent-style-name="Default" style:data-style-name="N108">
      <style:text-properties style:font-name="Verdana1"/>
    </style:style>
    <style:style style:name="ce16" style:family="table-cell" style:parent-style-name="Default" style:data-style-name="N108">
      <style:text-properties style:font-name="Verdana1" fo:font-weight="normal" style:font-weight-asian="normal" style:font-weight-complex="normal"/>
    </style:style>
    <style:style style:name="ce17" style:family="table-cell" style:parent-style-name="Default" style:data-style-name="N4">
      <style:text-properties style:font-name="Verdana1" fo:font-weight="bold" style:font-weight-asian="bold" style:font-weight-complex="bold"/>
    </style:style>
    <style:style style:name="ce18" style:family="table-cell" style:parent-style-name="Default" style:data-style-name="N108"/>
    <style:style style:name="ce19" style:family="table-cell" style:parent-style-name="Default" style:data-style-name="N41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eapons" table:style-name="ta1" table:print="false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4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6"/>
        <table:table-column table:style-name="co9" table:default-cell-style-name="ce6"/>
        <table:table-column table:style-name="co9" table:default-cell-style-name="ce10"/>
        <table:table-column table:style-name="co9" table:number-columns-repeated="1008" table:default-cell-style-name="ce2"/>
        <table:table-row table:style-name="ro1">
          <table:table-cell/>
          <table:table-cell table:style-name="ce3" office:value-type="string">
            <text:p>Shop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Cri</text:p>
          </table:table-cell>
          <table:table-cell table:style-name="ce3" office:value-type="string">
            <text:p>Pun</text:p>
          </table:table-cell>
          <table:table-cell table:style-name="ce3" office:value-type="string">
            <text:p>Ste</text:p>
          </table:table-cell>
          <table:table-cell table:style-name="ce3" office:value-type="string">
            <text:p>$</text:p>
          </table:table-cell>
          <table:table-cell table:style-name="ce3" office:value-type="string">
            <text:p>SK$</text:p>
          </table:table-cell>
          <table:table-cell table:style-name="ce3" office:value-type="string">
            <text:p>Eq?</text:p>
          </table:table-cell>
          <table:table-cell table:style-name="ce3" office:value-type="string">
            <text:p>Comments</text:p>
          </table:table-cell>
          <table:table-cell table:style-name="ce3" office:value-type="string">
            <text:p>Color</text:p>
          </table:table-cell>
          <table:table-cell table:style-name="ce3" table:number-columns-repeated="1008"/>
        </table:table-row>
        <table:table-row table:style-name="ro1">
          <table:table-cell table:formula="of:=IF([.M2]=&quot;&quot;;&quot;&quot;;[.C2])">
            <text:p/>
          </table:table-cell>
          <table:table-cell table:style-name="ce1" table:formula="of:=VLOOKUP([.$C2];listweapon;COLUMN();0)" office:value-type="string" office:string-value="Bone Yard">
            <text:p>Bone Yard</text:p>
          </table:table-cell>
          <table:table-cell office:value-type="string">
            <text:p>Weapon Light</text:p>
          </table:table-cell>
          <table:table-cell table:formula="of:=level" office:value-type="float" office:value="45">
            <text:p>45</text:p>
          </table:table-cell>
          <table:table-cell table:style-name="ce1" table:formula="of:=VLOOKUP([.$C2];listweapon;COLUMN();0)" office:value-type="string" office:string-value="Marksman Gun">
            <text:p>Marksman Gun</text:p>
          </table:table-cell>
          <table:table-cell table:formula="of:=VLOOKUP([.$C2];listweapon;COLUMN();0)" office:value-type="float" office:value="57">
            <text:p>57</text:p>
          </table:table-cell>
          <table:table-cell table:formula="of:=VLOOKUP([.$C2];listweapon;COLUMN();0)" office:value-type="float" office:value="27">
            <text:p>27</text:p>
          </table:table-cell>
          <table:table-cell table:style-name="ce1" table:formula="of:=VLOOKUP([.$C2];listweapon;COLUMN();0)" office:value-type="float" office:value="15">
            <text:p>15</text:p>
          </table:table-cell>
          <table:table-cell table:style-name="ce1" table:formula="of:=VLOOKUP([.$C2];listweapon;COLUMN();0)" office:value-type="float" office:value="13">
            <text:p>13</text:p>
          </table:table-cell>
          <table:table-cell table:style-name="ce1" table:formula="of:=VLOOKUP([.$C2];listweapon;COLUMN();0)" office:value-type="float" office:value="7">
            <text:p>7</text:p>
          </table:table-cell>
          <table:table-cell table:style-name="ce1" table:formula="of:=VLOOKUP([.$C2];listweapon;COLUMN();0)" office:value-type="float" office:value="20450">
            <text:p>20.450</text:p>
          </table:table-cell>
          <table:table-cell/>
          <table:table-cell table:style-name="ce8"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formula="of:=IF([.M3]=&quot;&quot;;&quot;&quot;;[.C3])">
            <text:p/>
          </table:table-cell>
          <table:table-cell table:style-name="ce1" table:formula="of:=VLOOKUP([.$C3];listweapon;COLUMN();0)" office:value-type="string" office:string-value="Drops">
            <text:p>Drops</text:p>
          </table:table-cell>
          <table:table-cell office:value-type="string">
            <text:p>Weapon Heavy</text:p>
          </table:table-cell>
          <table:table-cell table:formula="of:=level" office:value-type="float" office:value="45">
            <text:p>45</text:p>
          </table:table-cell>
          <table:table-cell table:style-name="ce1" table:formula="of:=VLOOKUP([.$C3];listweapon;COLUMN();0)" office:value-type="string" office:string-value="Grease Gun">
            <text:p>Grease Gun</text:p>
          </table:table-cell>
          <table:table-cell table:formula="of:=VLOOKUP([.$C3];listweapon;COLUMN();0)" office:value-type="float" office:value="52">
            <text:p>52</text:p>
          </table:table-cell>
          <table:table-cell table:formula="of:=VLOOKUP([.$C3];listweapon;COLUMN();0)" office:value-type="float" office:value="25">
            <text:p>25</text:p>
          </table:table-cell>
          <table:table-cell table:style-name="ce1" table:formula="of:=VLOOKUP([.$C3];listweapon;COLUMN();0)" office:value-type="float" office:value="14">
            <text:p>14</text:p>
          </table:table-cell>
          <table:table-cell table:style-name="ce1" table:formula="of:=VLOOKUP([.$C3];listweapon;COLUMN();0)" office:value-type="float" office:value="16">
            <text:p>16</text:p>
          </table:table-cell>
          <table:table-cell table:style-name="ce1" table:formula="of:=VLOOKUP([.$C3];listweapon;COLUMN();0)" office:value-type="float" office:value="5">
            <text:p>5</text:p>
          </table:table-cell>
          <table:table-cell table:style-name="ce1" table:formula="of:=VLOOKUP([.$C3];listweapon;COLUMN();0)" office:value-type="float" office:value="0">
            <text:p>0</text:p>
          </table:table-cell>
          <table:table-cell/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formula="of:=IF([.M4]=&quot;&quot;;&quot;&quot;;[.C4])">
            <text:p/>
          </table:table-cell>
          <table:table-cell table:style-name="ce1" table:formula="of:=VLOOKUP([.$C4];listweapon;COLUMN();0)" office:value-type="string" office:string-value="Halloween">
            <text:p>Halloween</text:p>
          </table:table-cell>
          <table:table-cell office:value-type="string">
            <text:p>Weapon Special</text:p>
          </table:table-cell>
          <table:table-cell table:formula="of:=level" office:value-type="float" office:value="45">
            <text:p>45</text:p>
          </table:table-cell>
          <table:table-cell table:style-name="ce1" table:formula="of:=VLOOKUP([.$C4];listweapon;COLUMN();0)" office:value-type="string" office:string-value="Kakai Pumpkin Smash">
            <text:p>Kakai Pumpkin Smash</text:p>
          </table:table-cell>
          <table:table-cell table:formula="of:=VLOOKUP([.$C4];listweapon;COLUMN();0)" office:value-type="float" office:value="61">
            <text:p>61</text:p>
          </table:table-cell>
          <table:table-cell table:formula="of:=VLOOKUP([.$C4];listweapon;COLUMN();0)" office:value-type="float" office:value="11">
            <text:p>11</text:p>
          </table:table-cell>
          <table:table-cell table:style-name="ce1" table:formula="of:=VLOOKUP([.$C4];listweapon;COLUMN();0)" office:value-type="float" office:value="20">
            <text:p>20</text:p>
          </table:table-cell>
          <table:table-cell table:style-name="ce1" table:formula="of:=VLOOKUP([.$C4];listweapon;COLUMN();0)" office:value-type="float" office:value="2">
            <text:p>2</text:p>
          </table:table-cell>
          <table:table-cell table:style-name="ce1" table:formula="of:=VLOOKUP([.$C4];listweapon;COLUMN();0)" office:value-type="float" office:value="8">
            <text:p>8</text:p>
          </table:table-cell>
          <table:table-cell table:style-name="ce1" table:formula="of:=VLOOKUP([.$C4];listweapon;COLUMN();0)" office:value-type="string" office:string-value="35g">
            <text:p>35g</text:p>
          </table:table-cell>
          <table:table-cell/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formula="of:=IF([.M5]=&quot;&quot;;&quot;&quot;;[.C5])">
            <text:p/>
          </table:table-cell>
          <table:table-cell table:style-name="ce1" table:formula="of:=VLOOKUP([.$C5];listweapon;COLUMN();0)" office:value-type="string" office:string-value="Marketplace">
            <text:p>Marketplace</text:p>
          </table:table-cell>
          <table:table-cell office:value-type="string">
            <text:p>Armor Upper</text:p>
          </table:table-cell>
          <table:table-cell table:formula="of:=level" office:value-type="float" office:value="45">
            <text:p>45</text:p>
          </table:table-cell>
          <table:table-cell table:style-name="ce1" table:formula="of:=VLOOKUP([.$C5];listweapon;COLUMN();0)" office:value-type="string" office:string-value="Aramid-R Vest">
            <text:p>Aramid-R Vest</text:p>
          </table:table-cell>
          <table:table-cell table:formula="of:=VLOOKUP([.$C5];listweapon;COLUMN();0)" office:value-type="float" office:value="21">
            <text:p>21</text:p>
          </table:table-cell>
          <table:table-cell table:formula="of:=VLOOKUP([.$C5];listweapon;COLUMN();0)" office:value-type="float" office:value="62">
            <text:p>62</text:p>
          </table:table-cell>
          <table:table-cell table:style-name="ce1" table:formula="of:=VLOOKUP([.$C5];listweapon;COLUMN();0)" office:value-type="float" office:value="11">
            <text:p>11</text:p>
          </table:table-cell>
          <table:table-cell table:style-name="ce1" table:formula="of:=VLOOKUP([.$C5];listweapon;COLUMN();0)" office:value-type="float" office:value="3">
            <text:p>3</text:p>
          </table:table-cell>
          <table:table-cell table:style-name="ce1" table:formula="of:=VLOOKUP([.$C5];listweapon;COLUMN();0)" office:value-type="float" office:value="13">
            <text:p>13</text:p>
          </table:table-cell>
          <table:table-cell table:style-name="ce1" table:formula="of:=VLOOKUP([.$C5];listweapon;COLUMN();0)" office:value-type="float" office:value="22800">
            <text:p>22.800</text:p>
          </table:table-cell>
          <table:table-cell/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formula="of:=IF([.M6]=&quot;&quot;;&quot;&quot;;[.C6])">
            <text:p/>
          </table:table-cell>
          <table:table-cell table:style-name="ce1" table:formula="of:=VLOOKUP([.$C6];listweapon;COLUMN();0)" office:value-type="string" office:string-value="Marketplace">
            <text:p>Marketplace</text:p>
          </table:table-cell>
          <table:table-cell office:value-type="string">
            <text:p>Armor Lower</text:p>
          </table:table-cell>
          <table:table-cell table:formula="of:=level" office:value-type="float" office:value="45">
            <text:p>45</text:p>
          </table:table-cell>
          <table:table-cell table:style-name="ce1" table:formula="of:=VLOOKUP([.$C6];listweapon;COLUMN();0)" office:value-type="string" office:string-value="Army Boots">
            <text:p>Army Boots</text:p>
          </table:table-cell>
          <table:table-cell table:formula="of:=VLOOKUP([.$C6];listweapon;COLUMN();0)" office:value-type="float" office:value="14">
            <text:p>14</text:p>
          </table:table-cell>
          <table:table-cell table:formula="of:=VLOOKUP([.$C6];listweapon;COLUMN();0)" office:value-type="float" office:value="55">
            <text:p>55</text:p>
          </table:table-cell>
          <table:table-cell table:style-name="ce1" table:formula="of:=VLOOKUP([.$C6];listweapon;COLUMN();0)" office:value-type="float" office:value="15">
            <text:p>15</text:p>
          </table:table-cell>
          <table:table-cell table:style-name="ce1" table:formula="of:=VLOOKUP([.$C6];listweapon;COLUMN();0)" office:value-type="float" office:value="4">
            <text:p>4</text:p>
          </table:table-cell>
          <table:table-cell table:style-name="ce1" table:formula="of:=VLOOKUP([.$C6];listweapon;COLUMN();0)" office:value-type="float" office:value="7">
            <text:p>7</text:p>
          </table:table-cell>
          <table:table-cell table:style-name="ce1" table:formula="of:=VLOOKUP([.$C6];listweapon;COLUMN();0)" office:value-type="float" office:value="19500">
            <text:p>19.500</text:p>
          </table:table-cell>
          <table:table-cell/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formula="of:=IF([.M7]=&quot;&quot;;&quot;&quot;;[.C7])">
            <text:p/>
          </table:table-cell>
          <table:table-cell table:style-name="ce1" table:formula="of:=VLOOKUP([.$C7];listweapon;COLUMN();0)" office:value-type="string" office:string-value="Dead End">
            <text:p>Dead End</text:p>
          </table:table-cell>
          <table:table-cell office:value-type="string">
            <text:p>Armor Head</text:p>
          </table:table-cell>
          <table:table-cell table:formula="of:=level" office:value-type="float" office:value="45">
            <text:p>45</text:p>
          </table:table-cell>
          <table:table-cell table:style-name="ce1" table:formula="of:=VLOOKUP([.$C7];listweapon;COLUMN();0)" office:value-type="string" office:string-value="Unholy Hockey Mask">
            <text:p>Unholy Hockey Mask</text:p>
          </table:table-cell>
          <table:table-cell table:formula="of:=VLOOKUP([.$C7];listweapon;COLUMN();0)" office:value-type="float" office:value="21">
            <text:p>21</text:p>
          </table:table-cell>
          <table:table-cell table:formula="of:=VLOOKUP([.$C7];listweapon;COLUMN();0)" office:value-type="float" office:value="72">
            <text:p>72</text:p>
          </table:table-cell>
          <table:table-cell table:style-name="ce1" table:formula="of:=VLOOKUP([.$C7];listweapon;COLUMN();0)" office:value-type="float" office:value="19">
            <text:p>19</text:p>
          </table:table-cell>
          <table:table-cell table:style-name="ce1" table:formula="of:=VLOOKUP([.$C7];listweapon;COLUMN();0)" office:value-type="float" office:value="6">
            <text:p>6</text:p>
          </table:table-cell>
          <table:table-cell table:style-name="ce1" table:formula="of:=VLOOKUP([.$C7];listweapon;COLUMN();0)" office:value-type="float" office:value="13">
            <text:p>13</text:p>
          </table:table-cell>
          <table:table-cell table:style-name="ce1" table:formula="of:=VLOOKUP([.$C7];listweapon;COLUMN();0)" office:value-type="string" office:string-value="8g">
            <text:p>8g</text:p>
          </table:table-cell>
          <table:table-cell/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formula="of:=IF([.M8]=&quot;&quot;;&quot;&quot;;[.C8])">
            <text:p/>
          </table:table-cell>
          <table:table-cell table:style-name="ce1" table:formula="of:=VLOOKUP([.$C8];listweapon;COLUMN();0)" office:value-type="string" office:string-value="Marketplace">
            <text:p>Marketplace</text:p>
          </table:table-cell>
          <table:table-cell office:value-type="string">
            <text:p>Vehicle Ground</text:p>
          </table:table-cell>
          <table:table-cell table:formula="of:=level" office:value-type="float" office:value="45">
            <text:p>45</text:p>
          </table:table-cell>
          <table:table-cell table:style-name="ce1" table:formula="of:=VLOOKUP([.$C8];listweapon;COLUMN();0)" office:value-type="string" office:string-value="Ricol XXL">
            <text:p>Ricol XXL</text:p>
          </table:table-cell>
          <table:table-cell table:formula="of:=VLOOKUP([.$C8];listweapon;COLUMN();0)" office:value-type="float" office:value="67">
            <text:p>67</text:p>
          </table:table-cell>
          <table:table-cell table:formula="of:=VLOOKUP([.$C8];listweapon;COLUMN();0)" office:value-type="float" office:value="55">
            <text:p>55</text:p>
          </table:table-cell>
          <table:table-cell table:style-name="ce1" table:formula="of:=VLOOKUP([.$C8];listweapon;COLUMN();0)" office:value-type="float" office:value="13">
            <text:p>13</text:p>
          </table:table-cell>
          <table:table-cell table:style-name="ce1" table:formula="of:=VLOOKUP([.$C8];listweapon;COLUMN();0)" office:value-type="float" office:value="11">
            <text:p>11</text:p>
          </table:table-cell>
          <table:table-cell table:style-name="ce1" table:formula="of:=VLOOKUP([.$C8];listweapon;COLUMN();0)" office:value-type="float" office:value="9">
            <text:p>9</text:p>
          </table:table-cell>
          <table:table-cell table:style-name="ce1" table:formula="of:=VLOOKUP([.$C8];listweapon;COLUMN();0)" office:value-type="float" office:value="42050">
            <text:p>42.050</text:p>
          </table:table-cell>
          <table:table-cell/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formula="of:=IF([.M9]=&quot;&quot;;&quot;&quot;;[.C9])">
            <text:p/>
          </table:table-cell>
          <table:table-cell table:style-name="ce1" table:formula="of:=VLOOKUP([.$C9];listweapon;COLUMN();0)" office:value-type="string" office:string-value="Badlands">
            <text:p>Badlands</text:p>
          </table:table-cell>
          <table:table-cell office:value-type="string">
            <text:p>Vehicle Water</text:p>
          </table:table-cell>
          <table:table-cell table:formula="of:=level" office:value-type="float" office:value="45">
            <text:p>45</text:p>
          </table:table-cell>
          <table:table-cell table:style-name="ce1" table:formula="of:=VLOOKUP([.$C9];listweapon;COLUMN();0)" office:value-type="string" office:string-value="River Paddle Boat">
            <text:p>River Paddle Boat</text:p>
          </table:table-cell>
          <table:table-cell table:formula="of:=VLOOKUP([.$C9];listweapon;COLUMN();0)" office:value-type="float" office:value="57">
            <text:p>57</text:p>
          </table:table-cell>
          <table:table-cell table:formula="of:=VLOOKUP([.$C9];listweapon;COLUMN();0)" office:value-type="float" office:value="69">
            <text:p>69</text:p>
          </table:table-cell>
          <table:table-cell table:style-name="ce1" table:formula="of:=VLOOKUP([.$C9];listweapon;COLUMN();0)" office:value-type="float" office:value="6">
            <text:p>6</text:p>
          </table:table-cell>
          <table:table-cell table:style-name="ce1" table:formula="of:=VLOOKUP([.$C9];listweapon;COLUMN();0)" office:value-type="float" office:value="11">
            <text:p>11</text:p>
          </table:table-cell>
          <table:table-cell table:style-name="ce1" table:formula="of:=VLOOKUP([.$C9];listweapon;COLUMN();0)" office:value-type="float" office:value="17">
            <text:p>17</text:p>
          </table:table-cell>
          <table:table-cell table:style-name="ce1" table:formula="of:=VLOOKUP([.$C9];listweapon;COLUMN();0)" office:value-type="float" office:value="29250">
            <text:p>29.250</text:p>
          </table:table-cell>
          <table:table-cell/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formula="of:=IF([.M10]=&quot;&quot;;&quot;&quot;;[.C10])">
            <text:p/>
          </table:table-cell>
          <table:table-cell table:style-name="ce1" table:formula="of:=VLOOKUP([.$C10];listweapon;COLUMN();0)" office:value-type="string" office:string-value="Bone Yard">
            <text:p>Bone Yard</text:p>
          </table:table-cell>
          <table:table-cell office:value-type="string">
            <text:p>Vehicle Air</text:p>
          </table:table-cell>
          <table:table-cell table:formula="of:=level" office:value-type="float" office:value="45">
            <text:p>45</text:p>
          </table:table-cell>
          <table:table-cell table:style-name="ce1" table:formula="of:=VLOOKUP([.$C10];listweapon;COLUMN();0)" office:value-type="string" office:string-value="Venom Jet Pack">
            <text:p>Venom Jet Pack</text:p>
          </table:table-cell>
          <table:table-cell table:formula="of:=VLOOKUP([.$C10];listweapon;COLUMN();0)" office:value-type="float" office:value="67">
            <text:p>67</text:p>
          </table:table-cell>
          <table:table-cell table:formula="of:=VLOOKUP([.$C10];listweapon;COLUMN();0)" office:value-type="float" office:value="36">
            <text:p>36</text:p>
          </table:table-cell>
          <table:table-cell table:style-name="ce1" table:formula="of:=VLOOKUP([.$C10];listweapon;COLUMN();0)" office:value-type="float" office:value="15">
            <text:p>15</text:p>
          </table:table-cell>
          <table:table-cell table:style-name="ce1" table:formula="of:=VLOOKUP([.$C10];listweapon;COLUMN();0)" office:value-type="float" office:value="16">
            <text:p>16</text:p>
          </table:table-cell>
          <table:table-cell table:style-name="ce1" table:formula="of:=VLOOKUP([.$C10];listweapon;COLUMN();0)" office:value-type="float" office:value="0">
            <text:p>0</text:p>
          </table:table-cell>
          <table:table-cell table:style-name="ce1" table:formula="of:=VLOOKUP([.$C10];listweapon;COLUMN();0)" office:value-type="float" office:value="24750">
            <text:p>24.750</text:p>
          </table:table-cell>
          <table:table-cell/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3"/>
          <table:table-cell table:formula="of:=SUM([.F2:.F10])" office:value-type="float" office:value="417">
            <text:p>417</text:p>
          </table:table-cell>
          <table:table-cell table:formula="of:=SUM([.G2:.G10])" office:value-type="float" office:value="412">
            <text:p>412</text:p>
          </table:table-cell>
          <table:table-cell table:style-name="ce5" table:formula="of:=SUM([.H2:.H10])" office:value-type="float" office:value="128">
            <text:p>128</text:p>
          </table:table-cell>
          <table:table-cell table:style-name="ce5" table:formula="of:=SUM([.I2:.I10])" office:value-type="float" office:value="82">
            <text:p>82</text:p>
          </table:table-cell>
          <table:table-cell table:style-name="ce5" table:formula="of:=SUM([.J2:.J10])" office:value-type="float" office:value="79">
            <text:p>79</text:p>
          </table:table-cell>
          <table:table-cell/>
          <table:table-cell table:style-name="ce5" table:number-columns-repeated="2"/>
          <table:table-cell office:value-type="string">
            <text:p>-</text:p>
          </table:table-cell>
          <table:table-cell table:style-name="ce6"/>
          <table:table-cell table:style-name="ce5" table:number-columns-repeated="1008"/>
        </table:table-row>
        <table:table-row table:style-name="ro1">
          <table:table-cell/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5"/>
          <table:table-cell table:style-name="ce4" office:value-type="string">
            <text:p>Slingshot Mark 7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style-name="ce5" table:number-columns-repeated="3"/>
          <table:table-cell office:value-type="string">
            <text:p>22g</text:p>
          </table:table-cell>
          <table:table-cell table:style-name="ce5" table:number-columns-repeated="3"/>
          <table:table-cell table:style-name="ce6"/>
          <table:table-cell table:style-name="ce5" table:number-columns-repeated="1008"/>
        </table:table-row>
        <table:table-row table:style-name="ro1">
          <table:table-cell/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5"/>
          <table:table-cell table:style-name="ce4" office:value-type="string">
            <text:p>Ash Stake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style-name="ce5" table:number-columns-repeated="3"/>
          <table:table-cell office:value-type="float" office:value="13800">
            <text:p>13.800</text:p>
          </table:table-cell>
          <table:table-cell table:style-name="ce5" table:number-columns-repeated="3"/>
          <table:table-cell table:style-name="ce6"/>
          <table:table-cell table:style-name="ce5" table:number-columns-repeated="1008"/>
        </table:table-row>
        <table:table-row table:style-name="ro1">
          <table:table-cell table:formula="of:=IF([.M14]=&quot;&quot;;&quot;&quot;;[.C14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4"/>
          <table:table-cell table:style-name="ce4" office:value-type="string">
            <text:p>Slingshot Mark 13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style-name="ce4" table:number-columns-repeated="3"/>
          <table:table-cell table:style-name="ce4" office:value-type="string">
            <text:p>40g</text:p>
          </table:table-cell>
          <table:table-cell table:style-name="ce5"/>
          <table:table-cell table:style-name="ce5"/>
          <table:table-cell table:style-name="ce5"/>
          <table:table-cell table:style-name="ce6"/>
          <table:table-cell table:style-name="ce5" table:number-columns-repeated="1008"/>
        </table:table-row>
        <table:table-row table:style-name="ro1">
          <table:table-cell table:formula="of:=IF([.M15]=&quot;&quot;;&quot;&quot;;[.C15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4"/>
          <table:table-cell table:style-name="ce4" office:value-type="string">
            <text:p>Oak Stake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6600">
            <text:p>26.600</text:p>
          </table:table-cell>
          <table:table-cell table:style-name="ce5"/>
          <table:table-cell table:style-name="ce5"/>
          <table:table-cell table:style-name="ce5"/>
          <table:table-cell table:style-name="ce6"/>
          <table:table-cell table:style-name="ce5" table:number-columns-repeated="1008"/>
        </table:table-row>
        <table:table-row table:style-name="ro1">
          <table:table-cell/>
          <table:table-cell office:value-type="string">
            <text:p>Halloween</text:p>
          </table:table-cell>
          <table:table-cell office:value-type="string">
            <text:p>Weapon Heavy</text:p>
          </table:table-cell>
          <table:table-cell table:style-name="ce4"/>
          <table:table-cell table:style-name="ce4" office:value-type="string">
            <text:p>Scary Axe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style-name="ce4" table:number-columns-repeated="3"/>
          <table:table-cell table:style-name="ce4" office:value-type="string">
            <text:p>22g</text:p>
          </table:table-cell>
          <table:table-cell table:style-name="ce5" table:number-columns-repeated="3"/>
          <table:table-cell table:style-name="ce6"/>
          <table:table-cell table:style-name="ce5" table:number-columns-repeated="1008"/>
        </table:table-row>
        <table:table-row table:style-name="ro1">
          <table:table-cell table:formula="of:=IF([.M17]=&quot;&quot;;&quot;&quot;;[.C17])">
            <text:p/>
          </table:table-cell>
          <table:table-cell office:value-type="string">
            <text:p>Halloween</text:p>
          </table:table-cell>
          <table:table-cell office:value-type="string">
            <text:p>Weapon Heavy</text:p>
          </table:table-cell>
          <table:table-cell table:style-name="ce4"/>
          <table:table-cell table:style-name="ce4" office:value-type="string">
            <text:p>Titanium Axe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table:style-name="ce4" table:number-columns-repeated="3"/>
          <table:table-cell table:style-name="ce4" office:value-type="string">
            <text:p>40g</text:p>
          </table:table-cell>
          <table:table-cell table:style-name="ce5"/>
          <table:table-cell table:style-name="ce5"/>
          <table:table-cell table:style-name="ce5"/>
          <table:table-cell table:style-name="ce6"/>
          <table:table-cell table:style-name="ce5" table:number-columns-repeated="1008"/>
        </table:table-row>
        <table:table-row table:style-name="ro1">
          <table:table-cell/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 table:style-name="ce4"/>
          <table:table-cell office:value-type="string">
            <text:p>Organic Pumpkin Bomb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style-name="ce4" table:number-columns-repeated="3"/>
          <table:table-cell table:style-name="ce4" office:value-type="string">
            <text:p>20g</text:p>
          </table:table-cell>
          <table:table-cell table:style-name="ce5" table:number-columns-repeated="3"/>
          <table:table-cell table:style-name="ce6"/>
          <table:table-cell table:style-name="ce5" table:number-columns-repeated="1008"/>
        </table:table-row>
        <table:table-row table:style-name="ro1">
          <table:table-cell table:formula="of:=IF([.M19]=&quot;&quot;;&quot;&quot;;[.C19])" office:value-type="string" office:string-value="Weapon Special">
            <text:p>Weapon Special</text:p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/>
          <table:table-cell office:value-type="string">
            <text:p>Kakai Pumpkin Smash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35g</text:p>
          </table:table-cell>
          <table:table-cell/>
          <table:table-cell office:value-type="string">
            <text:p>x</text:p>
          </table:table-cell>
          <table:table-cell table:style-name="ce9"/>
          <table:table-cell table:number-columns-repeated="1009"/>
        </table:table-row>
        <table:table-row table:style-name="ro1">
          <table:table-cell table:formula="of:=IF([.M20]=&quot;&quot;;&quot;&quot;;[.C20])">
            <text:p/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/>
          <table:table-cell office:value-type="string">
            <text:p>Kakai Pumpkin Blast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40g</text:p>
          </table:table-cell>
          <table:table-cell/>
          <table:table-cell/>
          <table:table-cell table:style-name="ce9"/>
          <table:table-cell table:number-columns-repeated="1009"/>
        </table:table-row>
        <table:table-row table:style-name="ro1">
          <table:table-cell table:formula="of:=IF([.M21]=&quot;&quot;;&quot;&quot;;[.C21])">
            <text:p/>
          </table:table-cell>
          <table:table-cell office:value-type="string">
            <text:p>Halloween</text:p>
          </table:table-cell>
          <table:table-cell office:value-type="string">
            <text:p>Armor Upper</text:p>
          </table:table-cell>
          <table:table-cell/>
          <table:table-cell office:value-type="string">
            <text:p>Dullahan's Breast Plat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7600">
            <text:p>7.600</text:p>
          </table:table-cell>
          <table:table-cell/>
          <table:table-cell/>
          <table:table-cell table:style-name="ce9"/>
          <table:table-cell table:number-columns-repeated="1009"/>
        </table:table-row>
        <table:table-row table:style-name="ro1">
          <table:table-cell table:formula="of:=IF([.M22]=&quot;&quot;;&quot;&quot;;[.C22])">
            <text:p/>
          </table:table-cell>
          <table:table-cell office:value-type="string">
            <text:p>Halloween</text:p>
          </table:table-cell>
          <table:table-cell office:value-type="string">
            <text:p>Armor Upper</text:p>
          </table:table-cell>
          <table:table-cell/>
          <table:table-cell office:value-type="string">
            <text:p>Voodoo Vest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25g</text:p>
          </table:table-cell>
          <table:table-cell/>
          <table:table-cell/>
          <table:table-cell table:style-name="ce9"/>
          <table:table-cell table:number-columns-repeated="1009"/>
        </table:table-row>
        <table:table-row table:style-name="ro1">
          <table:table-cell table:formula="of:=IF([.M23]=&quot;&quot;;&quot;&quot;;[.C23])">
            <text:p/>
          </table:table-cell>
          <table:table-cell office:value-type="string">
            <text:p>Halloween</text:p>
          </table:table-cell>
          <table:table-cell office:value-type="string">
            <text:p>Armor Head</text:p>
          </table:table-cell>
          <table:table-cell office:value-type="float" office:value="36">
            <text:p>36</text:p>
          </table:table-cell>
          <table:table-cell office:value-type="string">
            <text:p>Skull Helmet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9200">
            <text:p>19.200</text:p>
          </table:table-cell>
          <table:table-cell/>
          <table:table-cell/>
          <table:table-cell table:style-name="ce9"/>
          <table:table-cell table:number-columns-repeated="1009"/>
        </table:table-row>
        <table:table-row table:style-name="ro1">
          <table:table-cell table:formula="of:=IF([.M24]=&quot;&quot;;&quot;&quot;;[.C24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/>
          <table:table-cell office:value-type="string">
            <text:p>Konrad Tiger Knif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5500">
            <text:p>5.500</text:p>
          </table:table-cell>
          <table:table-cell/>
          <table:table-cell table:style-name="ce2"/>
          <table:table-cell/>
          <table:table-cell table:style-name="ce6"/>
          <table:table-cell table:style-name="ce5" table:number-columns-repeated="1008"/>
        </table:table-row>
        <table:table-row table:style-name="ro1">
          <table:table-cell table:formula="of:=IF([.M25]=&quot;&quot;;&quot;&quot;;[.C25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/>
          <table:table-cell office:value-type="string">
            <text:p>Ice Queen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200">
            <text:p>8.200</text:p>
          </table:table-cell>
          <table:table-cell/>
          <table:table-cell table:style-name="ce2"/>
          <table:table-cell table:number-columns-repeated="1010"/>
        </table:table-row>
        <table:table-row table:style-name="ro1">
          <table:table-cell table:formula="of:=IF([.M26]=&quot;&quot;;&quot;&quot;;[.C26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21">
            <text:p>21</text:p>
          </table:table-cell>
          <table:table-cell office:value-type="string">
            <text:p>Polymer Gun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200">
            <text:p>10.200</text:p>
          </table:table-cell>
          <table:table-cell/>
          <table:table-cell table:style-name="ce2"/>
          <table:table-cell table:number-columns-repeated="1010"/>
        </table:table-row>
        <table:table-row table:style-name="ro1">
          <table:table-cell table:formula="of:=IF([.M27]=&quot;&quot;;&quot;&quot;;[.C27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31">
            <text:p>31</text:p>
          </table:table-cell>
          <table:table-cell office:value-type="string">
            <text:p>SMG Micro .35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28]=&quot;&quot;;&quot;&quot;;[.C28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string">
            <text:p>&gt;&gt;31</text:p>
          </table:table-cell>
          <table:table-cell office:value-type="string">
            <text:p>SMG Compact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0000">
            <text:p>30.0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9]=&quot;&quot;;&quot;&quot;;[.C29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string">
            <text:p>&gt;&gt;50</text:p>
          </table:table-cell>
          <table:table-cell office:value-type="string">
            <text:p>SMG Micro Supressed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30]=&quot;&quot;;&quot;&quot;;[.C30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45">
            <text:p>45</text:p>
          </table:table-cell>
          <table:table-cell office:value-type="string">
            <text:p>B/X SMG Elite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50g</text:p>
          </table:table-cell>
          <table:table-cell/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31]=&quot;&quot;;&quot;&quot;;[.C31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26">
            <text:p>26</text:p>
          </table:table-cell>
          <table:table-cell office:value-type="string">
            <text:p>5.56mm Holographic Sight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500">
            <text:p>19.5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32]=&quot;&quot;;&quot;&quot;;[.C32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30">
            <text:p>30</text:p>
          </table:table-cell>
          <table:table-cell office:value-type="string">
            <text:p>G40 AR <text:s text:c="5"/>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>
            <text:p><text:s text:c="8"/></text:p>
          </table:table-cell>
          <table:table-cell table:number-columns-repeated="2"/>
          <table:table-cell office:value-type="float" office:value="21000">
            <text:p>21.0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33]=&quot;&quot;;&quot;&quot;;[.C33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34">
            <text:p>34</text:p>
          </table:table-cell>
          <table:table-cell office:value-type="string">
            <text:p>Konrad 7.62X39 Hawk Rifle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4100">
            <text:p>24.1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34]=&quot;&quot;;&quot;&quot;;[.C34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string">
            <text:p>&gt;&gt;35</text:p>
          </table:table-cell>
          <table:table-cell office:value-type="string">
            <text:p>Konrad .50 IS Boa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8500">
            <text:p>28.5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35]=&quot;&quot;;&quot;&quot;;[.C35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42">
            <text:p>42</text:p>
          </table:table-cell>
          <table:table-cell office:value-type="string">
            <text:p>Konrad Bullpup DMR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9300">
            <text:p>29.3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36]=&quot;&quot;;&quot;&quot;;[.C36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46">
            <text:p>46</text:p>
          </table:table-cell>
          <table:table-cell office:value-type="string">
            <text:p>Full Moon Blow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37]=&quot;&quot;;&quot;&quot;;[.C37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47">
            <text:p>47</text:p>
          </table:table-cell>
          <table:table-cell office:value-type="string">
            <text:p>Assault Rifle with Bayonette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number-columns-repeated="5"/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38]=&quot;&quot;;&quot;&quot;;[.C38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string">
            <text:p>&gt;&gt;50</text:p>
          </table:table-cell>
          <table:table-cell office:value-type="string">
            <text:p>B/X Full-Auto D-30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table:number-columns-repeated="5"/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39]=&quot;&quot;;&quot;&quot;;[.C39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string">
            <text:p>&gt;&gt;50</text:p>
          </table:table-cell>
          <table:table-cell office:value-type="string">
            <text:p>Big Bear X39 .600 Nito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table:number-columns-repeated="5"/>
          <table:table-cell/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40]=&quot;&quot;;&quot;&quot;;[.C40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/>
          <table:table-cell office:value-type="string">
            <text:p>Konrad 40 MM 12xGL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5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41]=&quot;&quot;;&quot;&quot;;[.C41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/>
          <table:table-cell office:value-type="string">
            <text:p>Explosive – Tipped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25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42]=&quot;&quot;;&quot;&quot;;[.C42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/>
          <table:table-cell office:value-type="string">
            <text:p>GL 40 MM Automatic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5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43]=&quot;&quot;;&quot;&quot;;[.C43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23">
            <text:p>23</text:p>
          </table:table-cell>
          <table:table-cell office:value-type="string">
            <text:p>BAMFG–3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28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44]=&quot;&quot;;&quot;&quot;;[.C44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28">
            <text:p>28</text:p>
          </table:table-cell>
          <table:table-cell office:value-type="string">
            <text:p>HYUN Flamethrower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30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45]=&quot;&quot;;&quot;&quot;;[.C45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29">
            <text:p>29</text:p>
          </table:table-cell>
          <table:table-cell office:value-type="string">
            <text:p>HB 556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2500">
            <text:p>22.5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46]=&quot;&quot;;&quot;&quot;;[.C46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31">
            <text:p>31</text:p>
          </table:table-cell>
          <table:table-cell office:value-type="string">
            <text:p>Konrad 50mm 12XGL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32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47]=&quot;&quot;;&quot;&quot;;[.C47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32">
            <text:p>32</text:p>
          </table:table-cell>
          <table:table-cell office:value-type="string">
            <text:p>BAMFG-40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250">
            <text:p>25.25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48]=&quot;&quot;;&quot;&quot;;[.C48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35</text:p>
          </table:table-cell>
          <table:table-cell office:value-type="string">
            <text:p>HB 762X39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9500">
            <text:p>29.5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49]=&quot;&quot;;&quot;&quot;;[.C49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41">
            <text:p>41</text:p>
          </table:table-cell>
          <table:table-cell office:value-type="string">
            <text:p>LIU Flamethower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3200">
            <text:p>33.2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50]=&quot;&quot;;&quot;&quot;;[.C50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46">
            <text:p>46</text:p>
          </table:table-cell>
          <table:table-cell office:value-type="string">
            <text:p>HB 792X51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/>
          <table:table-cell table:number-columns-repeated="1010"/>
        </table:table-row>
        <table:table-row table:style-name="ro1">
          <table:table-cell table:formula="of:=IF([.M51]=&quot;&quot;;&quot;&quot;;[.C51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BAMFG-50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1010"/>
        </table:table-row>
        <table:table-row table:style-name="ro1">
          <table:table-cell table:formula="of:=IF([.M52]=&quot;&quot;;&quot;&quot;;[.C52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Alpha Claw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  <table:table-cell/>
          <table:table-cell table:number-columns-repeated="1010"/>
        </table:table-row>
        <table:table-row table:style-name="ro1">
          <table:table-cell table:formula="of:=IF([.M53]=&quot;&quot;;&quot;&quot;;[.C53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40MM Auto GL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1010"/>
        </table:table-row>
        <table:table-row table:style-name="ro1">
          <table:table-cell table:formula="of:=IF([.M54]=&quot;&quot;;&quot;&quot;;[.C54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Konrad 50mm 12XGL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/>
          <table:table-cell table:number-columns-repeated="1010"/>
        </table:table-row>
        <table:table-row table:style-name="ro1">
          <table:table-cell table:formula="of:=IF([.M55]=&quot;&quot;;&quot;&quot;;[.C55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Konrad Holographic LMG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table:number-columns-repeated="2"/>
          <table:table-cell/>
          <table:table-cell table:style-name="ce2"/>
          <table:table-cell table:style-name="ce9"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56]=&quot;&quot;;&quot;&quot;;[.C56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Alpha Claw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100g</text:p>
          </table:table-cell>
          <table:table-cell/>
          <table:table-cell/>
          <table:table-cell table:style-name="ce2"/>
          <table:table-cell table:style-name="ce9" office:value-type="string">
            <text:p>purple</text:p>
          </table:table-cell>
          <table:table-cell table:number-columns-repeated="1008"/>
        </table:table-row>
        <table:table-row table:style-name="ro1">
          <table:table-cell table:formula="of:=IF([.M57]=&quot;&quot;;&quot;&quot;;[.C57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++</text:p>
          </table:table-cell>
          <table:table-cell table:number-columns-repeated="8"/>
          <table:table-cell/>
          <table:table-cell table:number-columns-repeated="1010"/>
        </table:table-row>
        <table:table-row table:style-name="ro1">
          <table:table-cell table:formula="of:=IF([.M58]=&quot;&quot;;&quot;&quot;;[.C58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string">
            <text:p>++</text:p>
          </table:table-cell>
          <table:table-cell table:number-columns-repeated="8"/>
          <table:table-cell/>
          <table:table-cell table:number-columns-repeated="1010"/>
        </table:table-row>
        <table:table-row table:style-name="ro1">
          <table:table-cell table:formula="of:=IF([.M59]=&quot;&quot;;&quot;&quot;;[.C59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Arctic Shell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60]=&quot;&quot;;&quot;&quot;;[.C60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Layered Polymer Vest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600">
            <text:p>8.6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61]=&quot;&quot;;&quot;&quot;;[.C61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31">
            <text:p>31</text:p>
          </table:table-cell>
          <table:table-cell office:value-type="string">
            <text:p>Full Shield 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650">
            <text:p>17.65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62]=&quot;&quot;;&quot;&quot;;[.C62])" office:value-type="string" office:string-value="Armor Upper">
            <text:p>Armor Upper</text:p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43">
            <text:p>43</text:p>
          </table:table-cell>
          <table:table-cell office:value-type="string">
            <text:p>Aramid-R Vest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2800">
            <text:p>22.80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63]=&quot;&quot;;&quot;&quot;;[.C63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string">
            <text:p>&gt;&gt;50</text:p>
          </table:table-cell>
          <table:table-cell office:value-type="string">
            <text:p>Metal Plate Vest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/>
          <table:table-cell/>
          <table:table-cell office:value-type="string">
            <text:p>*</text:p>
          </table:table-cell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64]=&quot;&quot;;&quot;&quot;;[.C64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string">
            <text:p>&gt;&gt;50</text:p>
          </table:table-cell>
          <table:table-cell office:value-type="string">
            <text:p>Special Ops Jacket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table:number-columns-repeated="5"/>
          <table:table-cell/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65]=&quot;&quot;;&quot;&quot;;[.C65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++</text:p>
          </table:table-cell>
          <table:table-cell table:number-columns-repeated="8"/>
          <table:table-cell/>
          <table:table-cell table:number-columns-repeated="1010"/>
        </table:table-row>
        <table:table-row table:style-name="ro1">
          <table:table-cell table:formula="of:=IF([.M66]=&quot;&quot;;&quot;&quot;;[.C66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/>
          <table:table-cell office:value-type="string">
            <text:p>Catcher Guard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00">
            <text:p>8.0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67]=&quot;&quot;;&quot;&quot;;[.C67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23">
            <text:p>23</text:p>
          </table:table-cell>
          <table:table-cell office:value-type="string">
            <text:p>Padded Shorts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<text:s text:c="8"/></text:p>
          </table:table-cell>
          <table:table-cell table:number-columns-repeated="2"/>
          <table:table-cell office:value-type="float" office:value="10550">
            <text:p>10.55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68]=&quot;&quot;;&quot;&quot;;[.C68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27">
            <text:p>27</text:p>
          </table:table-cell>
          <table:table-cell office:value-type="string">
            <text:p>Knee Pads <text:s text:c="2"/>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200">
            <text:p>14.2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69]=&quot;&quot;;&quot;&quot;;[.C69])" office:value-type="string" office:string-value="Armor Lower">
            <text:p>Armor Lower</text:p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39">
            <text:p>39</text:p>
          </table:table-cell>
          <table:table-cell office:value-type="string">
            <text:p>Army Boots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500">
            <text:p>19.500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formula="of:=IF([.M70]=&quot;&quot;;&quot;&quot;;[.C70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48">
            <text:p>48</text:p>
          </table:table-cell>
          <table:table-cell office:value-type="string">
            <text:p>Konrad Venom Boots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table:number-columns-repeated="5"/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71]=&quot;&quot;;&quot;&quot;;[.C71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48</text:p>
          </table:table-cell>
          <table:table-cell office:value-type="string">
            <text:p>Aramid-R Pants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/>
          <table:table-cell office:value-type="string">
            <text:p>Amateur Skate Helmet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10800">
            <text:p>10.8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24">
            <text:p>24</text:p>
          </table:table-cell>
          <table:table-cell office:value-type="string">
            <text:p>Baseball Helmet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25g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25">
            <text:p>25</text:p>
          </table:table-cell>
          <table:table-cell office:value-type="string">
            <text:p>Welding Helmet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25g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26">
            <text:p>26</text:p>
          </table:table-cell>
          <table:table-cell office:value-type="string">
            <text:p>Tactical Goggles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float" office:value="13800">
            <text:p>13.8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33">
            <text:p>33</text:p>
          </table:table-cell>
          <table:table-cell office:value-type="string">
            <text:p>Lined Welding Helmet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float" office:value="19200">
            <text:p>19.200</text:p>
          </table:table-cell>
          <table:table-cell table:number-columns-repeated="1012"/>
        </table:table-row>
        <table:table-row table:style-name="ro1">
          <table:table-cell table:formula="of:=IF([.M77]=&quot;&quot;;&quot;&quot;;[.C77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25</text:p>
          </table:table-cell>
          <table:table-cell office:value-type="string">
            <text:p>Reinforced Beret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8650">
            <text:p>18.650</text:p>
          </table:table-cell>
          <table:table-cell/>
          <table:table-cell/>
          <table:table-cell table:number-columns-repeated="1010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25</text:p>
          </table:table-cell>
          <table:table-cell office:value-type="string">
            <text:p>B/X AR Vision Goggles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string">
            <text:p>40g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44">
            <text:p>44</text:p>
          </table:table-cell>
          <table:table-cell office:value-type="string">
            <text:p>Police Helmet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45g</text:p>
          </table:table-cell>
          <table:table-cell table:number-columns-repeated="2"/>
          <table:table-cell office:value-type="string">
            <text:p>*</text:p>
          </table:table-cell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47">
            <text:p>47</text:p>
          </table:table-cell>
          <table:table-cell office:value-type="string">
            <text:p>Gas Mask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7"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47</text:p>
          </table:table-cell>
          <table:table-cell office:value-type="string">
            <text:p>Thermavision Goggles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table:number-columns-repeated="7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47</text:p>
          </table:table-cell>
          <table:table-cell office:value-type="string">
            <text:p>FaceShield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table:number-columns-repeated="7"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83]=&quot;&quot;;&quot;&quot;;[.C83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/>
          <table:table-cell office:value-type="string">
            <text:p>Boulder Truck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9850">
            <text:p>9.85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84]=&quot;&quot;;&quot;&quot;;[.C84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/>
          <table:table-cell office:value-type="string">
            <text:p>Townee G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12450">
            <text:p>12.450</text:p>
          </table:table-cell>
          <table:table-cell/>
          <table:table-cell/>
          <table:table-cell table:style-name="ce2"/>
          <table:table-cell table:number-columns-repeated="1009"/>
        </table:table-row>
        <table:table-row table:style-name="ro1">
          <table:table-cell table:formula="of:=IF([.M85]=&quot;&quot;;&quot;&quot;;[.C85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46">
            <text:p>46</text:p>
          </table:table-cell>
          <table:table-cell office:value-type="string">
            <text:p>Donkster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table:number-columns-repeated="5"/>
          <table:table-cell/>
          <table:table-cell table:style-name="ce2"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86]=&quot;&quot;;&quot;&quot;;[.C86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50">
            <text:p>50</text:p>
          </table:table-cell>
          <table:table-cell office:value-type="string">
            <text:p>Turret Bugzee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table:number-columns-repeated="5"/>
          <table:table-cell/>
          <table:table-cell table:style-name="ce2"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87]=&quot;&quot;;&quot;&quot;;[.C87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0">
            <text:p>20</text:p>
          </table:table-cell>
          <table:table-cell office:value-type="string">
            <text:p>Ariz 250cc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500">
            <text:p>14.500</text:p>
          </table:table-cell>
          <table:table-cell/>
          <table:table-cell/>
          <table:table-cell table:style-name="ce2"/>
          <table:table-cell table:number-columns-repeated="1009"/>
        </table:table-row>
        <table:table-row table:style-name="ro1">
          <table:table-cell table:formula="of:=IF([.M88]=&quot;&quot;;&quot;&quot;;[.C88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1">
            <text:p>21</text:p>
          </table:table-cell>
          <table:table-cell office:value-type="string">
            <text:p>Patriot Turbo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float" office:value="17850">
            <text:p>17.85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89]=&quot;&quot;;&quot;&quot;;[.C89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4">
            <text:p>24</text:p>
          </table:table-cell>
          <table:table-cell office:value-type="string">
            <text:p>Skate Blade 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float" office:value="21150">
            <text:p>21.15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90]=&quot;&quot;;&quot;&quot;;[.C90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8">
            <text:p>28</text:p>
          </table:table-cell>
          <table:table-cell office:value-type="string">
            <text:p>Maestra XT <text:s text:c="2"/>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float" office:value="27800">
            <text:p>27.8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91]=&quot;&quot;;&quot;&quot;;[.C91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32">
            <text:p>32</text:p>
          </table:table-cell>
          <table:table-cell office:value-type="string">
            <text:p>All Terrain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<text:s text:c="8"/></text:p>
          </table:table-cell>
          <table:table-cell/>
          <table:table-cell office:value-type="float" office:value="31400">
            <text:p>31.4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92]=&quot;&quot;;&quot;&quot;;[.C92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36">
            <text:p>36</text:p>
          </table:table-cell>
          <table:table-cell office:value-type="string">
            <text:p>Transponder F3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float" office:value="34350">
            <text:p>34.35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93]=&quot;&quot;;&quot;&quot;;[.C93])" office:value-type="string" office:string-value="Vehicle Ground">
            <text:p>Vehicle Ground</text:p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44">
            <text:p>44</text:p>
          </table:table-cell>
          <table:table-cell office:value-type="string">
            <text:p>Ricol XXL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2050">
            <text:p>42.050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formula="of:=IF([.M94]=&quot;&quot;;&quot;&quot;;[.C94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56">
            <text:p>56</text:p>
          </table:table-cell>
          <table:table-cell office:value-type="string">
            <text:p>Aerosnow FR-9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95]=&quot;&quot;;&quot;&quot;;[.C95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string">
            <text:p>&gt;&gt;45</text:p>
          </table:table-cell>
          <table:table-cell office:value-type="string">
            <text:p>Blastor Plus E2</text:p>
          </table:table-cell>
          <table:table-cell office:value-type="float" office:value="137">
            <text:p>137</text:p>
          </table:table-cell>
          <table:table-cell office:value-type="float" office:value="91">
            <text:p>91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96]=&quot;&quot;;&quot;&quot;;[.C96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string">
            <text:p>&gt;&gt;45</text:p>
          </table:table-cell>
          <table:table-cell office:value-type="string">
            <text:p>Brightliner V16</text:p>
          </table:table-cell>
          <table:table-cell office:value-type="float" office:value="36">
            <text:p>36</text:p>
          </table:table-cell>
          <table:table-cell office:value-type="float" office:value="203">
            <text:p>203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97]=&quot;&quot;;&quot;&quot;;[.C97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string">
            <text:p>&gt;&gt;45</text:p>
          </table:table-cell>
          <table:table-cell office:value-type="string">
            <text:p>Road Razor Special</text:p>
          </table:table-cell>
          <table:table-cell office:value-type="float" office:value="137">
            <text:p>137</text:p>
          </table:table-cell>
          <table:table-cell office:value-type="float" office:value="101">
            <text:p>101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98]=&quot;&quot;;&quot;&quot;;[.C98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++</text:p>
          </table:table-cell>
          <table:table-cell table:number-columns-repeated="8"/>
          <table:table-cell/>
          <table:table-cell table:number-columns-repeated="1010"/>
        </table:table-row>
        <table:table-row table:style-name="ro1">
          <table:table-cell table:formula="of:=IF([.M99]=&quot;&quot;;&quot;&quot;;[.C99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Tetra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9900">
            <text:p>9.900</text:p>
          </table:table-cell>
          <table:table-cell/>
          <table:table-cell/>
          <table:table-cell table:number-columns-repeated="2"/>
          <table:table-cell office:value-type="string">
            <text:p>25g now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Del Sol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14000">
            <text:p>14.000</text:p>
          </table:table-cell>
          <table:table-cell table:number-columns-repeated="1012"/>
        </table:table-row>
        <table:table-row table:style-name="ro1">
          <table:table-cell table:formula="of:=IF([.M101]=&quot;&quot;;&quot;&quot;;[.C101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Wave Rider Beta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14900">
            <text:p>14.900</text:p>
          </table:table-cell>
          <table:table-cell/>
          <table:table-cell/>
          <table:table-cell table:number-columns-repeated="2"/>
          <table:table-cell office:value-type="string">
            <text:p>18250 now</text:p>
          </table:table-cell>
          <table:table-cell table:number-columns-repeated="1007"/>
        </table:table-row>
        <table:table-row table:style-name="ro1">
          <table:table-cell table:formula="of:=IF([.M102]=&quot;&quot;;&quot;&quot;;[.C102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Cardinal GP 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float" office:value="21000">
            <text:p>21.0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103]=&quot;&quot;;&quot;&quot;;[.C103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28">
            <text:p>28</text:p>
          </table:table-cell>
          <table:table-cell office:value-type="string">
            <text:p>Water Rider Gamma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500">
            <text:p>23.5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104]=&quot;&quot;;&quot;&quot;;[.C104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0">
            <text:p>30</text:p>
          </table:table-cell>
          <table:table-cell office:value-type="string">
            <text:p>Convict <text:s text:c="5"/>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float" office:value="25200">
            <text:p>25.2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105]=&quot;&quot;;&quot;&quot;;[.C105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4">
            <text:p>34</text:p>
          </table:table-cell>
          <table:table-cell office:value-type="string">
            <text:p>Sol del Cielo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4500">
            <text:p>34.500</text:p>
          </table:table-cell>
          <table:table-cell/>
          <table:table-cell table:style-name="ce2"/>
          <table:table-cell table:number-columns-repeated="1010"/>
        </table:table-row>
        <table:table-row table:style-name="ro1">
          <table:table-cell table:formula="of:=IF([.M106]=&quot;&quot;;&quot;&quot;;[.C106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6">
            <text:p>36</text:p>
          </table:table-cell>
          <table:table-cell office:value-type="string">
            <text:p>Wave Rider Delta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string">
            <text:p><text:s text:c="8"/></text:p>
          </table:table-cell>
          <table:table-cell table:number-columns-repeated="2"/>
          <table:table-cell office:value-type="float" office:value="32000">
            <text:p>32.0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107]=&quot;&quot;;&quot;&quot;;[.C107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9">
            <text:p>39</text:p>
          </table:table-cell>
          <table:table-cell office:value-type="string">
            <text:p>Wave Charger Delta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float" office:value="46500">
            <text:p>46.5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108]=&quot;&quot;;&quot;&quot;;[.C108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41">
            <text:p>41</text:p>
          </table:table-cell>
          <table:table-cell office:value-type="string">
            <text:p>Cardinal IP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8450">
            <text:p>48.450</text:p>
          </table:table-cell>
          <table:table-cell/>
          <table:table-cell/>
          <table:table-cell table:number-columns-repeated="1010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46">
            <text:p>46</text:p>
          </table:table-cell>
          <table:table-cell office:value-type="string">
            <text:p>Damsel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table:number-columns-repeated="2"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***</text:p>
          </table:table-cell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48">
            <text:p>48</text:p>
          </table:table-cell>
          <table:table-cell office:value-type="string">
            <text:p>Cardinal JP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52">
            <text:p>52</text:p>
          </table:table-cell>
          <table:table-cell office:value-type="string">
            <text:p>Laspear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table:number-columns-repeated="7"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Airmaster 3S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number-columns-repeated="7"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Sol de la Playa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table:number-columns-repeated="7"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Camo Cardinal KP</text:p>
          </table:table-cell>
          <table:table-cell office:value-type="float" office:value="95">
            <text:p>95</text:p>
          </table:table-cell>
          <table:table-cell office:value-type="float" office:value="143">
            <text:p>143</text:p>
          </table:table-cell>
          <table:table-cell table:number-columns-repeated="7"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Wave Charger Sigma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table:number-columns-repeated="7"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Blue Spirit</text:p>
          </table:table-cell>
          <table:table-cell table:number-columns-repeated="5"/>
          <table:table-cell office:value-type="string">
            <text:p>25g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Derner Lite S1</text:p>
          </table:table-cell>
          <table:table-cell table:number-columns-repeated="5"/>
          <table:table-cell office:value-type="string">
            <text:p>25g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Vunulev K1</text:p>
          </table:table-cell>
          <table:table-cell table:number-columns-repeated="5"/>
          <table:table-cell office:value-type="string">
            <text:p>30g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P1 Rocket Kit</text:p>
          </table:table-cell>
          <table:table-cell table:number-columns-repeated="5"/>
          <table:table-cell office:value-type="string">
            <text:p>30g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T1 Breeze</text:p>
          </table:table-cell>
          <table:table-cell table:number-columns-repeated="5"/>
          <table:table-cell office:value-type="string">
            <text:p>35g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121]=&quot;&quot;;&quot;&quot;;[.C121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T11 Thunder 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000">
            <text:p>18.000</text:p>
          </table:table-cell>
          <table:table-cell/>
          <table:table-cell/>
          <table:table-cell/>
          <table:table-cell office:value-type="string">
            <text:p>blue</text:p>
          </table:table-cell>
          <table:table-cell office:value-type="string">
            <text:p>35g now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T21 Storm</text:p>
          </table:table-cell>
          <table:table-cell table:number-columns-repeated="5"/>
          <table:table-cell office:value-type="string">
            <text:p>35g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C49 Atomix</text:p>
          </table:table-cell>
          <table:table-cell table:number-columns-repeated="5"/>
          <table:table-cell office:value-type="string">
            <text:p>35g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7">
            <text:p>27</text:p>
          </table:table-cell>
          <table:table-cell office:value-type="string">
            <text:p>Derner Lite S2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8">
            <text:p>28</text:p>
          </table:table-cell>
          <table:table-cell office:value-type="string">
            <text:p>Vunulev K2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9">
            <text:p>29</text:p>
          </table:table-cell>
          <table:table-cell office:value-type="string">
            <text:p>P2 Rocket Kit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45g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0">
            <text:p>30</text:p>
          </table:table-cell>
          <table:table-cell office:value-type="string">
            <text:p>T2 Breeze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2">
            <text:p>32</text:p>
          </table:table-cell>
          <table:table-cell office:value-type="string">
            <text:p>T22 Storm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3">
            <text:p>33</text:p>
          </table:table-cell>
          <table:table-cell office:value-type="string">
            <text:p>C59 Atomix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4">
            <text:p>34</text:p>
          </table:table-cell>
          <table:table-cell office:value-type="string">
            <text:p>Updraft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6">
            <text:p>36</text:p>
          </table:table-cell>
          <table:table-cell office:value-type="string">
            <text:p>Vunulev K3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7">
            <text:p>37</text:p>
          </table:table-cell>
          <table:table-cell office:value-type="string">
            <text:p>P3 Rocket Kit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9">
            <text:p>39</text:p>
          </table:table-cell>
          <table:table-cell office:value-type="string">
            <text:p>T13 Thunder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T23 Storm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Flyglider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table:number-columns-repeated="7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Derner Lite S4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Vunulev K4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P4 Rocket Kit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T14 Thunder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T24 Storm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C79 Atomix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Derner Lite S5</text:p>
          </table:table-cell>
          <table:table-cell table:number-columns-repeated="9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143]=&quot;&quot;;&quot;&quot;;[.C143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6">
            <text:p>26</text:p>
          </table:table-cell>
          <table:table-cell office:value-type="string">
            <text:p>Drifter <text:s text:c="4"/>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string">
            <text:p><text:s text:c="8"/></text:p>
          </table:table-cell>
          <table:table-cell table:number-columns-repeated="2"/>
          <table:table-cell office:value-type="float" office:value="22500">
            <text:p>22.5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144]=&quot;&quot;;&quot;&quot;;[.C144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1">
            <text:p>31</text:p>
          </table:table-cell>
          <table:table-cell office:value-type="string">
            <text:p>T12 Thunder 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float" office:value="26250">
            <text:p>26.25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145]=&quot;&quot;;&quot;&quot;;[.C145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5">
            <text:p>35</text:p>
          </table:table-cell>
          <table:table-cell office:value-type="string">
            <text:p>Derner Lite S3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9000">
            <text:p>39.000</text:p>
          </table:table-cell>
          <table:table-cell/>
          <table:table-cell table:style-name="ce2"/>
          <table:table-cell table:number-columns-repeated="1010"/>
        </table:table-row>
        <table:table-row table:style-name="ro1">
          <table:table-cell table:formula="of:=IF([.M146]=&quot;&quot;;&quot;&quot;;[.C146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8">
            <text:p>38</text:p>
          </table:table-cell>
          <table:table-cell office:value-type="string">
            <text:p>T3 Breeze <text:s text:c="2"/>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3500">
            <text:p>43.500</text:p>
          </table:table-cell>
          <table:table-cell/>
          <table:table-cell/>
          <table:table-cell table:style-name="ce5"/>
          <table:table-cell table:number-columns-repeated="1009"/>
        </table:table-row>
        <table:table-row table:style-name="ro1">
          <table:table-cell table:formula="of:=IF([.M147]=&quot;&quot;;&quot;&quot;;[.C147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41">
            <text:p>41</text:p>
          </table:table-cell>
          <table:table-cell office:value-type="string">
            <text:p>C69 Atomix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8750">
            <text:p>48.750</text:p>
          </table:table-cell>
          <table:table-cell/>
          <table:table-cell/>
          <table:table-cell table:number-columns-repeated="1010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46">
            <text:p>46</text:p>
          </table:table-cell>
          <table:table-cell office:value-type="string">
            <text:p>T4 Breeze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50">
            <text:p>50</text:p>
          </table:table-cell>
          <table:table-cell office:value-type="string">
            <text:p>Windrider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50</text:p>
          </table:table-cell>
          <table:table-cell office:value-type="string">
            <text:p>Flyglider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50</text:p>
          </table:table-cell>
          <table:table-cell office:value-type="string">
            <text:p>Derner Lite</text:p>
          </table:table-cell>
          <table:table-cell office:value-type="float" office:value="96">
            <text:p>96</text:p>
          </table:table-cell>
          <table:table-cell office:value-type="float" office:value="118">
            <text:p>1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50</text:p>
          </table:table-cell>
          <table:table-cell office:value-type="string">
            <text:p>T20 Storm</text:p>
          </table:table-cell>
          <table:table-cell office:value-type="float" office:value="36">
            <text:p>36</text:p>
          </table:table-cell>
          <table:table-cell office:value-type="float" office:value="203">
            <text:p>203</text:p>
          </table:table-cell>
          <table:table-cell table:number-columns-repeated="1016"/>
        </table:table-row>
        <table:table-row table:style-name="ro1">
          <table:table-cell table:formula="of:=IF([.M153]=&quot;&quot;;&quot;&quot;;[.C153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20">
            <text:p>20</text:p>
          </table:table-cell>
          <table:table-cell office:value-type="string">
            <text:p>Bone Bow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400">
            <text:p>6.400</text:p>
          </table:table-cell>
          <table:table-cell office:value-type="float" office:value="300">
            <text:p>300</text:p>
          </table:table-cell>
          <table:table-cell table:style-name="ce2"/>
          <table:table-cell table:style-name="ce2"/>
          <table:table-cell table:number-columns-repeated="1009"/>
        </table:table-row>
        <table:table-row table:style-name="ro1">
          <table:table-cell table:formula="of:=IF([.M154]=&quot;&quot;;&quot;&quot;;[.C154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24">
            <text:p>24</text:p>
          </table:table-cell>
          <table:table-cell office:value-type="string">
            <text:p>Bone Launcher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9400">
            <text:p>9.400</text:p>
          </table:table-cell>
          <table:table-cell office:value-type="float" office:value="380">
            <text:p>380</text:p>
          </table:table-cell>
          <table:table-cell table:style-name="ce2"/>
          <table:table-cell table:number-columns-repeated="1010"/>
        </table:table-row>
        <table:table-row table:style-name="ro1">
          <table:table-cell table:formula="of:=IF([.M155]=&quot;&quot;;&quot;&quot;;[.C155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/>
          <table:table-cell office:value-type="string">
            <text:p>Venom Sharp Stiv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12650">
            <text:p>12.650</text:p>
          </table:table-cell>
          <table:table-cell office:value-type="float" office:value="450">
            <text:p>450</text:p>
          </table:table-cell>
          <table:table-cell table:style-name="ce2"/>
          <table:table-cell table:number-columns-repeated="1010"/>
        </table:table-row>
        <table:table-row table:style-name="ro1">
          <table:table-cell table:formula="of:=IF([.M156]=&quot;&quot;;&quot;&quot;;[.C156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36">
            <text:p>36</text:p>
          </table:table-cell>
          <table:table-cell office:value-type="string">
            <text:p>Ferocious Skelegun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800">
            <text:p>15.800</text:p>
          </table:table-cell>
          <table:table-cell office:value-type="float" office:value="520">
            <text:p>520</text:p>
          </table:table-cell>
          <table:table-cell/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 table:formula="of:=IF([.M157]=&quot;&quot;;&quot;&quot;;[.C157])" office:value-type="string" office:string-value="Weapon Light">
            <text:p>Weapon Light</text:p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44">
            <text:p>44</text:p>
          </table:table-cell>
          <table:table-cell office:value-type="string">
            <text:p>Marksman Gun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450">
            <text:p>20.450</text:p>
          </table:table-cell>
          <table:table-cell office:value-type="float" office:value="650">
            <text:p>650</text:p>
          </table:table-cell>
          <table:table-cell office:value-type="string">
            <text:p>x</text:p>
          </table:table-cell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158]=&quot;&quot;;&quot;&quot;;[.C158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46">
            <text:p>46</text:p>
          </table:table-cell>
          <table:table-cell office:value-type="string">
            <text:p>Death Shiv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table:number-columns-repeated="5"/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159]=&quot;&quot;;&quot;&quot;;[.C159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48">
            <text:p>48</text:p>
          </table:table-cell>
          <table:table-cell office:value-type="string">
            <text:p>Bullseye Skelegun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table:number-columns-repeated="5"/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160]=&quot;&quot;;&quot;&quot;;[.C160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50">
            <text:p>50</text:p>
          </table:table-cell>
          <table:table-cell office:value-type="string">
            <text:p>Epic Skull Bull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table:number-columns-repeated="5"/>
          <table:table-cell/>
          <table:table-cell/>
          <table:table-cell office:value-type="string">
            <text:p>purple</text:p>
          </table:table-cell>
          <table:table-cell table:number-columns-repeated="1008"/>
        </table:table-row>
        <table:table-row table:style-name="ro1">
          <table:table-cell table:formula="of:=IF([.M161]=&quot;&quot;;&quot;&quot;;[.C161])">
            <text:p/>
          </table:table-cell>
          <table:table-cell office:value-type="string">
            <text:p>Bone Yard</text:p>
          </table:table-cell>
          <table:table-cell office:value-type="string">
            <text:p>Armor Upper</text:p>
          </table:table-cell>
          <table:table-cell/>
          <table:table-cell office:value-type="string">
            <text:p>Bone Shield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5g</text:p>
          </table:table-cell>
          <table:table-cell office:value-type="float" office:value="300">
            <text:p>300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 table:formula="of:=IF([.M162]=&quot;&quot;;&quot;&quot;;[.C162])">
            <text:p/>
          </table:table-cell>
          <table:table-cell office:value-type="string">
            <text:p>Bone Yard</text:p>
          </table:table-cell>
          <table:table-cell office:value-type="string">
            <text:p>Armor Upper</text:p>
          </table:table-cell>
          <table:table-cell office:value-type="float" office:value="26">
            <text:p>26</text:p>
          </table:table-cell>
          <table:table-cell office:value-type="string">
            <text:p>Bone Ves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850">
            <text:p>5.850</text:p>
          </table:table-cell>
          <table:table-cell office:value-type="float" office:value="300">
            <text:p>300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 table:formula="of:=IF([.M163]=&quot;&quot;;&quot;&quot;;[.C163])">
            <text:p/>
          </table:table-cell>
          <table:table-cell office:value-type="string">
            <text:p>Bone Yard</text:p>
          </table:table-cell>
          <table:table-cell office:value-type="string">
            <text:p>Armor Upper</text:p>
          </table:table-cell>
          <table:table-cell/>
          <table:table-cell office:value-type="string">
            <text:p>Tusk Vest <text:s text:c="2"/>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164]=&quot;&quot;;&quot;&quot;;[.C164])">
            <text:p/>
          </table:table-cell>
          <table:table-cell office:value-type="string">
            <text:p>Bone Yard</text:p>
          </table:table-cell>
          <table:table-cell office:value-type="string">
            <text:p>Armor Head</text:p>
          </table:table-cell>
          <table:table-cell office:value-type="float" office:value="36">
            <text:p>36</text:p>
          </table:table-cell>
          <table:table-cell office:value-type="string">
            <text:p>Skull Face <text:s/>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900">
            <text:p>16.900</text:p>
          </table:table-cell>
          <table:table-cell office:value-type="float" office:value="440">
            <text:p>440</text:p>
          </table:table-cell>
          <table:table-cell/>
          <table:table-cell table:number-columns-repeated="1010"/>
        </table:table-row>
        <table:table-row table:style-name="ro1">
          <table:table-cell table:formula="of:=IF([.M165]=&quot;&quot;;&quot;&quot;;[.C165])">
            <text:p/>
          </table:table-cell>
          <table:table-cell office:value-type="string">
            <text:p>Bone Yard</text:p>
          </table:table-cell>
          <table:table-cell office:value-type="string">
            <text:p>Armor Head</text:p>
          </table:table-cell>
          <table:table-cell office:value-type="float" office:value="40">
            <text:p>40</text:p>
          </table:table-cell>
          <table:table-cell office:value-type="string">
            <text:p>Ivory Face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22g</text:p>
          </table:table-cell>
          <table:table-cell office:value-type="float" office:value="460">
            <text:p>460</text:p>
          </table:table-cell>
          <table:table-cell/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 table:formula="of:=IF([.M166]=&quot;&quot;;&quot;&quot;;[.C166])">
            <text:p/>
          </table:table-cell>
          <table:table-cell office:value-type="string">
            <text:p>Bone Yard</text:p>
          </table:table-cell>
          <table:table-cell office:value-type="string">
            <text:p>Armor Head</text:p>
          </table:table-cell>
          <table:table-cell office:value-type="float" office:value="44">
            <text:p>44</text:p>
          </table:table-cell>
          <table:table-cell office:value-type="string">
            <text:p>Death Face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25g</text:p>
          </table:table-cell>
          <table:table-cell office:value-type="float" office:value="480">
            <text:p>480</text:p>
          </table:table-cell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167]=&quot;&quot;;&quot;&quot;;[.C167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office:value-type="string">
            <text:p>250cc Bone Chopper</text:p>
          </table:table-cell>
          <table:table-cell table:number-columns-repeated="5"/>
          <table:table-cell office:value-type="string">
            <text:p>8g</text:p>
          </table:table-cell>
          <table:table-cell office:value-type="float" office:value="160">
            <text:p>16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168]=&quot;&quot;;&quot;&quot;;[.C168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" office:value-type="string">
            <text:p>500cc Bone Chopper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6250">
            <text:p>6.250</text:p>
          </table:table-cell>
          <table:table-cell office:value-type="float" office:value="250">
            <text:p>250</text:p>
          </table:table-cell>
          <table:table-cell/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169]=&quot;&quot;;&quot;&quot;;[.C169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" office:value-type="string">
            <text:p>800cc Bone Chopper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15g</text:p>
          </table:table-cell>
          <table:table-cell office:value-type="float" office:value="310">
            <text:p>31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170]=&quot;&quot;;&quot;&quot;;[.C170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" office:value-type="string">
            <text:p>1000cc Bone Chopper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20g</text:p>
          </table:table-cell>
          <table:table-cell office:value-type="float" office:value="450">
            <text:p>450</text:p>
          </table:table-cell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171]=&quot;&quot;;&quot;&quot;;[.C171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" office:value-type="string">
            <text:p>1200cc Bone Chopper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25g</text:p>
          </table:table-cell>
          <table:table-cell office:value-type="float" office:value="600">
            <text:p>60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172]=&quot;&quot;;&quot;&quot;;[.C172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" office:value-type="string">
            <text:p>1600cc Bone Chopper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30g</text:p>
          </table:table-cell>
          <table:table-cell office:value-type="float" office:value="680">
            <text:p>680</text:p>
          </table:table-cell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173]=&quot;&quot;;&quot;&quot;;[.C173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office:value-type="string">
            <text:p>2300cc Bone Chopper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2400">
            <text:p>22.400</text:p>
          </table:table-cell>
          <table:table-cell office:value-type="float" office:value="720">
            <text:p>720</text:p>
          </table:table-cell>
          <table:table-cell/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174]=&quot;&quot;;&quot;&quot;;[.C174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" office:value-type="string">
            <text:p>2800cc Bone Chopper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40g</text:p>
          </table:table-cell>
          <table:table-cell office:value-type="float" office:value="800">
            <text:p>80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175]=&quot;&quot;;&quot;&quot;;[.C175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 office:value-type="float" office:value="45">
            <text:p>45</text:p>
          </table:table-cell>
          <table:table-cell table:style-name="ce7" office:value-type="string">
            <text:p>3500cc Bone Chopper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42g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***</text:p>
          </table:table-cell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176]=&quot;&quot;;&quot;&quot;;[.C176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 office:value-type="float" office:value="50">
            <text:p>50</text:p>
          </table:table-cell>
          <table:table-cell table:style-name="ce7" office:value-type="string">
            <text:p>5000cc Epic Bone Chopper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/>
          <table:table-cell/>
          <table:table-cell office:value-type="string">
            <text:p>purple</text:p>
          </table:table-cell>
          <table:table-cell table:number-columns-repeated="1008"/>
        </table:table-row>
        <table:table-row table:style-name="ro1">
          <table:table-cell table:formula="of:=IF([.M177]=&quot;&quot;;&quot;&quot;;[.C177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Stealth Boat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12g</text:p>
          </table:table-cell>
          <table:table-cell office:value-type="float" office:value="300">
            <text:p>300</text:p>
          </table:table-cell>
          <table:table-cell/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178]=&quot;&quot;;&quot;&quot;;[.C178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Bone Stealth Boat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17g</text:p>
          </table:table-cell>
          <table:table-cell office:value-type="float" office:value="320">
            <text:p>320</text:p>
          </table:table-cell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179]=&quot;&quot;;&quot;&quot;;[.C179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Toxic Stealth Boa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11800">
            <text:p>11.800</text:p>
          </table:table-cell>
          <table:table-cell office:value-type="float" office:value="500">
            <text:p>500</text:p>
          </table:table-cell>
          <table:table-cell/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180]=&quot;&quot;;&quot;&quot;;[.C180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Obsidian Stealth Boat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30g</text:p>
          </table:table-cell>
          <table:table-cell office:value-type="float" office:value="620">
            <text:p>620</text:p>
          </table:table-cell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181]=&quot;&quot;;&quot;&quot;;[.C181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Venom Stealth Boat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number-columns-repeated="3"/>
          <table:table-cell office:value-type="string">
            <text:p>35g</text:p>
          </table:table-cell>
          <table:table-cell office:value-type="float" office:value="690">
            <text:p>69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182]=&quot;&quot;;&quot;&quot;;[.C182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Skull Stealth Boat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38g</text:p>
          </table:table-cell>
          <table:table-cell office:value-type="float" office:value="750">
            <text:p>750</text:p>
          </table:table-cell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183]=&quot;&quot;;&quot;&quot;;[.C183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 office:value-type="float" office:value="42">
            <text:p>42</text:p>
          </table:table-cell>
          <table:table-cell office:value-type="string">
            <text:p>Manta Stealth Boat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7500">
            <text:p>27.500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*</text:p>
          </table:table-cell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184]=&quot;&quot;;&quot;&quot;;[.C184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 office:value-type="float" office:value="47">
            <text:p>47</text:p>
          </table:table-cell>
          <table:table-cell office:value-type="string">
            <text:p>Death Stealth Boat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/>
          <table:table-cell/>
          <table:table-cell office:value-type="string">
            <text:p>*</text:p>
          </table:table-cell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table:style-name="ce6"/>
          <table:table-cell office:value-type="string">
            <text:p>Jet Pack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18g</text:p>
          </table:table-cell>
          <table:table-cell office:value-type="float" office:value="450">
            <text:p>45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table:style-name="ce6"/>
          <table:table-cell office:value-type="string">
            <text:p>Bone Jet Pack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22g</text:p>
          </table:table-cell>
          <table:table-cell office:value-type="float" office:value="520">
            <text:p>520</text:p>
          </table:table-cell>
          <table:table-cell table:number-columns-repeated="1011"/>
        </table:table-row>
        <table:table-row table:style-name="ro1">
          <table:table-cell table:formula="of:=IF([.M187]=&quot;&quot;;&quot;&quot;;[.C187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28">
            <text:p>28</text:p>
          </table:table-cell>
          <table:table-cell office:value-type="string">
            <text:p>Toxic Jet Pack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8150">
            <text:p>18.150</text:p>
          </table:table-cell>
          <table:table-cell office:value-type="float" office:value="640">
            <text:p>640</text:p>
          </table:table-cell>
          <table:table-cell/>
          <table:table-cell table:number-columns-repeated="1010"/>
        </table:table-row>
        <table:table-row table:style-name="ro1">
          <table:table-cell/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33">
            <text:p>33</text:p>
          </table:table-cell>
          <table:table-cell office:value-type="string">
            <text:p>Obsidian Jet Pack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table:formula="of:=IF([.M189]=&quot;&quot;;&quot;&quot;;[.C189])" office:value-type="string" office:string-value="Vehicle Air">
            <text:p>Vehicle Air</text:p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38">
            <text:p>38</text:p>
          </table:table-cell>
          <table:table-cell office:value-type="string">
            <text:p>Venom Jet Pack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750">
            <text:p>24.750</text:p>
          </table:table-cell>
          <table:table-cell office:value-type="float" office:value="760">
            <text:p>760</text:p>
          </table:table-cell>
          <table:table-cell office:value-type="string">
            <text:p>x</text:p>
          </table:table-cell>
          <table:table-cell table:style-name="ce5"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190]=&quot;&quot;;&quot;&quot;;[.C190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/>
          <table:table-cell office:value-type="string">
            <text:p>Turbo Jet Pack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40g</text:p>
          </table:table-cell>
          <table:table-cell office:value-type="float" office:value="850">
            <text:p>850</text:p>
          </table:table-cell>
          <table:table-cell/>
          <table:table-cell table:style-name="ce5"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191]=&quot;&quot;;&quot;&quot;;[.C191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48">
            <text:p>48</text:p>
          </table:table-cell>
          <table:table-cell office:value-type="string">
            <text:p>Death Jet Pack</text:p>
          </table:table-cell>
          <table:table-cell office:value-type="float" office:value="107">
            <text:p>107</text:p>
          </table:table-cell>
          <table:table-cell office:value-type="float" office:value="58">
            <text:p>58</text:p>
          </table:table-cell>
          <table:table-cell table:number-columns-repeated="5"/>
          <table:table-cell/>
          <table:table-cell table:style-name="ce5"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192]=&quot;&quot;;&quot;&quot;;[.C192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Six Shooter</text:p>
          </table:table-cell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2g</text:p>
          </table:table-cell>
          <table:table-cell office:value-type="float" office:value="375">
            <text:p>375</text:p>
          </table:table-cell>
          <table:table-cell/>
          <table:table-cell table:number-columns-repeated="1010"/>
        </table:table-row>
        <table:table-row table:style-name="ro1">
          <table:table-cell table:formula="of:=IF([.M193]=&quot;&quot;;&quot;&quot;;[.C193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Bloomer Blaster Crit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g</text:p>
          </table:table-cell>
          <table:table-cell office:value-type="float" office:value="425">
            <text:p>425</text:p>
          </table:table-cell>
          <table:table-cell/>
          <table:table-cell table:number-columns-repeated="1010"/>
        </table:table-row>
        <table:table-row table:style-name="ro1">
          <table:table-cell table:formula="of:=IF([.M194]=&quot;&quot;;&quot;&quot;;[.C194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Bloomer Blaster Punch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20g</text:p>
          </table:table-cell>
          <table:table-cell office:value-type="float" office:value="425">
            <text:p>425</text:p>
          </table:table-cell>
          <table:table-cell/>
          <table:table-cell table:number-columns-repeated="1010"/>
        </table:table-row>
        <table:table-row table:style-name="ro1">
          <table:table-cell table:formula="of:=IF([.M195]=&quot;&quot;;&quot;&quot;;[.C195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Bloomer Blaster Stealth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g</text:p>
          </table:table-cell>
          <table:table-cell office:value-type="float" office:value="425">
            <text:p>425</text:p>
          </table:table-cell>
          <table:table-cell/>
          <table:table-cell table:number-columns-repeated="1010"/>
        </table:table-row>
        <table:table-row table:style-name="ro1">
          <table:table-cell table:formula="of:=IF([.M196]=&quot;&quot;;&quot;&quot;;[.C196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office:value-type="float" office:value="25">
            <text:p>25</text:p>
          </table:table-cell>
          <table:table-cell office:value-type="string">
            <text:p>Tomahawk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800">
            <text:p>7.800</text:p>
          </table:table-cell>
          <table:table-cell office:value-type="float" office:value="460">
            <text:p>460</text:p>
          </table:table-cell>
          <table:table-cell/>
          <table:table-cell table:number-columns-repeated="1010"/>
        </table:table-row>
        <table:table-row table:style-name="ro1">
          <table:table-cell table:formula="of:=IF([.M197]=&quot;&quot;;&quot;&quot;;[.C197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/>
          <table:table-cell office:value-type="string">
            <text:p>Cowboy Leadslinger Crit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2500">
            <text:p>12.500</text:p>
          </table:table-cell>
          <table:table-cell office:value-type="float" office:value="475">
            <text:p>475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198]=&quot;&quot;;&quot;&quot;;[.C198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/>
          <table:table-cell office:value-type="string">
            <text:p>Cowboy Leadslinger Punch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500">
            <text:p>12.500</text:p>
          </table:table-cell>
          <table:table-cell office:value-type="float" office:value="475">
            <text:p>475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199]=&quot;&quot;;&quot;&quot;;[.C199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/>
          <table:table-cell office:value-type="string">
            <text:p>Cowboy Leadslinger Stealth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500">
            <text:p>12.500</text:p>
          </table:table-cell>
          <table:table-cell office:value-type="float" office:value="475">
            <text:p>475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200]=&quot;&quot;;&quot;&quot;;[.C200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office:value-type="float" office:value="33">
            <text:p>33</text:p>
          </table:table-cell>
          <table:table-cell office:value-type="string">
            <text:p>Stempunk Handgun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4950">
            <text:p>14.950</text:p>
          </table:table-cell>
          <table:table-cell office:value-type="float" office:value="600">
            <text:p>60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201]=&quot;&quot;;&quot;&quot;;[.C201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/>
          <table:table-cell office:value-type="string">
            <text:p>Electrified Lasso Crit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g</text:p>
          </table:table-cell>
          <table:table-cell office:value-type="float" office:value="400">
            <text:p>40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202]=&quot;&quot;;&quot;&quot;;[.C202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/>
          <table:table-cell office:value-type="string">
            <text:p>Electrified Lasso Punch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15g</text:p>
          </table:table-cell>
          <table:table-cell office:value-type="float" office:value="400">
            <text:p>40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203]=&quot;&quot;;&quot;&quot;;[.C203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/>
          <table:table-cell office:value-type="string">
            <text:p>Electrified Lasso Stealth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15g</text:p>
          </table:table-cell>
          <table:table-cell office:value-type="float" office:value="400">
            <text:p>40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204]=&quot;&quot;;&quot;&quot;;[.C204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 office:value-type="float" office:value="41">
            <text:p>41</text:p>
          </table:table-cell>
          <table:table-cell office:value-type="string">
            <text:p>Electrified Lasso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25g</text:p>
          </table:table-cell>
          <table:table-cell office:value-type="float" office:value="760">
            <text:p>76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205]=&quot;&quot;;&quot;&quot;;[.C205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/>
          <table:table-cell office:value-type="string">
            <text:p>Ace Gatling Gun Crit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g</text:p>
          </table:table-cell>
          <table:table-cell office:value-type="float" office:value="410">
            <text:p>410</text:p>
          </table:table-cell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206]=&quot;&quot;;&quot;&quot;;[.C206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/>
          <table:table-cell office:value-type="string">
            <text:p>Ace Gatling Gun Punch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18g</text:p>
          </table:table-cell>
          <table:table-cell office:value-type="float" office:value="410">
            <text:p>410</text:p>
          </table:table-cell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207]=&quot;&quot;;&quot;&quot;;[.C207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/>
          <table:table-cell office:value-type="string">
            <text:p>Ace Gatling Gun Stealth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18g</text:p>
          </table:table-cell>
          <table:table-cell office:value-type="float" office:value="410">
            <text:p>410</text:p>
          </table:table-cell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208]=&quot;&quot;;&quot;&quot;;[.C208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 office:value-type="string">
            <text:p>&gt;&gt;44</text:p>
          </table:table-cell>
          <table:table-cell office:value-type="string">
            <text:p>Gatling Gun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table:number-columns-repeated="5"/>
          <table:table-cell/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 table:formula="of:=IF([.M209]=&quot;&quot;;&quot;&quot;;[.C209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Buffalo Leather Poncho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8125">
            <text:p>8.125</text:p>
          </table:table-cell>
          <table:table-cell office:value-type="float" office:value="475">
            <text:p>475</text:p>
          </table:table-cell>
          <table:table-cell/>
          <table:table-cell table:number-columns-repeated="1010"/>
        </table:table-row>
        <table:table-row table:style-name="ro1">
          <table:table-cell table:formula="of:=IF([.M210]=&quot;&quot;;&quot;&quot;;[.C210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Firebox Door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string">
            <text:p>20g</text:p>
          </table:table-cell>
          <table:table-cell office:value-type="float" office:value="600">
            <text:p>600</text:p>
          </table:table-cell>
          <table:table-cell/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211]=&quot;&quot;;&quot;&quot;;[.C211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Armored Poncho Crit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3000">
            <text:p>13.000</text:p>
          </table:table-cell>
          <table:table-cell office:value-type="float" office:value="610">
            <text:p>610</text:p>
          </table:table-cell>
          <table:table-cell/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212]=&quot;&quot;;&quot;&quot;;[.C212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Armored Poncho Punch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000">
            <text:p>13.000</text:p>
          </table:table-cell>
          <table:table-cell office:value-type="float" office:value="610">
            <text:p>610</text:p>
          </table:table-cell>
          <table:table-cell/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213]=&quot;&quot;;&quot;&quot;;[.C213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Armored Poncho Stealth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3000">
            <text:p>13.000</text:p>
          </table:table-cell>
          <table:table-cell office:value-type="float" office:value="610">
            <text:p>610</text:p>
          </table:table-cell>
          <table:table-cell/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 office:value-type="float" office:value="44">
            <text:p>44</text:p>
          </table:table-cell>
          <table:table-cell office:value-type="string">
            <text:p>Baxter's Cooker Crit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g</text:p>
          </table:table-cell>
          <table:table-cell office:value-type="float" office:value="785">
            <text:p>785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 office:value-type="float" office:value="44">
            <text:p>44</text:p>
          </table:table-cell>
          <table:table-cell office:value-type="string">
            <text:p>Baxter's Cooker Punch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28g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 office:value-type="float" office:value="44">
            <text:p>44</text:p>
          </table:table-cell>
          <table:table-cell office:value-type="string">
            <text:p>Baxter's Cooker Sealth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28g</text:p>
          </table:table-cell>
          <table:table-cell table:number-columns-repeated="1012"/>
        </table:table-row>
        <table:table-row table:style-name="ro1">
          <table:table-cell table:formula="of:=IF([.M217]=&quot;&quot;;&quot;&quot;;[.C217])">
            <text:p/>
          </table:table-cell>
          <table:table-cell office:value-type="string">
            <text:p>Badlands</text:p>
          </table:table-cell>
          <table:table-cell office:value-type="string">
            <text:p>Armor Head</text:p>
          </table:table-cell>
          <table:table-cell office:value-type="string">
            <text:p>&gt;&gt;25</text:p>
          </table:table-cell>
          <table:table-cell office:value-type="string">
            <text:p>Cowboy Hat <text:s text:c="2"/>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6500">
            <text:p>16.500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********</text:p>
          </table:table-cell>
          <table:table-cell table:number-columns-repeated="1009"/>
        </table:table-row>
        <table:table-row table:style-name="ro1">
          <table:table-cell table:formula="of:=IF([.M218]=&quot;&quot;;&quot;&quot;;[.C218])">
            <text:p/>
          </table:table-cell>
          <table:table-cell office:value-type="string">
            <text:p>Badlands</text:p>
          </table:table-cell>
          <table:table-cell office:value-type="string">
            <text:p>Armor Lower</text:p>
          </table:table-cell>
          <table:table-cell office:value-type="float" office:value="42">
            <text:p>42</text:p>
          </table:table-cell>
          <table:table-cell office:value-type="string">
            <text:p>Dead End Belt Buckle</text:p>
          </table:table-cell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9400">
            <text:p>19.400</text:p>
          </table:table-cell>
          <table:table-cell office:value-type="float" office:value="775">
            <text:p>775</text:p>
          </table:table-cell>
          <table:table-cell/>
          <table:table-cell office:value-type="string">
            <text:p>***</text:p>
          </table:table-cell>
          <table:table-cell table:number-columns-repeated="1009"/>
        </table:table-row>
        <table:table-row table:style-name="ro1">
          <table:table-cell table:formula="of:=IF([.M219]=&quot;&quot;;&quot;&quot;;[.C219])">
            <text:p/>
          </table:table-cell>
          <table:table-cell office:value-type="string">
            <text:p>Badlands</text:p>
          </table:table-cell>
          <table:table-cell office:value-type="string">
            <text:p>Armor Lower</text:p>
          </table:table-cell>
          <table:table-cell office:value-type="float" office:value="49">
            <text:p>49</text:p>
          </table:table-cell>
          <table:table-cell office:value-type="string">
            <text:p>Leathal Spurred Boots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table:number-columns-repeated="5"/>
          <table:table-cell/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 table:formula="of:=IF([.M220]=&quot;&quot;;&quot;&quot;;[.C220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Modern Covered Wagon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20g</text:p>
          </table:table-cell>
          <table:table-cell office:value-type="float" office:value="700">
            <text:p>700</text:p>
          </table:table-cell>
          <table:table-cell/>
          <table:table-cell table:number-columns-repeated="1010"/>
        </table:table-row>
        <table:table-row table:style-name="ro1">
          <table:table-cell table:formula="of:=IF([.M221]=&quot;&quot;;&quot;&quot;;[.C221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Jacked Up Pickup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2100">
            <text:p>22.100</text:p>
          </table:table-cell>
          <table:table-cell office:value-type="float" office:value="875">
            <text:p>875</text:p>
          </table:table-cell>
          <table:table-cell/>
          <table:table-cell table:number-columns-repeated="1010"/>
        </table:table-row>
        <table:table-row table:style-name="ro1">
          <table:table-cell table:formula="of:=IF([.M222]=&quot;&quot;;&quot;&quot;;[.C222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 office:value-type="float" office:value="39">
            <text:p>39</text:p>
          </table:table-cell>
          <table:table-cell office:value-type="string">
            <text:p>Steamer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25g</text:p>
          </table:table-cell>
          <table:table-cell office:value-type="float" office:value="1000">
            <text:p>1.000</text:p>
          </table:table-cell>
          <table:table-cell/>
          <table:table-cell table:number-columns-repeated="1010"/>
        </table:table-row>
        <table:table-row table:style-name="ro1">
          <table:table-cell/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Sandoval Pickup Crit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9250">
            <text:p>29.250</text:p>
          </table:table-cell>
          <table:table-cell office:value-type="float" office:value="750">
            <text:p>75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Sandoval Pickup Punch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9250">
            <text:p>29.250</text:p>
          </table:table-cell>
          <table:table-cell office:value-type="float" office:value="750">
            <text:p>75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Sandoval Pickup Stealth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9250">
            <text:p>29.250</text:p>
          </table:table-cell>
          <table:table-cell office:value-type="float" office:value="750">
            <text:p>750</text:p>
          </table:table-cell>
          <table:table-cell table:number-columns-repeated="1011"/>
        </table:table-row>
        <table:table-row table:style-name="ro1">
          <table:table-cell table:formula="of:=IF([.M226]=&quot;&quot;;&quot;&quot;;[.C226])" office:value-type="string" office:string-value="Vehicle Water">
            <text:p>Vehicle Water</text:p>
          </table:table-cell>
          <table:table-cell office:value-type="string">
            <text:p>Badlands</text:p>
          </table:table-cell>
          <table:table-cell office:value-type="string">
            <text:p>Vehicle Water</text:p>
          </table:table-cell>
          <table:table-cell office:value-type="float" office:value="44">
            <text:p>44</text:p>
          </table:table-cell>
          <table:table-cell office:value-type="string">
            <text:p>River Paddle Boat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9250">
            <text:p>29.250</text:p>
          </table:table-cell>
          <table:table-cell office:value-type="float" office:value="1150">
            <text:p>1.15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/>
          <table:table-cell office:value-type="string">
            <text:p>Athame Dagg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200">
            <text:p>2.200</text:p>
          </table:table-cell>
          <table:table-cell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/>
          <table:table-cell office:value-type="string">
            <text:p>Sharp Athame Dagger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5g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 office:value-type="float" office:value="24">
            <text:p>24</text:p>
          </table:table-cell>
          <table:table-cell office:value-type="string">
            <text:p>Vorpal Athame Dagger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8g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 table:formula="of:=IF([.M230]=&quot;&quot;;&quot;&quot;;[.C230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/>
          <table:table-cell office:value-type="string">
            <text:p>Meat Hook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10g</text:p>
          </table:table-cell>
          <table:table-cell office:value-type="float" office:value="360">
            <text:p>360</text:p>
          </table:table-cell>
          <table:table-cell/>
          <table:table-cell table:number-columns-repeated="1010"/>
        </table:table-row>
        <table:table-row table:style-name="ro1">
          <table:table-cell table:formula="of:=IF([.M231]=&quot;&quot;;&quot;&quot;;[.C231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 office:value-type="float" office:value="29">
            <text:p>29</text:p>
          </table:table-cell>
          <table:table-cell office:value-type="string">
            <text:p>Sharp Meat Hook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2500">
            <text:p>12.500</text:p>
          </table:table-cell>
          <table:table-cell office:value-type="float" office:value="720">
            <text:p>720</text:p>
          </table:table-cell>
          <table:table-cell/>
          <table:table-cell table:number-columns-repeated="1010"/>
        </table:table-row>
        <table:table-row table:style-name="ro1">
          <table:table-cell/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 office:value-type="float" office:value="38">
            <text:p>38</text:p>
          </table:table-cell>
          <table:table-cell office:value-type="string">
            <text:p>Vorpal Meat Hook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15g</text:p>
          </table:table-cell>
          <table:table-cell office:value-type="float" office:value="1100">
            <text:p>1.100</text:p>
          </table:table-cell>
          <table:table-cell table:number-columns-repeated="1011"/>
        </table:table-row>
        <table:table-row table:style-name="ro1">
          <table:table-cell table:formula="of:=IF([.M233]=&quot;&quot;;&quot;&quot;;[.C233])">
            <text:p/>
          </table:table-cell>
          <table:table-cell office:value-type="string">
            <text:p>Dead End</text:p>
          </table:table-cell>
          <table:table-cell office:value-type="string">
            <text:p>Weapon Heavy</text:p>
          </table:table-cell>
          <table:table-cell office:value-type="string">
            <text:p>++</text:p>
          </table:table-cell>
          <table:table-cell table:number-columns-repeated="8"/>
          <table:table-cell/>
          <table:table-cell table:number-columns-repeated="1010"/>
        </table:table-row>
        <table:table-row table:style-name="ro1">
          <table:table-cell table:formula="of:=IF([.M234]=&quot;&quot;;&quot;&quot;;[.C234])">
            <text:p/>
          </table:table-cell>
          <table:table-cell office:value-type="string">
            <text:p>Dead End</text:p>
          </table:table-cell>
          <table:table-cell office:value-type="string">
            <text:p>Weapon Heavy</text:p>
          </table:table-cell>
          <table:table-cell/>
          <table:table-cell office:value-type="string">
            <text:p>Sickle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12g</text:p>
          </table:table-cell>
          <table:table-cell office:value-type="float" office:value="400">
            <text:p>400</text:p>
          </table:table-cell>
          <table:table-cell/>
          <table:table-cell/>
          <table:table-cell office:value-type="string">
            <text:p>white</text:p>
          </table:table-cell>
          <table:table-cell table:number-columns-repeated="1008"/>
        </table:table-row>
        <table:table-row table:style-name="ro1">
          <table:table-cell table:formula="of:=IF([.M235]=&quot;&quot;;&quot;&quot;;[.C235])">
            <text:p/>
          </table:table-cell>
          <table:table-cell office:value-type="string">
            <text:p>Dead End</text:p>
          </table:table-cell>
          <table:table-cell office:value-type="string">
            <text:p>Weapon Heavy</text:p>
          </table:table-cell>
          <table:table-cell/>
          <table:table-cell office:value-type="string">
            <text:p>Sharp Sickle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4000">
            <text:p>4.000</text:p>
          </table:table-cell>
          <table:table-cell office:value-type="float" office:value="750">
            <text:p>75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236]=&quot;&quot;;&quot;&quot;;[.C236])">
            <text:p/>
          </table:table-cell>
          <table:table-cell office:value-type="string">
            <text:p>Dead End</text:p>
          </table:table-cell>
          <table:table-cell office:value-type="string">
            <text:p>Weapon Special</text:p>
          </table:table-cell>
          <table:table-cell/>
          <table:table-cell office:value-type="string">
            <text:p>Scyth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0000">
            <text:p>30.000</text:p>
          </table:table-cell>
          <table:table-cell office:value-type="float" office:value="400">
            <text:p>400</text:p>
          </table:table-cell>
          <table:table-cell/>
          <table:table-cell table:number-columns-repeated="1010"/>
        </table:table-row>
        <table:table-row table:style-name="ro1">
          <table:table-cell table:formula="of:=IF([.M237]=&quot;&quot;;&quot;&quot;;[.C237])">
            <text:p/>
          </table:table-cell>
          <table:table-cell office:value-type="string">
            <text:p>Dead End</text:p>
          </table:table-cell>
          <table:table-cell office:value-type="string">
            <text:p>Weapon Special</text:p>
          </table:table-cell>
          <table:table-cell/>
          <table:table-cell office:value-type="string">
            <text:p>Sharp Scythe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8g</text:p>
          </table:table-cell>
          <table:table-cell office:value-type="float" office:value="800">
            <text:p>800</text:p>
          </table:table-cell>
          <table:table-cell/>
          <table:table-cell table:number-columns-repeated="1010"/>
        </table:table-row>
        <table:table-row table:style-name="ro1">
          <table:table-cell table:formula="of:=IF([.M238]=&quot;&quot;;&quot;&quot;;[.C238])">
            <text:p/>
          </table:table-cell>
          <table:table-cell office:value-type="string">
            <text:p>Dead End</text:p>
          </table:table-cell>
          <table:table-cell office:value-type="string">
            <text:p>Weapon Special</text:p>
          </table:table-cell>
          <table:table-cell/>
          <table:table-cell office:value-type="string">
            <text:p>Vorpal Scythe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25g</text:p>
          </table:table-cell>
          <table:table-cell office:value-type="float" office:value="1600">
            <text:p>1.600</text:p>
          </table:table-cell>
          <table:table-cell/>
          <table:table-cell table:number-columns-repeated="1010"/>
        </table:table-row>
        <table:table-row table:style-name="ro1">
          <table:table-cell table:formula="of:=IF([.M239]=&quot;&quot;;&quot;&quot;;[.C239])">
            <text:p/>
          </table:table-cell>
          <table:table-cell office:value-type="string">
            <text:p>Dead End</text:p>
          </table:table-cell>
          <table:table-cell office:value-type="string">
            <text:p>Armor Upper</text:p>
          </table:table-cell>
          <table:table-cell/>
          <table:table-cell office:value-type="string">
            <text:p>Spiked Vest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12g</text:p>
          </table:table-cell>
          <table:table-cell office:value-type="float" office:value="280">
            <text:p>280</text:p>
          </table:table-cell>
          <table:table-cell/>
          <table:table-cell table:number-columns-repeated="1010"/>
        </table:table-row>
        <table:table-row table:style-name="ro1">
          <table:table-cell table:formula="of:=IF([.M240]=&quot;&quot;;&quot;&quot;;[.C240])">
            <text:p/>
          </table:table-cell>
          <table:table-cell office:value-type="string">
            <text:p>Dead End</text:p>
          </table:table-cell>
          <table:table-cell office:value-type="string">
            <text:p>Armor Upper</text:p>
          </table:table-cell>
          <table:table-cell/>
          <table:table-cell office:value-type="string">
            <text:p>Bloody Spiked Vest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15g</text:p>
          </table:table-cell>
          <table:table-cell office:value-type="float" office:value="560">
            <text:p>560</text:p>
          </table:table-cell>
          <table:table-cell/>
          <table:table-cell table:number-columns-repeated="1010"/>
        </table:table-row>
        <table:table-row table:style-name="ro1">
          <table:table-cell table:formula="of:=IF([.M241]=&quot;&quot;;&quot;&quot;;[.C241])">
            <text:p/>
          </table:table-cell>
          <table:table-cell office:value-type="string">
            <text:p>Dead End</text:p>
          </table:table-cell>
          <table:table-cell office:value-type="string">
            <text:p>Armor Upper</text:p>
          </table:table-cell>
          <table:table-cell office:value-type="float" office:value="40">
            <text:p>40</text:p>
          </table:table-cell>
          <table:table-cell office:value-type="string">
            <text:p>Unholy Spiked Vest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30g</text:p>
          </table:table-cell>
          <table:table-cell office:value-type="float" office:value="1240">
            <text:p>1.240</text:p>
          </table:table-cell>
          <table:table-cell/>
          <table:table-cell/>
          <table:table-cell office:value-type="string">
            <text:p>purple</text:p>
          </table:table-cell>
          <table:table-cell table:number-columns-repeated="1008"/>
        </table:table-row>
        <table:table-row table:style-name="ro1">
          <table:table-cell table:formula="of:=IF([.M242]=&quot;&quot;;&quot;&quot;;[.C242])">
            <text:p/>
          </table:table-cell>
          <table:table-cell office:value-type="string">
            <text:p>Dead End</text:p>
          </table:table-cell>
          <table:table-cell office:value-type="string">
            <text:p>Armor Lower</text:p>
          </table:table-cell>
          <table:table-cell office:value-type="string">
            <text:p>++</text:p>
          </table:table-cell>
          <table:table-cell table:number-columns-repeated="8"/>
          <table:table-cell/>
          <table:table-cell table:number-columns-repeated="1010"/>
        </table:table-row>
        <table:table-row table:style-name="ro1">
          <table:table-cell table:formula="of:=IF([.M243]=&quot;&quot;;&quot;&quot;;[.C243])">
            <text:p/>
          </table:table-cell>
          <table:table-cell office:value-type="string">
            <text:p>Dead End</text:p>
          </table:table-cell>
          <table:table-cell office:value-type="string">
            <text:p>Armor Lower</text:p>
          </table:table-cell>
          <table:table-cell/>
          <table:table-cell office:value-type="string">
            <text:p>Unholy Marsh Boots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float" office:value="15000">
            <text:p>15.000</text:p>
          </table:table-cell>
          <table:table-cell office:value-type="float" office:value="500">
            <text:p>500</text:p>
          </table:table-cell>
          <table:table-cell/>
          <table:table-cell table:number-columns-repeated="1010"/>
        </table:table-row>
        <table:table-row table:style-name="ro1">
          <table:table-cell table:formula="of:=IF([.M244]=&quot;&quot;;&quot;&quot;;[.C244])">
            <text:p/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/>
          <table:table-cell office:value-type="string">
            <text:p>Hockey Mask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900">
            <text:p>15.900</text:p>
          </table:table-cell>
          <table:table-cell office:value-type="float" office:value="250">
            <text:p>250</text:p>
          </table:table-cell>
          <table:table-cell/>
          <table:table-cell table:number-columns-repeated="1010"/>
        </table:table-row>
        <table:table-row table:style-name="ro1">
          <table:table-cell table:formula="of:=IF([.M245]=&quot;&quot;;&quot;&quot;;[.C245])">
            <text:p/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 office:value-type="float" office:value="28">
            <text:p>28</text:p>
          </table:table-cell>
          <table:table-cell office:value-type="string">
            <text:p>Bloddy Hockey Mask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5g</text:p>
          </table:table-cell>
          <table:table-cell office:value-type="float" office:value="620">
            <text:p>620</text:p>
          </table:table-cell>
          <table:table-cell/>
          <table:table-cell table:number-columns-repeated="1010"/>
        </table:table-row>
        <table:table-row table:style-name="ro1">
          <table:table-cell table:formula="of:=IF([.M246]=&quot;&quot;;&quot;&quot;;[.C246])" office:value-type="string" office:string-value="Armor Head">
            <text:p>Armor Head</text:p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 office:value-type="float" office:value="42">
            <text:p>42</text:p>
          </table:table-cell>
          <table:table-cell office:value-type="string">
            <text:p>Unholy Hockey Mask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8g</text:p>
          </table:table-cell>
          <table:table-cell office:value-type="float" office:value="800">
            <text:p>80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formula="of:=IF([.M247]=&quot;&quot;;&quot;&quot;;[.C247])">
            <text:p/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 office:value-type="float" office:value="50">
            <text:p>50</text:p>
          </table:table-cell>
          <table:table-cell office:value-type="string">
            <text:p>The Sandman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248]=&quot;&quot;;&quot;&quot;;[.C248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Rickety Chiropter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249]=&quot;&quot;;&quot;&quot;;[.C249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Chiropter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250]=&quot;&quot;;&quot;&quot;;[.C250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Modified Chiropter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251]=&quot;&quot;;&quot;&quot;;[.C251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Dead End Hearse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30g</text:p>
          </table:table-cell>
          <table:table-cell office:value-type="float" office:value="800">
            <text:p>800</text:p>
          </table:table-cell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252]=&quot;&quot;;&quot;&quot;;[.C252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 office:value-type="float" office:value="39">
            <text:p>39</text:p>
          </table:table-cell>
          <table:table-cell office:value-type="string">
            <text:p>Modified Dead End Hearse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18000">
            <text:p>18.000</text:p>
          </table:table-cell>
          <table:table-cell office:value-type="float" office:value="1200">
            <text:p>1.200</text:p>
          </table:table-cell>
          <table:table-cell/>
          <table:table-cell/>
          <table:table-cell office:value-type="string">
            <text:p>blue</text:p>
          </table:table-cell>
          <table:table-cell table:number-columns-repeated="1008"/>
        </table:table-row>
        <table:table-row table:style-name="ro1">
          <table:table-cell table:formula="of:=IF([.M253]=&quot;&quot;;&quot;&quot;;[.C253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 office:value-type="float" office:value="47">
            <text:p>47</text:p>
          </table:table-cell>
          <table:table-cell office:value-type="string">
            <text:p>Tricked-out Dead End Hoarse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table:number-columns-repeated="5"/>
          <table:table-cell/>
          <table:table-cell office:value-type="string">
            <text:p>***</text:p>
          </table:table-cell>
          <table:table-cell office:value-type="string">
            <text:p>purple</text:p>
          </table:table-cell>
          <table:table-cell table:number-columns-repeated="1008"/>
        </table:table-row>
        <table:table-row table:style-name="ro1">
          <table:table-cell table:formula="of:=IF([.M254]=&quot;&quot;;&quot;&quot;;[.C254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 office:value-type="float" office:value="50">
            <text:p>50</text:p>
          </table:table-cell>
          <table:table-cell office:value-type="string">
            <text:p>Mysterious Van</text:p>
          </table:table-cell>
          <table:table-cell office:value-type="float" office:value="113">
            <text:p>113</text:p>
          </table:table-cell>
          <table:table-cell office:value-type="float" office:value="68">
            <text:p>68</text:p>
          </table:table-cell>
          <table:table-cell table:number-columns-repeated="5"/>
          <table:table-cell/>
          <table:table-cell/>
          <table:table-cell office:value-type="string">
            <text:p>purple</text:p>
          </table:table-cell>
          <table:table-cell table:number-columns-repeated="1008"/>
        </table:table-row>
        <table:table-row table:style-name="ro1">
          <table:table-cell table:formula="of:=IF([.M255]=&quot;&quot;;&quot;&quot;;[.C255])">
            <text:p/>
          </table:table-cell>
          <table:table-cell office:value-type="string">
            <text:p>Dead End</text:p>
          </table:table-cell>
          <table:table-cell office:value-type="string">
            <text:p>Vehicle Water</text:p>
          </table:table-cell>
          <table:table-cell/>
          <table:table-cell office:value-type="string">
            <text:p>Rickety Marsh Duck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256]=&quot;&quot;;&quot;&quot;;[.C256])">
            <text:p/>
          </table:table-cell>
          <table:table-cell office:value-type="string">
            <text:p>Dead End</text:p>
          </table:table-cell>
          <table:table-cell office:value-type="string">
            <text:p>Vehicle Water</text:p>
          </table:table-cell>
          <table:table-cell/>
          <table:table-cell office:value-type="string">
            <text:p>Marsh Duck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20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57]=&quot;&quot;;&quot;&quot;;[.C257])">
            <text:p/>
          </table:table-cell>
          <table:table-cell office:value-type="string">
            <text:p>Dead End</text:p>
          </table:table-cell>
          <table:table-cell office:value-type="string">
            <text:p>Vehicle Water</text:p>
          </table:table-cell>
          <table:table-cell/>
          <table:table-cell office:value-type="string">
            <text:p>Modified Marsh Duck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28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58]=&quot;&quot;;&quot;&quot;;[.C258])">
            <text:p/>
          </table:table-cell>
          <table:table-cell office:value-type="string">
            <text:p>Dead End</text:p>
          </table:table-cell>
          <table:table-cell office:value-type="string">
            <text:p>Vehicle Air</text:p>
          </table:table-cell>
          <table:table-cell/>
          <table:table-cell office:value-type="string">
            <text:p>Ricketry Marsh Swarmer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18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59]=&quot;&quot;;&quot;&quot;;[.C259])">
            <text:p/>
          </table:table-cell>
          <table:table-cell office:value-type="string">
            <text:p>Dead End</text:p>
          </table:table-cell>
          <table:table-cell office:value-type="string">
            <text:p>Vehicle Air</text:p>
          </table:table-cell>
          <table:table-cell office:value-type="float" office:value="27">
            <text:p>27</text:p>
          </table:table-cell>
          <table:table-cell office:value-type="string">
            <text:p>Marsh Swarmer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string">
            <text:p>25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60]=&quot;&quot;;&quot;&quot;;[.C260])">
            <text:p/>
          </table:table-cell>
          <table:table-cell office:value-type="string">
            <text:p>Dead End</text:p>
          </table:table-cell>
          <table:table-cell office:value-type="string">
            <text:p>Vehicle Air</text:p>
          </table:table-cell>
          <table:table-cell office:value-type="float" office:value="36">
            <text:p>36</text:p>
          </table:table-cell>
          <table:table-cell office:value-type="string">
            <text:p>Modified Marsh Swarmer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table:number-columns-repeated="3"/>
          <table:table-cell office:value-type="float" office:value="30000">
            <text:p>30.000</text:p>
          </table:table-cell>
          <table:table-cell office:value-type="float" office:value="1000">
            <text:p>1.000</text:p>
          </table:table-cell>
          <table:table-cell/>
          <table:table-cell table:number-columns-repeated="1010"/>
        </table:table-row>
        <table:table-row table:style-name="ro1">
          <table:table-cell table:formula="of:=IF([.M261]=&quot;&quot;;&quot;&quot;;[.C261])">
            <text:p/>
          </table:table-cell>
          <table:table-cell office:value-type="string">
            <text:p>Granite Square</text:p>
          </table:table-cell>
          <table:table-cell office:value-type="string">
            <text:p>Armor Upper</text:p>
          </table:table-cell>
          <table:table-cell/>
          <table:table-cell office:value-type="string">
            <text:p>Fridge Shield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500">
            <text:p>16.5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62]=&quot;&quot;;&quot;&quot;;[.C262])">
            <text:p/>
          </table:table-cell>
          <table:table-cell office:value-type="string">
            <text:p>Granite Square</text:p>
          </table:table-cell>
          <table:table-cell office:value-type="string">
            <text:p>Armor Upper</text:p>
          </table:table-cell>
          <table:table-cell office:value-type="float" office:value="26">
            <text:p>26</text:p>
          </table:table-cell>
          <table:table-cell office:value-type="string">
            <text:p>Cell Phone Jammer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45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63]=&quot;&quot;;&quot;&quot;;[.C263])">
            <text:p/>
          </table:table-cell>
          <table:table-cell office:value-type="string">
            <text:p>Granite Square</text:p>
          </table:table-cell>
          <table:table-cell office:value-type="string">
            <text:p>Armor Upper</text:p>
          </table:table-cell>
          <table:table-cell office:value-type="float" office:value="32">
            <text:p>32</text:p>
          </table:table-cell>
          <table:table-cell office:value-type="string">
            <text:p>Two-Way Radio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float" office:value="27500">
            <text:p>27.500</text:p>
          </table:table-cell>
          <table:table-cell/>
          <table:table-cell/>
          <table:table-cell table:number-columns-repeated="1010"/>
        </table:table-row>
        <table:table-row table:style-name="ro1">
          <table:table-cell/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table:style-name="ce6"/>
          <table:table-cell office:value-type="string">
            <text:p>Low-Rider Bik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800">
            <text:p>8.800</text:p>
          </table:table-cell>
          <table:table-cell table:number-columns-repeated="1012"/>
        </table:table-row>
        <table:table-row table:style-name="ro1">
          <table:table-cell table:formula="of:=IF([.M265]=&quot;&quot;;&quot;&quot;;[.C265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/>
          <table:table-cell office:value-type="string">
            <text:p>Pandora 60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3700">
            <text:p>13.700</text:p>
          </table:table-cell>
          <table:table-cell/>
          <table:table-cell table:style-name="ce2"/>
          <table:table-cell table:number-columns-repeated="1010"/>
        </table:table-row>
        <table:table-row table:style-name="ro1">
          <table:table-cell table:formula="of:=IF([.M266]=&quot;&quot;;&quot;&quot;;[.C266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30">
            <text:p>30</text:p>
          </table:table-cell>
          <table:table-cell office:value-type="string">
            <text:p>Supercharged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4500">
            <text:p>24.5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67]=&quot;&quot;;&quot;&quot;;[.C267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42">
            <text:p>42</text:p>
          </table:table-cell>
          <table:table-cell office:value-type="string">
            <text:p>Valros 1000 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9500">
            <text:p>39.5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68]=&quot;&quot;;&quot;&quot;;[.C268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45">
            <text:p>45</text:p>
          </table:table-cell>
          <table:table-cell office:value-type="string">
            <text:p>Rambler <text:s text:c="4"/>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8000">
            <text:p>88.000</text:p>
          </table:table-cell>
          <table:table-cell/>
          <table:table-cell/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 table:formula="of:=IF([.M269]=&quot;&quot;;&quot;&quot;;[.C269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53">
            <text:p>53</text:p>
          </table:table-cell>
          <table:table-cell office:value-type="string">
            <text:p>Chopper 124 Zed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1010"/>
        </table:table-row>
        <table:table-row table:style-name="ro1">
          <table:table-cell table:formula="of:=IF([.M270]=&quot;&quot;;&quot;&quot;;[.C270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/>
          <table:table-cell office:value-type="string">
            <text:p>Side-by-side Shotgun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800">
            <text:p>15.8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71]=&quot;&quot;;&quot;&quot;;[.C271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27">
            <text:p>27</text:p>
          </table:table-cell>
          <table:table-cell office:value-type="string">
            <text:p>Assault Shotgun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272]=&quot;&quot;;&quot;&quot;;[.C272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29">
            <text:p>29</text:p>
          </table:table-cell>
          <table:table-cell office:value-type="string">
            <text:p>Over Under Shotgun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5"/>
          <table:table-cell/>
          <table:table-cell table:style-name="ce2"/>
          <table:table-cell table:number-columns-repeated="1009"/>
        </table:table-row>
        <table:table-row table:style-name="ro1">
          <table:table-cell table:formula="of:=IF([.M273]=&quot;&quot;;&quot;&quot;;[.C273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46">
            <text:p>46</text:p>
          </table:table-cell>
          <table:table-cell office:value-type="string">
            <text:p>Sawed Off Shgun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table:number-columns-repeated="5"/>
          <table:table-cell/>
          <table:table-cell/>
          <table:table-cell office:value-type="string">
            <text:p>green</text:p>
          </table:table-cell>
          <table:table-cell table:number-columns-repeated="1008"/>
        </table:table-row>
        <table:table-row table:style-name="ro1">
          <table:table-cell table:formula="of:=IF([.M274]=&quot;&quot;;&quot;&quot;;[.C274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55">
            <text:p>55</text:p>
          </table:table-cell>
          <table:table-cell office:value-type="string">
            <text:p>SA-12 Shotgun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2"/>
          <table:table-cell/>
          <table:table-cell table:number-columns-repeated="1010"/>
        </table:table-row>
        <table:table-row table:style-name="ro1">
          <table:table-cell table:formula="of:=IF([.M275]=&quot;&quot;;&quot;&quot;;[.C275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31">
            <text:p>31</text:p>
          </table:table-cell>
          <table:table-cell office:value-type="string">
            <text:p>unlocks</text:p>
          </table:table-cell>
          <table:table-cell table:number-columns-repeated="7"/>
          <table:table-cell/>
          <table:table-cell table:number-columns-repeated="1010"/>
        </table:table-row>
        <table:table-row table:style-name="ro1">
          <table:table-cell table:formula="of:=IF([.M276]=&quot;&quot;;&quot;&quot;;[.C276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38">
            <text:p>38</text:p>
          </table:table-cell>
          <table:table-cell office:value-type="string">
            <text:p>Swap Boat <text:s text:c="2"/>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18g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77]=&quot;&quot;;&quot;&quot;;[.C277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43">
            <text:p>43</text:p>
          </table:table-cell>
          <table:table-cell office:value-type="string">
            <text:p>Homemade Sub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2500">
            <text:p>42.50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78]=&quot;&quot;;&quot;&quot;;[.C278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69">
            <text:p>69</text:p>
          </table:table-cell>
          <table:table-cell office:value-type="string">
            <text:p>Super Yatch</text:p>
          </table:table-cell>
          <table:table-cell office:value-type="float" office:value="119">
            <text:p>119</text:p>
          </table:table-cell>
          <table:table-cell office:value-type="float" office:value="88">
            <text:p>88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279]=&quot;&quot;;&quot;&quot;;[.C279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93">
            <text:p>93</text:p>
          </table:table-cell>
          <table:table-cell office:value-type="string">
            <text:p>Luxury Junk Ship</text:p>
          </table:table-cell>
          <table:table-cell office:value-type="float" office:value="157">
            <text:p>157</text:p>
          </table:table-cell>
          <table:table-cell office:value-type="float" office:value="142">
            <text:p>142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280]=&quot;&quot;;&quot;&quot;;[.C280])">
            <text:p/>
          </table:table-cell>
          <table:table-cell office:value-type="string">
            <text:p>Craft</text:p>
          </table:table-cell>
          <table:table-cell office:value-type="string">
            <text:p>Weapon Light</text:p>
          </table:table-cell>
          <table:table-cell/>
          <table:table-cell office:value-type="string">
            <text:p>Silenced B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281]=&quot;&quot;;&quot;&quot;;[.C281])">
            <text:p/>
          </table:table-cell>
          <table:table-cell office:value-type="string">
            <text:p>Craft</text:p>
          </table:table-cell>
          <table:table-cell office:value-type="string">
            <text:p>Weapon Light</text:p>
          </table:table-cell>
          <table:table-cell/>
          <table:table-cell office:value-type="string">
            <text:p>Assisted Knife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82]=&quot;&quot;;&quot;&quot;;[.C282])">
            <text:p/>
          </table:table-cell>
          <table:table-cell office:value-type="string">
            <text:p>Craft</text:p>
          </table:table-cell>
          <table:table-cell office:value-type="string">
            <text:p>Armor Upper</text:p>
          </table:table-cell>
          <table:table-cell/>
          <table:table-cell office:value-type="string">
            <text:p>Anti-Stab Vest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  <table:table-cell/>
          <table:table-cell table:number-columns-repeated="1010"/>
        </table:table-row>
        <table:table-row table:style-name="ro1">
          <table:table-cell table:formula="of:=IF([.M283]=&quot;&quot;;&quot;&quot;;[.C283])">
            <text:p/>
          </table:table-cell>
          <table:table-cell office:value-type="string">
            <text:p>Craft</text:p>
          </table:table-cell>
          <table:table-cell office:value-type="string">
            <text:p>Armor Upper</text:p>
          </table:table-cell>
          <table:table-cell/>
          <table:table-cell office:value-type="string">
            <text:p>Bulletproof Ves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010"/>
        </table:table-row>
        <table:table-row table:style-name="ro1">
          <table:table-cell table:formula="of:=IF([.M284]=&quot;&quot;;&quot;&quot;;[.C284])">
            <text:p/>
          </table:table-cell>
          <table:table-cell office:value-type="string">
            <text:p>Cassino Row</text:p>
          </table:table-cell>
          <table:table-cell office:value-type="string">
            <text:p>Clothing</text:p>
          </table:table-cell>
          <table:table-cell table:number-columns-repeated="9"/>
          <table:table-cell/>
          <table:table-cell table:number-columns-repeated="1010"/>
        </table:table-row>
        <table:table-row table:style-name="ro1">
          <table:table-cell table:formula="of:=IF([.M285]=&quot;&quot;;&quot;&quot;;[.C285])">
            <text:p/>
          </table:table-cell>
          <table:table-cell office:value-type="string">
            <text:p>Downtown</text:p>
          </table:table-cell>
          <table:table-cell office:value-type="string">
            <text:p>Clothing</text:p>
          </table:table-cell>
          <table:table-cell table:number-columns-repeated="9"/>
          <table:table-cell/>
          <table:table-cell table:number-columns-repeated="1010"/>
        </table:table-row>
        <table:table-row table:style-name="ro1">
          <table:table-cell table:formula="of:=IF([.M286]=&quot;&quot;;&quot;&quot;;[.C286])">
            <text:p/>
          </table:table-cell>
          <table:table-cell office:value-type="string">
            <text:p>Boxer Island</text:p>
          </table:table-cell>
          <table:table-cell office:value-type="string">
            <text:p>Clothing</text:p>
          </table:table-cell>
          <table:table-cell office:value-type="float" office:value="38">
            <text:p>38</text:p>
          </table:table-cell>
          <table:table-cell office:value-type="string">
            <text:p>unlocks</text:p>
          </table:table-cell>
          <table:table-cell table:number-columns-repeated="7"/>
          <table:table-cell/>
          <table:table-cell table:number-columns-repeated="1010"/>
        </table:table-row>
        <table:table-row table:style-name="ro1">
          <table:table-cell table:formula="of:=IF([.M287]=&quot;&quot;;&quot;&quot;;[.C287])">
            <text:p/>
          </table:table-cell>
          <table:table-cell office:value-type="string">
            <text:p>Drops</text:p>
          </table:table-cell>
          <table:table-cell office:value-type="string">
            <text:p>Weapon Light</text:p>
          </table:table-cell>
          <table:table-cell/>
          <table:table-cell office:value-type="string">
            <text:p>Dive Knife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1010"/>
        </table:table-row>
        <table:table-row table:style-name="ro1">
          <table:table-cell table:formula="of:=IF([.M288]=&quot;&quot;;&quot;&quot;;[.C288])">
            <text:p/>
          </table:table-cell>
          <table:table-cell office:value-type="string">
            <text:p>Drops</text:p>
          </table:table-cell>
          <table:table-cell office:value-type="string">
            <text:p>Weapon Heavy</text:p>
          </table:table-cell>
          <table:table-cell/>
          <table:table-cell office:value-type="string">
            <text:p>.22 SMG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1010"/>
        </table:table-row>
        <table:table-row table:style-name="ro1">
          <table:table-cell table:formula="of:=IF([.M289]=&quot;&quot;;&quot;&quot;;[.C289])" office:value-type="string" office:string-value="Weapon Heavy">
            <text:p>Weapon Heavy</text:p>
          </table:table-cell>
          <table:table-cell office:value-type="string">
            <text:p>Drops</text:p>
          </table:table-cell>
          <table:table-cell office:value-type="string">
            <text:p>Weapon Heavy</text:p>
          </table:table-cell>
          <table:table-cell/>
          <table:table-cell office:value-type="string">
            <text:p>Grease Gun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formula="of:=IF([.M290]=&quot;&quot;;&quot;&quot;;[.C290])">
            <text:p/>
          </table:table-cell>
          <table:table-cell office:value-type="string">
            <text:p>Drops</text:p>
          </table:table-cell>
          <table:table-cell office:value-type="string">
            <text:p>Armor Upper</text:p>
          </table:table-cell>
          <table:table-cell/>
          <table:table-cell office:value-type="string">
            <text:p>Puncture-proof Gloves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1010"/>
        </table:table-row>
        <table:table-row table:style-name="ro1">
          <table:table-cell table:formula="of:=IF([.M291]=&quot;&quot;;&quot;&quot;;[.C291])">
            <text:p/>
          </table:table-cell>
          <table:table-cell office:value-type="string">
            <text:p>Drops</text:p>
          </table:table-cell>
          <table:table-cell office:value-type="string">
            <text:p>Armor Upper</text:p>
          </table:table-cell>
          <table:table-cell/>
          <table:table-cell office:value-type="string">
            <text:p>Fortified Briefcase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1010"/>
        </table:table-row>
        <table:table-row table:style-name="ro1">
          <table:table-cell table:formula="of:=IF([.M292]=&quot;&quot;;&quot;&quot;;[.C292])">
            <text:p/>
          </table:table-cell>
          <table:table-cell office:value-type="string">
            <text:p>Drops</text:p>
          </table:table-cell>
          <table:table-cell office:value-type="string">
            <text:p>Armor Upper</text:p>
          </table:table-cell>
          <table:table-cell/>
          <table:table-cell office:value-type="string">
            <text:p>Flak Jacket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1010"/>
        </table:table-row>
        <table:table-row table:style-name="ro1">
          <table:table-cell/>
          <table:table-cell office:value-type="string">
            <text:p>Drops</text:p>
          </table:table-cell>
          <table:table-cell office:value-type="string">
            <text:p>Vehicle Ground</text:p>
          </table:table-cell>
          <table:table-cell/>
          <table:table-cell office:value-type="string">
            <text:p>Motorized Scooter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Default" office:value-type="string">
            <text:p>Plasma Shocker</text:p>
          </table:table-cell>
          <table:table-cell table:style-name="Default" table:number-columns-repeated="1018"/>
        </table:table-row>
        <table:table-row table:style-name="ro1" table:number-rows-repeated="3">
          <table:table-cell table:style-name="Default" table:number-columns-repeated="1023"/>
        </table:table-row>
        <table:table-row table:style-name="ro1" table:visibility="collapse">
          <table:table-cell table:style-name="ce2" office:value-type="string">
            <text:p>Weapon Light</text:p>
          </table:table-cell>
          <table:table-cell office:value-type="string">
            <text:p>--</text:p>
          </table:table-cell>
          <table:table-cell table:number-columns-repeated="2"/>
          <table:table-cell office:value-type="string">
            <text:p>--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--</text:p>
          </table:table-cell>
          <table:table-cell table:number-columns-repeated="4" office:value-type="string">
            <text:p>--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Weapon Heavy</text:p>
          </table:table-cell>
          <table:table-cell office:value-type="string">
            <text:p>--</text:p>
          </table:table-cell>
          <table:table-cell table:number-columns-repeated="2"/>
          <table:table-cell office:value-type="string">
            <text:p>--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--</text:p>
          </table:table-cell>
          <table:table-cell table:number-columns-repeated="4" office:value-type="string">
            <text:p>--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Weapon Special</text:p>
          </table:table-cell>
          <table:table-cell office:value-type="string">
            <text:p>--</text:p>
          </table:table-cell>
          <table:table-cell table:number-columns-repeated="2"/>
          <table:table-cell office:value-type="string">
            <text:p>--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--</text:p>
          </table:table-cell>
          <table:table-cell table:number-columns-repeated="4" office:value-type="string">
            <text:p>--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Armor Upper</text:p>
          </table:table-cell>
          <table:table-cell office:value-type="string">
            <text:p>--</text:p>
          </table:table-cell>
          <table:table-cell table:number-columns-repeated="2"/>
          <table:table-cell office:value-type="string">
            <text:p>--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--</text:p>
          </table:table-cell>
          <table:table-cell table:number-columns-repeated="4" office:value-type="string">
            <text:p>--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Armor Lower</text:p>
          </table:table-cell>
          <table:table-cell office:value-type="string">
            <text:p>--</text:p>
          </table:table-cell>
          <table:table-cell table:number-columns-repeated="2"/>
          <table:table-cell office:value-type="string">
            <text:p>--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--</text:p>
          </table:table-cell>
          <table:table-cell table:number-columns-repeated="4" office:value-type="string">
            <text:p>--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Armor Head</text:p>
          </table:table-cell>
          <table:table-cell office:value-type="string">
            <text:p>--</text:p>
          </table:table-cell>
          <table:table-cell table:number-columns-repeated="2"/>
          <table:table-cell office:value-type="string">
            <text:p>--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--</text:p>
          </table:table-cell>
          <table:table-cell table:number-columns-repeated="4" office:value-type="string">
            <text:p>--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Vehicle Ground</text:p>
          </table:table-cell>
          <table:table-cell office:value-type="string">
            <text:p>--</text:p>
          </table:table-cell>
          <table:table-cell table:number-columns-repeated="2"/>
          <table:table-cell office:value-type="string">
            <text:p>--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--</text:p>
          </table:table-cell>
          <table:table-cell table:number-columns-repeated="4" office:value-type="string">
            <text:p>--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Vehicle Water</text:p>
          </table:table-cell>
          <table:table-cell office:value-type="string">
            <text:p>--</text:p>
          </table:table-cell>
          <table:table-cell table:number-columns-repeated="2"/>
          <table:table-cell office:value-type="string">
            <text:p>--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--</text:p>
          </table:table-cell>
          <table:table-cell table:number-columns-repeated="4" office:value-type="string">
            <text:p>--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Vehicle Air</text:p>
          </table:table-cell>
          <table:table-cell office:value-type="string">
            <text:p>--</text:p>
          </table:table-cell>
          <table:table-cell table:number-columns-repeated="2"/>
          <table:table-cell office:value-type="string">
            <text:p>--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--</text:p>
          </table:table-cell>
          <table:table-cell table:number-columns-repeated="4" office:value-type="string">
            <text:p>--</text:p>
          </table:table-cell>
          <table:table-cell table:number-columns-repeated="1012"/>
        </table:table-row>
        <table:table-row table:style-name="ro1" table:number-rows-repeated="10482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orkers" table:style-name="ta1" table:print="false"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5"/>
        <table:table-column table:style-name="co17" table:default-cell-style-name="ce12"/>
        <table:table-column table:style-name="co18" table:default-cell-style-name="ce17"/>
        <table:table-column table:style-name="co10" table:default-cell-style-name="ce11"/>
        <table:table-column table:style-name="co10" table:default-cell-style-name="ce15"/>
        <table:table-column table:style-name="co19" table:default-cell-style-name="ce12"/>
        <table:table-column table:style-name="co9" table:number-columns-repeated="1014" table:default-cell-style-name="ce12"/>
        <table:table-row table:style-name="ro1">
          <table:table-cell table:style-name="ce11" office:value-type="string">
            <text:p>#</text:p>
          </table:table-cell>
          <table:table-cell table:style-name="ce11" office:value-type="string">
            <text:p>Tier</text:p>
          </table:table-cell>
          <table:table-cell table:style-name="ce11" office:value-type="string">
            <text:p>Worker</text:p>
          </table:table-cell>
          <table:table-cell table:style-name="ce11" office:value-type="string">
            <text:p>Goods (p)</text:p>
          </table:table-cell>
          <table:table-cell table:style-name="ce14" office:value-type="string">
            <text:p>Hours (h)</text:p>
          </table:table-cell>
          <table:table-cell table:style-name="ce11" office:value-type="string">
            <text:p>Cash ($)</text:p>
          </table:table-cell>
          <table:table-cell office:value-type="string">
            <text:p>$/p</text:p>
          </table:table-cell>
          <table:table-cell office:value-type="string">
            <text:p>$/h</text:p>
          </table:table-cell>
          <table:table-cell table:style-name="ce14" office:value-type="string">
            <text:p>p/h</text:p>
          </table:table-cell>
          <table:table-cell table:style-name="ce11" office:value-type="string">
            <text:p>w*p</text:p>
          </table:table-cell>
          <table:table-cell table:style-name="ce11" office:value-type="string">
            <text:p>w*$</text:p>
          </table:table-cell>
          <table:table-cell table:style-name="ce11" office:value-type="string">
            <text:p>w*$/h</text:p>
          </table:table-cell>
          <table:table-cell table:style-name="ce11" office:value-type="string">
            <text:p>w*p/h</text:p>
          </table:table-cell>
          <table:table-cell table:style-name="ce11" office:value-type="string">
            <text:p>w*$/d</text:p>
          </table:table-cell>
          <table:table-cell table:style-name="ce11" office:value-type="string">
            <text:p>w*p/d</text:p>
          </table:table-cell>
          <table:table-cell table:style-name="ce11" table:number-columns-repeated="100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Card Shark</text:p>
          </table:table-cell>
          <table:table-cell office:value-type="float" office:value="20">
            <text:p>20</text:p>
          </table:table-cell>
          <table:table-cell table:formula="of:=5/60" office:value-type="float" office:value="0.0833333333333333">
            <text:p>0,1</text:p>
          </table:table-cell>
          <table:table-cell office:value-type="float" office:value="90">
            <text:p>90</text:p>
          </table:table-cell>
          <table:table-cell table:formula="of:=IF([.D2]&gt;0;[.F2]/[.D2];0)" office:value-type="float" office:value="4.5">
            <text:p>4,50</text:p>
          </table:table-cell>
          <table:table-cell table:formula="of:=IF([.E2]&gt;0;[.F2]/[.E2];0)" office:value-type="float" office:value="1080">
            <text:p>1.080</text:p>
          </table:table-cell>
          <table:table-cell table:formula="of:=IF([.E2]&gt;0;[.D2]/[.E2];0)" office:value-type="float" office:value="240">
            <text:p>240,0</text:p>
          </table:table-cell>
          <table:table-cell table:formula="of:=[.D2]*worker" office:value-type="float" office:value="300">
            <text:p>300</text:p>
          </table:table-cell>
          <table:table-cell table:formula="of:=[.F2]*worker" office:value-type="float" office:value="1350">
            <text:p>1.350</text:p>
          </table:table-cell>
          <table:table-cell table:formula="of:=worker*[.H2]" office:value-type="float" office:value="16200">
            <text:p>16.200</text:p>
          </table:table-cell>
          <table:table-cell table:formula="of:=worker*[.I2]" office:value-type="float" office:value="3600">
            <text:p>3.600</text:p>
          </table:table-cell>
          <table:table-cell table:formula="of:=[.L2]*24" office:value-type="float" office:value="388800">
            <text:p>388.800</text:p>
          </table:table-cell>
          <table:table-cell table:formula="of:=[.M2]*24" office:value-type="float" office:value="86400">
            <text:p>86.400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reet Performer</text:p>
          </table:table-cell>
          <table:table-cell office:value-type="float" office:value="50">
            <text:p>50</text:p>
          </table:table-cell>
          <table:table-cell table:formula="of:=15/60" office:value-type="float" office:value="0.25">
            <text:p>0,3</text:p>
          </table:table-cell>
          <table:table-cell office:value-type="float" office:value="270">
            <text:p>270</text:p>
          </table:table-cell>
          <table:table-cell table:formula="of:=IF([.D3]&gt;0;[.F3]/[.D3];0)" office:value-type="float" office:value="5.4">
            <text:p>5,40</text:p>
          </table:table-cell>
          <table:table-cell table:formula="of:=IF([.E3]&gt;0;[.F3]/[.E3];0)" office:value-type="float" office:value="1080">
            <text:p>1.080</text:p>
          </table:table-cell>
          <table:table-cell table:formula="of:=IF([.E3]&gt;0;[.D3]/[.E3];0)" office:value-type="float" office:value="200">
            <text:p>200,0</text:p>
          </table:table-cell>
          <table:table-cell table:formula="of:=[.D3]*worker" office:value-type="float" office:value="750">
            <text:p>750</text:p>
          </table:table-cell>
          <table:table-cell table:formula="of:=[.F3]*worker" office:value-type="float" office:value="4050">
            <text:p>4.050</text:p>
          </table:table-cell>
          <table:table-cell table:formula="of:=worker*[.H3]" office:value-type="float" office:value="16200">
            <text:p>16.200</text:p>
          </table:table-cell>
          <table:table-cell table:formula="of:=worker*[.I3]" office:value-type="float" office:value="3000">
            <text:p>3.000</text:p>
          </table:table-cell>
          <table:table-cell table:formula="of:=[.L3]*24" office:value-type="float" office:value="388800">
            <text:p>388.800</text:p>
          </table:table-cell>
          <table:table-cell table:formula="of:=[.M3]*24" office:value-type="float" office:value="72000">
            <text:p>72.000</text:p>
          </table:table-cell>
          <table:table-cell table:number-columns-repeated="1009"/>
        </table:table-row>
        <table:table-row table:style-name="ro1"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Drug Dealer</text:p>
          </table:table-cell>
          <table:table-cell table:style-name="ce13" office:value-type="float" office:value="85">
            <text:p>85</text:p>
          </table:table-cell>
          <table:table-cell table:style-name="ce16" office:value-type="float" office:value="8">
            <text:p>8,0</text:p>
          </table:table-cell>
          <table:table-cell table:style-name="ce13" office:value-type="float" office:value="540">
            <text:p>540</text:p>
          </table:table-cell>
          <table:table-cell table:formula="of:=IF([.D4]&gt;0;[.F4]/[.D4];0)" office:value-type="float" office:value="6.35294117647059">
            <text:p>6,35</text:p>
          </table:table-cell>
          <table:table-cell table:formula="of:=IF([.E4]&gt;0;[.F4]/[.E4];0)" office:value-type="float" office:value="67.5">
            <text:p>68</text:p>
          </table:table-cell>
          <table:table-cell table:style-name="ce16" table:formula="of:=IF([.E4]&gt;0;[.D4]/[.E4];0)" office:value-type="float" office:value="10.625">
            <text:p>10,6</text:p>
          </table:table-cell>
          <table:table-cell table:style-name="ce13" table:formula="of:=[.D4]*worker" office:value-type="float" office:value="1275">
            <text:p>1.275</text:p>
          </table:table-cell>
          <table:table-cell table:style-name="ce13" table:formula="of:=[.F4]*worker" office:value-type="float" office:value="8100">
            <text:p>8.100</text:p>
          </table:table-cell>
          <table:table-cell table:style-name="ce13" table:formula="of:=worker*[.H4]" office:value-type="float" office:value="1012.5">
            <text:p>1.013</text:p>
          </table:table-cell>
          <table:table-cell table:style-name="ce13" table:formula="of:=worker*[.I4]" office:value-type="float" office:value="159.375">
            <text:p>159</text:p>
          </table:table-cell>
          <table:table-cell table:style-name="ce13" table:formula="of:=[.L4]*24" office:value-type="float" office:value="24300">
            <text:p>24.300</text:p>
          </table:table-cell>
          <table:table-cell table:style-name="ce13" table:formula="of:=[.M4]*24" office:value-type="float" office:value="3825">
            <text:p>3.825</text:p>
          </table:table-cell>
          <table:table-cell table:style-name="ce13"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ersonal Trainer</text:p>
          </table:table-cell>
          <table:table-cell office:value-type="float" office:value="120">
            <text:p>120</text:p>
          </table:table-cell>
          <table:table-cell office:value-type="float" office:value="12">
            <text:p>12,0</text:p>
          </table:table-cell>
          <table:table-cell office:value-type="float" office:value="810">
            <text:p>810</text:p>
          </table:table-cell>
          <table:table-cell table:formula="of:=IF([.D5]&gt;0;[.F5]/[.D5];0)" office:value-type="float" office:value="6.75">
            <text:p>6,75</text:p>
          </table:table-cell>
          <table:table-cell table:formula="of:=IF([.E5]&gt;0;[.F5]/[.E5];0)" office:value-type="float" office:value="67.5">
            <text:p>68</text:p>
          </table:table-cell>
          <table:table-cell table:formula="of:=IF([.E5]&gt;0;[.D5]/[.E5];0)" office:value-type="float" office:value="10">
            <text:p>10,0</text:p>
          </table:table-cell>
          <table:table-cell table:formula="of:=[.D5]*worker" office:value-type="float" office:value="1800">
            <text:p>1.800</text:p>
          </table:table-cell>
          <table:table-cell table:formula="of:=[.F5]*worker" office:value-type="float" office:value="12150">
            <text:p>12.150</text:p>
          </table:table-cell>
          <table:table-cell table:formula="of:=worker*[.H5]" office:value-type="float" office:value="1012.5">
            <text:p>1.013</text:p>
          </table:table-cell>
          <table:table-cell table:formula="of:=worker*[.I5]" office:value-type="float" office:value="150">
            <text:p>150</text:p>
          </table:table-cell>
          <table:table-cell table:formula="of:=[.L5]*24" office:value-type="float" office:value="24300">
            <text:p>24.300</text:p>
          </table:table-cell>
          <table:table-cell table:formula="of:=[.M5]*24" office:value-type="float" office:value="3600">
            <text:p>3.600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emale Entretainer</text:p>
          </table:table-cell>
          <table:table-cell office:value-type="float" office:value="180">
            <text:p>180</text:p>
          </table:table-cell>
          <table:table-cell office:value-type="float" office:value="24">
            <text:p>24,0</text:p>
          </table:table-cell>
          <table:table-cell office:value-type="float" office:value="1260">
            <text:p>1.260</text:p>
          </table:table-cell>
          <table:table-cell table:formula="of:=IF([.D6]&gt;0;[.F6]/[.D6];0)" office:value-type="float" office:value="7">
            <text:p>7,00</text:p>
          </table:table-cell>
          <table:table-cell table:formula="of:=IF([.E6]&gt;0;[.F6]/[.E6];0)" office:value-type="float" office:value="52.5">
            <text:p>53</text:p>
          </table:table-cell>
          <table:table-cell table:formula="of:=IF([.E6]&gt;0;[.D6]/[.E6];0)" office:value-type="float" office:value="7.5">
            <text:p>7,5</text:p>
          </table:table-cell>
          <table:table-cell table:formula="of:=[.D6]*worker" office:value-type="float" office:value="2700">
            <text:p>2.700</text:p>
          </table:table-cell>
          <table:table-cell table:formula="of:=[.F6]*worker" office:value-type="float" office:value="18900">
            <text:p>18.900</text:p>
          </table:table-cell>
          <table:table-cell table:formula="of:=worker*[.H6]" office:value-type="float" office:value="787.5">
            <text:p>788</text:p>
          </table:table-cell>
          <table:table-cell table:formula="of:=worker*[.I6]" office:value-type="float" office:value="112.5">
            <text:p>113</text:p>
          </table:table-cell>
          <table:table-cell table:formula="of:=[.L6]*24" office:value-type="float" office:value="18900">
            <text:p>18.900</text:p>
          </table:table-cell>
          <table:table-cell table:formula="of:=[.M6]*24" office:value-type="float" office:value="2700">
            <text:p>2.700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iker</text:p>
          </table:table-cell>
          <table:table-cell office:value-type="float" office:value="300">
            <text:p>300</text:p>
          </table:table-cell>
          <table:table-cell office:value-type="float" office:value="48">
            <text:p>48,0</text:p>
          </table:table-cell>
          <table:table-cell office:value-type="float" office:value="2160">
            <text:p>2.160</text:p>
          </table:table-cell>
          <table:table-cell table:formula="of:=IF([.D7]&gt;0;[.F7]/[.D7];0)" office:value-type="float" office:value="7.2">
            <text:p>7,20</text:p>
          </table:table-cell>
          <table:table-cell table:formula="of:=IF([.E7]&gt;0;[.F7]/[.E7];0)" office:value-type="float" office:value="45">
            <text:p>45</text:p>
          </table:table-cell>
          <table:table-cell table:formula="of:=IF([.E7]&gt;0;[.D7]/[.E7];0)" office:value-type="float" office:value="6.25">
            <text:p>6,3</text:p>
          </table:table-cell>
          <table:table-cell table:formula="of:=[.D7]*worker" office:value-type="float" office:value="4500">
            <text:p>4.500</text:p>
          </table:table-cell>
          <table:table-cell table:formula="of:=[.F7]*worker" office:value-type="float" office:value="32400">
            <text:p>32.400</text:p>
          </table:table-cell>
          <table:table-cell table:formula="of:=worker*[.H7]" office:value-type="float" office:value="675">
            <text:p>675</text:p>
          </table:table-cell>
          <table:table-cell table:formula="of:=worker*[.I7]" office:value-type="float" office:value="93.75">
            <text:p>94</text:p>
          </table:table-cell>
          <table:table-cell table:formula="of:=[.L7]*24" office:value-type="float" office:value="16200">
            <text:p>16.200</text:p>
          </table:table-cell>
          <table:table-cell table:formula="of:=[.M7]*24" office:value-type="float" office:value="2250">
            <text:p>2.250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onkey</text:p>
          </table:table-cell>
          <table:table-cell office:value-type="float" office:value="70">
            <text:p>70</text:p>
          </table:table-cell>
          <table:table-cell table:formula="of:=5/60" office:value-type="float" office:value="0.0833333333333333">
            <text:p>0,1</text:p>
          </table:table-cell>
          <table:table-cell office:value-type="float" office:value="288">
            <text:p>288</text:p>
          </table:table-cell>
          <table:table-cell table:formula="of:=IF([.D8]&gt;0;[.F8]/[.D8];0)" office:value-type="float" office:value="4.11428571428571">
            <text:p>4,11</text:p>
          </table:table-cell>
          <table:table-cell table:formula="of:=IF([.E8]&gt;0;[.F8]/[.E8];0)" office:value-type="float" office:value="3456">
            <text:p>3.456</text:p>
          </table:table-cell>
          <table:table-cell table:formula="of:=IF([.E8]&gt;0;[.D8]/[.E8];0)" office:value-type="float" office:value="840">
            <text:p>840,0</text:p>
          </table:table-cell>
          <table:table-cell table:formula="of:=[.D8]*worker" office:value-type="float" office:value="1050">
            <text:p>1.050</text:p>
          </table:table-cell>
          <table:table-cell table:formula="of:=[.F8]*worker" office:value-type="float" office:value="4320">
            <text:p>4.320</text:p>
          </table:table-cell>
          <table:table-cell table:formula="of:=worker*[.H8]" office:value-type="float" office:value="51840">
            <text:p>51.840</text:p>
          </table:table-cell>
          <table:table-cell table:formula="of:=worker*[.I8]" office:value-type="float" office:value="12600">
            <text:p>12.600</text:p>
          </table:table-cell>
          <table:table-cell table:formula="of:=[.L8]*24" office:value-type="float" office:value="1244160">
            <text:p>1.244.160</text:p>
          </table:table-cell>
          <table:table-cell table:formula="of:=[.M8]*24" office:value-type="float" office:value="302400">
            <text:p>302.400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Hot Dog Vendor</text:p>
          </table:table-cell>
          <table:table-cell office:value-type="float" office:value="120">
            <text:p>120</text:p>
          </table:table-cell>
          <table:table-cell table:formula="of:=15/60" office:value-type="float" office:value="0.25">
            <text:p>0,3</text:p>
          </table:table-cell>
          <table:table-cell office:value-type="float" office:value="540">
            <text:p>540</text:p>
          </table:table-cell>
          <table:table-cell table:formula="of:=IF([.D9]&gt;0;[.F9]/[.D9];0)" office:value-type="float" office:value="4.5">
            <text:p>4,50</text:p>
          </table:table-cell>
          <table:table-cell table:formula="of:=IF([.E9]&gt;0;[.F9]/[.E9];0)" office:value-type="float" office:value="2160">
            <text:p>2.160</text:p>
          </table:table-cell>
          <table:table-cell table:formula="of:=IF([.E9]&gt;0;[.D9]/[.E9];0)" office:value-type="float" office:value="480">
            <text:p>480,0</text:p>
          </table:table-cell>
          <table:table-cell table:formula="of:=[.D9]*worker" office:value-type="float" office:value="1800">
            <text:p>1.800</text:p>
          </table:table-cell>
          <table:table-cell table:formula="of:=[.F9]*worker" office:value-type="float" office:value="8100">
            <text:p>8.100</text:p>
          </table:table-cell>
          <table:table-cell table:formula="of:=worker*[.H9]" office:value-type="float" office:value="32400">
            <text:p>32.400</text:p>
          </table:table-cell>
          <table:table-cell table:formula="of:=worker*[.I9]" office:value-type="float" office:value="7200">
            <text:p>7.200</text:p>
          </table:table-cell>
          <table:table-cell table:formula="of:=[.L9]*24" office:value-type="float" office:value="777600">
            <text:p>777.600</text:p>
          </table:table-cell>
          <table:table-cell table:formula="of:=[.M9]*24" office:value-type="float" office:value="172800">
            <text:p>172.800</text:p>
          </table:table-cell>
          <table:table-cell table:number-columns-repeated="1009"/>
        </table:table-row>
        <table:table-row table:style-name="ro1">
          <table:table-cell table:style-name="ce1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DJ Girl</text:p>
          </table:table-cell>
          <table:table-cell table:style-name="ce13" office:value-type="float" office:value="240">
            <text:p>240</text:p>
          </table:table-cell>
          <table:table-cell table:style-name="ce16" office:value-type="float" office:value="4">
            <text:p>4,0</text:p>
          </table:table-cell>
          <table:table-cell table:style-name="ce13" office:value-type="float" office:value="1170">
            <text:p>1.170</text:p>
          </table:table-cell>
          <table:table-cell table:formula="of:=IF([.D10]&gt;0;[.F10]/[.D10];0)" office:value-type="float" office:value="4.875">
            <text:p>4,88</text:p>
          </table:table-cell>
          <table:table-cell table:formula="of:=IF([.E10]&gt;0;[.F10]/[.E10];0)" office:value-type="float" office:value="292.5">
            <text:p>293</text:p>
          </table:table-cell>
          <table:table-cell table:style-name="ce16" table:formula="of:=IF([.E10]&gt;0;[.D10]/[.E10];0)" office:value-type="float" office:value="60">
            <text:p>60,0</text:p>
          </table:table-cell>
          <table:table-cell table:style-name="ce13" table:formula="of:=[.D10]*worker" office:value-type="float" office:value="3600">
            <text:p>3.600</text:p>
          </table:table-cell>
          <table:table-cell table:style-name="ce13" table:formula="of:=[.F10]*worker" office:value-type="float" office:value="17550">
            <text:p>17.550</text:p>
          </table:table-cell>
          <table:table-cell table:style-name="ce13" table:formula="of:=worker*[.H10]" office:value-type="float" office:value="4387.5">
            <text:p>4.388</text:p>
          </table:table-cell>
          <table:table-cell table:style-name="ce13" table:formula="of:=worker*[.I10]" office:value-type="float" office:value="900">
            <text:p>900</text:p>
          </table:table-cell>
          <table:table-cell table:style-name="ce13" table:formula="of:=[.L10]*24" office:value-type="float" office:value="105300">
            <text:p>105.300</text:p>
          </table:table-cell>
          <table:table-cell table:style-name="ce13" table:formula="of:=[.M10]*24" office:value-type="float" office:value="21600">
            <text:p>21.600</text:p>
          </table:table-cell>
          <table:table-cell table:style-name="ce13"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elivery Guy</text:p>
          </table:table-cell>
          <table:table-cell office:value-type="float" office:value="420">
            <text:p>420</text:p>
          </table:table-cell>
          <table:table-cell office:value-type="float" office:value="12">
            <text:p>12,0</text:p>
          </table:table-cell>
          <table:table-cell office:value-type="float" office:value="2160">
            <text:p>2.160</text:p>
          </table:table-cell>
          <table:table-cell table:formula="of:=IF([.D11]&gt;0;[.F11]/[.D11];0)" office:value-type="float" office:value="5.14285714285714">
            <text:p>5,14</text:p>
          </table:table-cell>
          <table:table-cell table:formula="of:=IF([.E11]&gt;0;[.F11]/[.E11];0)" office:value-type="float" office:value="180">
            <text:p>180</text:p>
          </table:table-cell>
          <table:table-cell table:formula="of:=IF([.E11]&gt;0;[.D11]/[.E11];0)" office:value-type="float" office:value="35">
            <text:p>35,0</text:p>
          </table:table-cell>
          <table:table-cell table:formula="of:=[.D11]*worker" office:value-type="float" office:value="6300">
            <text:p>6.300</text:p>
          </table:table-cell>
          <table:table-cell table:formula="of:=[.F11]*worker" office:value-type="float" office:value="32400">
            <text:p>32.400</text:p>
          </table:table-cell>
          <table:table-cell table:formula="of:=worker*[.H11]" office:value-type="float" office:value="2700">
            <text:p>2.700</text:p>
          </table:table-cell>
          <table:table-cell table:formula="of:=worker*[.I11]" office:value-type="float" office:value="525">
            <text:p>525</text:p>
          </table:table-cell>
          <table:table-cell table:formula="of:=[.L11]*24" office:value-type="float" office:value="64800">
            <text:p>64.800</text:p>
          </table:table-cell>
          <table:table-cell table:formula="of:=[.M11]*24" office:value-type="float" office:value="12600">
            <text:p>12.600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Male Entretainer</text:p>
          </table:table-cell>
          <table:table-cell office:value-type="float" office:value="580">
            <text:p>580</text:p>
          </table:table-cell>
          <table:table-cell office:value-type="float" office:value="23">
            <text:p>23,0</text:p>
          </table:table-cell>
          <table:table-cell office:value-type="float" office:value="3240">
            <text:p>3.240</text:p>
          </table:table-cell>
          <table:table-cell table:formula="of:=IF([.D12]&gt;0;[.F12]/[.D12];0)" office:value-type="float" office:value="5.58620689655172">
            <text:p>5,59</text:p>
          </table:table-cell>
          <table:table-cell table:formula="of:=IF([.E12]&gt;0;[.F12]/[.E12];0)" office:value-type="float" office:value="140.869565217391">
            <text:p>141</text:p>
          </table:table-cell>
          <table:table-cell table:formula="of:=IF([.E12]&gt;0;[.D12]/[.E12];0)" office:value-type="float" office:value="25.2173913043478">
            <text:p>25,2</text:p>
          </table:table-cell>
          <table:table-cell table:formula="of:=[.D12]*worker" office:value-type="float" office:value="8700">
            <text:p>8.700</text:p>
          </table:table-cell>
          <table:table-cell table:formula="of:=[.F12]*worker" office:value-type="float" office:value="48600">
            <text:p>48.600</text:p>
          </table:table-cell>
          <table:table-cell table:formula="of:=worker*[.H12]" office:value-type="float" office:value="2113.04347826087">
            <text:p>2.113</text:p>
          </table:table-cell>
          <table:table-cell table:formula="of:=worker*[.I12]" office:value-type="float" office:value="378.260869565217">
            <text:p>378</text:p>
          </table:table-cell>
          <table:table-cell table:formula="of:=[.L12]*24" office:value-type="float" office:value="50713.0434782609">
            <text:p>50.713</text:p>
          </table:table-cell>
          <table:table-cell table:formula="of:=[.M12]*24" office:value-type="float" office:value="9078.26086956522">
            <text:p>9.078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Laywer</text:p>
          </table:table-cell>
          <table:table-cell office:value-type="float" office:value="1300">
            <text:p>1.300</text:p>
          </table:table-cell>
          <table:table-cell office:value-type="float" office:value="72">
            <text:p>72,0</text:p>
          </table:table-cell>
          <table:table-cell office:value-type="float" office:value="7785">
            <text:p>7.785</text:p>
          </table:table-cell>
          <table:table-cell table:formula="of:=IF([.D13]&gt;0;[.F13]/[.D13];0)" office:value-type="float" office:value="5.98846153846154">
            <text:p>5,99</text:p>
          </table:table-cell>
          <table:table-cell table:formula="of:=IF([.E13]&gt;0;[.F13]/[.E13];0)" office:value-type="float" office:value="108.125">
            <text:p>108</text:p>
          </table:table-cell>
          <table:table-cell table:formula="of:=IF([.E13]&gt;0;[.D13]/[.E13];0)" office:value-type="float" office:value="18.0555555555556">
            <text:p>18,1</text:p>
          </table:table-cell>
          <table:table-cell table:formula="of:=[.D13]*worker" office:value-type="float" office:value="19500">
            <text:p>19.500</text:p>
          </table:table-cell>
          <table:table-cell table:formula="of:=[.F13]*worker" office:value-type="float" office:value="116775">
            <text:p>116.775</text:p>
          </table:table-cell>
          <table:table-cell table:formula="of:=worker*[.H13]" office:value-type="float" office:value="1621.875">
            <text:p>1.622</text:p>
          </table:table-cell>
          <table:table-cell table:formula="of:=worker*[.I13]" office:value-type="float" office:value="270.833333333333">
            <text:p>271</text:p>
          </table:table-cell>
          <table:table-cell table:formula="of:=[.L13]*24" office:value-type="float" office:value="38925">
            <text:p>38.925</text:p>
          </table:table-cell>
          <table:table-cell table:formula="of:=[.M13]*24" office:value-type="float" office:value="6500">
            <text:p>6.500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Zombie Mime</text:p>
          </table:table-cell>
          <table:table-cell/>
          <table:table-cell table:formula="of:=5/60" office:value-type="float" office:value="0.0833333333333333">
            <text:p>0,1</text:p>
          </table:table-cell>
          <table:table-cell office:value-type="float" office:value="567">
            <text:p>567</text:p>
          </table:table-cell>
          <table:table-cell table:formula="of:=IF([.D14]&gt;0;[.F14]/[.D14];0)" office:value-type="float" office:value="0">
            <text:p>0,00</text:p>
          </table:table-cell>
          <table:table-cell table:formula="of:=IF([.E14]&gt;0;[.F14]/[.E14];0)" office:value-type="float" office:value="6804">
            <text:p>6.804</text:p>
          </table:table-cell>
          <table:table-cell table:formula="of:=IF([.E14]&gt;0;[.D14]/[.E14];0)" office:value-type="float" office:value="0">
            <text:p>0,0</text:p>
          </table:table-cell>
          <table:table-cell table:formula="of:=[.D14]*worker" office:value-type="float" office:value="0">
            <text:p>0</text:p>
          </table:table-cell>
          <table:table-cell table:formula="of:=[.F14]*worker" office:value-type="float" office:value="8505">
            <text:p>8.505</text:p>
          </table:table-cell>
          <table:table-cell table:formula="of:=worker*[.H14]" office:value-type="float" office:value="102060">
            <text:p>102.060</text:p>
          </table:table-cell>
          <table:table-cell table:formula="of:=worker*[.I14]" office:value-type="float" office:value="0">
            <text:p>0</text:p>
          </table:table-cell>
          <table:table-cell table:formula="of:=[.L14]*24" office:value-type="float" office:value="2449440">
            <text:p>2.449.440</text:p>
          </table:table-cell>
          <table:table-cell table:formula="of:=[.M14]*24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ty Cop</text:p>
          </table:table-cell>
          <table:table-cell/>
          <table:table-cell table:formula="of:=15/60" office:value-type="float" office:value="0.25">
            <text:p>0,3</text:p>
          </table:table-cell>
          <table:table-cell office:value-type="float" office:value="945">
            <text:p>945</text:p>
          </table:table-cell>
          <table:table-cell table:formula="of:=IF([.D15]&gt;0;[.F15]/[.D15];0)" office:value-type="float" office:value="0">
            <text:p>0,00</text:p>
          </table:table-cell>
          <table:table-cell table:formula="of:=IF([.E15]&gt;0;[.F15]/[.E15];0)" office:value-type="float" office:value="3780">
            <text:p>3.780</text:p>
          </table:table-cell>
          <table:table-cell table:formula="of:=IF([.E15]&gt;0;[.D15]/[.E15];0)" office:value-type="float" office:value="0">
            <text:p>0,0</text:p>
          </table:table-cell>
          <table:table-cell table:formula="of:=[.D15]*worker" office:value-type="float" office:value="0">
            <text:p>0</text:p>
          </table:table-cell>
          <table:table-cell table:formula="of:=[.F15]*worker" office:value-type="float" office:value="14175">
            <text:p>14.175</text:p>
          </table:table-cell>
          <table:table-cell table:formula="of:=worker*[.H15]" office:value-type="float" office:value="56700">
            <text:p>56.700</text:p>
          </table:table-cell>
          <table:table-cell table:formula="of:=worker*[.I15]" office:value-type="float" office:value="0">
            <text:p>0</text:p>
          </table:table-cell>
          <table:table-cell table:formula="of:=[.L15]*24" office:value-type="float" office:value="1360800">
            <text:p>1.360.800</text:p>
          </table:table-cell>
          <table:table-cell table:formula="of:=[.M15]*24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obot</text:p>
          </table:table-cell>
          <table:table-cell/>
          <table:table-cell office:value-type="float" office:value="8">
            <text:p>8,0</text:p>
          </table:table-cell>
          <table:table-cell office:value-type="float" office:value="1710">
            <text:p>1.710</text:p>
          </table:table-cell>
          <table:table-cell table:formula="of:=IF([.D16]&gt;0;[.F16]/[.D16];0)" office:value-type="float" office:value="0">
            <text:p>0,00</text:p>
          </table:table-cell>
          <table:table-cell table:formula="of:=IF([.E16]&gt;0;[.F16]/[.E16];0)" office:value-type="float" office:value="213.75">
            <text:p>214</text:p>
          </table:table-cell>
          <table:table-cell table:formula="of:=IF([.E16]&gt;0;[.D16]/[.E16];0)" office:value-type="float" office:value="0">
            <text:p>0,0</text:p>
          </table:table-cell>
          <table:table-cell table:formula="of:=[.D16]*worker" office:value-type="float" office:value="0">
            <text:p>0</text:p>
          </table:table-cell>
          <table:table-cell table:formula="of:=[.F16]*worker" office:value-type="float" office:value="25650">
            <text:p>25.650</text:p>
          </table:table-cell>
          <table:table-cell table:formula="of:=worker*[.H16]" office:value-type="float" office:value="3206.25">
            <text:p>3.206</text:p>
          </table:table-cell>
          <table:table-cell table:formula="of:=worker*[.I16]" office:value-type="float" office:value="0">
            <text:p>0</text:p>
          </table:table-cell>
          <table:table-cell table:formula="of:=[.L16]*24" office:value-type="float" office:value="76950">
            <text:p>76.950</text:p>
          </table:table-cell>
          <table:table-cell table:formula="of:=[.M16]*24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Flyer Guy</text:p>
          </table:table-cell>
          <table:table-cell/>
          <table:table-cell office:value-type="float" office:value="23">
            <text:p>23,0</text:p>
          </table:table-cell>
          <table:table-cell office:value-type="float" office:value="4320">
            <text:p>4.320</text:p>
          </table:table-cell>
          <table:table-cell table:formula="of:=IF([.D17]&gt;0;[.F17]/[.D17];0)" office:value-type="float" office:value="0">
            <text:p>0,00</text:p>
          </table:table-cell>
          <table:table-cell table:formula="of:=IF([.E17]&gt;0;[.F17]/[.E17];0)" office:value-type="float" office:value="187.826086956522">
            <text:p>188</text:p>
          </table:table-cell>
          <table:table-cell table:formula="of:=IF([.E17]&gt;0;[.D17]/[.E17];0)" office:value-type="float" office:value="0">
            <text:p>0,0</text:p>
          </table:table-cell>
          <table:table-cell table:formula="of:=[.D17]*worker" office:value-type="float" office:value="0">
            <text:p>0</text:p>
          </table:table-cell>
          <table:table-cell table:formula="of:=[.F17]*worker" office:value-type="float" office:value="64800">
            <text:p>64.800</text:p>
          </table:table-cell>
          <table:table-cell table:formula="of:=worker*[.H17]" office:value-type="float" office:value="2817.39130434783">
            <text:p>2.817</text:p>
          </table:table-cell>
          <table:table-cell table:formula="of:=worker*[.I17]" office:value-type="float" office:value="0">
            <text:p>0</text:p>
          </table:table-cell>
          <table:table-cell table:formula="of:=[.L17]*24" office:value-type="float" office:value="67617.3913043478">
            <text:p>67.617</text:p>
          </table:table-cell>
          <table:table-cell table:formula="of:=[.M17]*24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FBI Agent</text:p>
          </table:table-cell>
          <table:table-cell/>
          <table:table-cell office:value-type="float" office:value="48">
            <text:p>48,0</text:p>
          </table:table-cell>
          <table:table-cell office:value-type="float" office:value="7650">
            <text:p>7.650</text:p>
          </table:table-cell>
          <table:table-cell table:formula="of:=IF([.D18]&gt;0;[.F19]/[.D18];0)" office:value-type="float" office:value="0">
            <text:p>0,00</text:p>
          </table:table-cell>
          <table:table-cell table:formula="of:=IF([.E18]&gt;0;[.F19]/[.E18];0)" office:value-type="float" office:value="215.625">
            <text:p>216</text:p>
          </table:table-cell>
          <table:table-cell table:formula="of:=IF([.E18]&gt;0;[.D18]/[.E18];0)" office:value-type="float" office:value="0">
            <text:p>0,0</text:p>
          </table:table-cell>
          <table:table-cell table:formula="of:=[.D18]*worker" office:value-type="float" office:value="0">
            <text:p>0</text:p>
          </table:table-cell>
          <table:table-cell table:formula="of:=[.F18]*worker" office:value-type="float" office:value="114750">
            <text:p>114.750</text:p>
          </table:table-cell>
          <table:table-cell table:formula="of:=worker*[.H18]" office:value-type="float" office:value="3234.375">
            <text:p>3.234</text:p>
          </table:table-cell>
          <table:table-cell table:formula="of:=worker*[.I18]" office:value-type="float" office:value="0">
            <text:p>0</text:p>
          </table:table-cell>
          <table:table-cell table:formula="of:=[.L18]*24" office:value-type="float" office:value="77625">
            <text:p>77.625</text:p>
          </table:table-cell>
          <table:table-cell table:formula="of:=[.M18]*24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Congressman</text:p>
          </table:table-cell>
          <table:table-cell/>
          <table:table-cell office:value-type="float" office:value="72">
            <text:p>72,0</text:p>
          </table:table-cell>
          <table:table-cell office:value-type="float" office:value="10350">
            <text:p>10.350</text:p>
          </table:table-cell>
          <table:table-cell table:formula="of:=IF([.D19]&gt;0;[.F19]/[.D19];0)" office:value-type="float" office:value="0">
            <text:p>0,00</text:p>
          </table:table-cell>
          <table:table-cell table:formula="of:=IF([.E19]&gt;0;[.F19]/[.E19];0)" office:value-type="float" office:value="143.75">
            <text:p>144</text:p>
          </table:table-cell>
          <table:table-cell table:formula="of:=IF([.E19]&gt;0;[.D19]/[.E19];0)" office:value-type="float" office:value="0">
            <text:p>0,0</text:p>
          </table:table-cell>
          <table:table-cell table:formula="of:=[.D19]*worker" office:value-type="float" office:value="0">
            <text:p>0</text:p>
          </table:table-cell>
          <table:table-cell table:formula="of:=[.F19]*worker" office:value-type="float" office:value="155250">
            <text:p>155.250</text:p>
          </table:table-cell>
          <table:table-cell table:formula="of:=worker*[.H19]" office:value-type="float" office:value="2156.25">
            <text:p>2.156</text:p>
          </table:table-cell>
          <table:table-cell table:formula="of:=worker*[.I19]" office:value-type="float" office:value="0">
            <text:p>0</text:p>
          </table:table-cell>
          <table:table-cell table:formula="of:=[.L19]*24" office:value-type="float" office:value="51750">
            <text:p>51.750</text:p>
          </table:table-cell>
          <table:table-cell table:formula="of:=[.M19]*24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s" table:style-name="ta1" table:print="false">
        <office:forms form:automatic-focus="false" form:apply-design-mode="false"/>
        <table:table-column table:style-name="co20" table:default-cell-style-name="Default"/>
        <table:table-column table:style-name="co9" table:number-columns-repeated="4" table:default-cell-style-name="Default"/>
        <table:table-column table:style-name="co9" table:default-cell-style-name="ce18"/>
        <table:table-column table:style-name="co9" table:number-columns-repeated="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Build</text:p>
          </table:table-cell>
          <table:table-cell office:value-type="string">
            <text:p>Lvl</text:p>
          </table:table-cell>
          <table:table-cell office:value-type="string">
            <text:p>Yelds</text:p>
          </table:table-cell>
          <table:table-cell office:value-type="string">
            <text:p>Hours</text:p>
          </table:table-cell>
          <table:table-cell office:value-type="string">
            <text:p>$/h</text:p>
          </table:table-cell>
          <table:table-cell office:value-type="string">
            <text:p>$/d</text:p>
          </table:table-cell>
          <table:table-cell office:value-type="string">
            <text:p>e/h</text:p>
          </table:table-cell>
          <table:table-cell office:value-type="string">
            <text:p>e/d</text:p>
          </table:table-cell>
          <table:table-cell table:number-columns-repeated="4"/>
        </table:table-row>
        <table:table-row table:style-name="ro1">
          <table:table-cell office:value-type="string">
            <text:p>Casino</text:p>
          </table:table-cell>
          <table:table-cell office:value-type="string">
            <text:p>Cash</text:p>
          </table:table-cell>
          <table:table-cell office:value-type="float" office:value="4400">
            <text:p>4.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5/60" office:value-type="float" office:value="0.25">
            <text:p>0,3</text:p>
          </table:table-cell>
          <table:table-cell table:formula="of:=[.E2]/[.F2]" office:value-type="float" office:value="400">
            <text:p>400</text:p>
          </table:table-cell>
          <table:table-cell table:formula="of:=24*[.G2]" office:value-type="float" office:value="9600">
            <text:p>9.600</text:p>
          </table:table-cell>
          <table:table-cell table:formula="of:=colect/[.F2]" office:value-type="float" office:value="16">
            <text:p>16</text:p>
          </table:table-cell>
          <table:table-cell table:formula="of:=[.I2]*24" office:value-type="float" office:value="384">
            <text:p>384</text:p>
          </table:table-cell>
          <table:table-cell table:number-columns-repeated="4"/>
        </table:table-row>
        <table:table-row table:style-name="ro1">
          <table:table-cell office:value-type="string">
            <text:p>Casino 2</text:p>
          </table:table-cell>
          <table:table-cell office:value-type="string">
            <text:p>Cash</text:p>
          </table:table-cell>
          <table:table-cell office:value-type="float" office:value="11750">
            <text:p>11.750</text:p>
          </table:table-cell>
          <table:table-cell/>
          <table:table-cell office:value-type="float" office:value="130">
            <text:p>130</text:p>
          </table:table-cell>
          <table:table-cell table:formula="of:=15/60" office:value-type="float" office:value="0.25">
            <text:p>0,3</text:p>
          </table:table-cell>
          <table:table-cell table:formula="of:=[.E3]/[.F3]" office:value-type="float" office:value="520">
            <text:p>520</text:p>
          </table:table-cell>
          <table:table-cell table:formula="of:=24*[.G3]" office:value-type="float" office:value="12480">
            <text:p>12.480</text:p>
          </table:table-cell>
          <table:table-cell table:formula="of:=colect/[.F3]" office:value-type="float" office:value="16">
            <text:p>16</text:p>
          </table:table-cell>
          <table:table-cell table:formula="of:=[.I3]*24" office:value-type="float" office:value="384">
            <text:p>384</text:p>
          </table:table-cell>
          <table:table-cell table:number-columns-repeated="4"/>
        </table:table-row>
        <table:table-row table:style-name="ro1">
          <table:table-cell office:value-type="string">
            <text:p>Casino 3</text:p>
          </table:table-cell>
          <table:table-cell office:value-type="string">
            <text:p>Cash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15/60" office:value-type="float" office:value="0.25">
            <text:p>0,3</text:p>
          </table:table-cell>
          <table:table-cell table:formula="of:=[.E4]/[.F4]" office:value-type="float" office:value="0">
            <text:p>0</text:p>
          </table:table-cell>
          <table:table-cell table:formula="of:=24*[.G4]" office:value-type="float" office:value="0">
            <text:p>0</text:p>
          </table:table-cell>
          <table:table-cell table:formula="of:=colect/[.F4]" office:value-type="float" office:value="16">
            <text:p>16</text:p>
          </table:table-cell>
          <table:table-cell table:formula="of:=[.I4]*24" office:value-type="float" office:value="384">
            <text:p>384</text:p>
          </table:table-cell>
          <table:table-cell table:number-columns-repeated="4"/>
        </table:table-row>
        <table:table-row table:style-name="ro1">
          <table:table-cell office:value-type="string">
            <text:p>Weapon Shop</text:p>
          </table:table-cell>
          <table:table-cell office:value-type="string">
            <text:p>Cash</text:p>
          </table:table-cell>
          <table:table-cell table:number-columns-repeated="12"/>
        </table:table-row>
        <table:table-row table:style-name="ro1">
          <table:table-cell office:value-type="string">
            <text:p>Weapon Shop</text:p>
          </table:table-cell>
          <table:table-cell office:value-type="string">
            <text:p>Cash</text:p>
          </table:table-cell>
          <table:table-cell table:number-columns-repeated="12"/>
        </table:table-row>
        <table:table-row table:style-name="ro1">
          <table:table-cell office:value-type="string">
            <text:p>Weapon Shop 4</text:p>
          </table:table-cell>
          <table:table-cell office:value-type="string">
            <text:p>Cash</text:p>
          </table:table-cell>
          <table:table-cell/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Weapon Shop 5</text:p>
          </table:table-cell>
          <table:table-cell office:value-type="string">
            <text:p>Cash</text:p>
          </table:table-cell>
          <table:table-cell/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Garage</text:p>
          </table:table-cell>
          <table:table-cell office:value-type="string">
            <text:p>Cash</text:p>
          </table:table-cell>
          <table:table-cell table:number-columns-repeated="12"/>
        </table:table-row>
        <table:table-row table:style-name="ro1">
          <table:table-cell office:value-type="string">
            <text:p>Garage 2</text:p>
          </table:table-cell>
          <table:table-cell office:value-type="string">
            <text:p>Cash</text:p>
          </table:table-cell>
          <table:table-cell/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string">
            <text:p>Energy Station</text:p>
          </table:table-cell>
          <table:table-cell office:value-type="string">
            <text:p>Energy</text:p>
          </table:table-cell>
          <table:table-cell table:number-columns-repeated="12"/>
        </table:table-row>
        <table:table-row table:style-name="ro1">
          <table:table-cell office:value-type="string">
            <text:p>Energy Station</text:p>
          </table:table-cell>
          <table:table-cell office:value-type="string">
            <text:p>Energy</text:p>
          </table:table-cell>
          <table:table-cell table:number-columns-repeated="12"/>
        </table:table-row>
        <table:table-row table:style-name="ro1">
          <table:table-cell office:value-type="string">
            <text:p>Energy Station 3</text:p>
          </table:table-cell>
          <table:table-cell office:value-type="string">
            <text:p>Energy</text:p>
          </table:table-cell>
          <table:table-cell/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ank 6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20000">
            <text:p>20.000</text:p>
          </table:table-cell>
          <table:table-cell table:number-columns-repeated="9"/>
        </table:table-row>
        <table:table-row table:style-name="ro1">
          <table:table-cell office:value-type="string">
            <text:p>Bank 7</text:p>
          </table:table-cell>
          <table:table-cell office:value-type="string">
            <text:p>Storage</text:p>
          </table:table-cell>
          <table:table-cell/>
          <table:table-cell office:value-type="float" office:value="25">
            <text:p>25</text:p>
          </table:table-cell>
          <table:table-cell office:value-type="float" office:value="25000">
            <text:p>25.000</text:p>
          </table:table-cell>
          <table:table-cell table:number-columns-repeated="9"/>
        </table:table-row>
        <table:table-row table:style-name="ro1">
          <table:table-cell office:value-type="string">
            <text:p>Bank 10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40000">
            <text:p>40.000</text:p>
          </table:table-cell>
          <table:table-cell table:number-columns-repeated="9"/>
        </table:table-row>
        <table:table-row table:style-name="ro1">
          <table:table-cell office:value-type="string">
            <text:p>Bank 11</text:p>
          </table:table-cell>
          <table:table-cell office:value-type="string">
            <text:p>Storage</text:p>
          </table:table-cell>
          <table:table-cell/>
          <table:table-cell office:value-type="float" office:value="45">
            <text:p>45</text:p>
          </table:table-cell>
          <table:table-cell office:value-type="float" office:value="45000">
            <text:p>45.000</text:p>
          </table:table-cell>
          <table:table-cell table:number-columns-repeated="9"/>
        </table:table-row>
        <table:table-row table:style-name="ro1">
          <table:table-cell office:value-type="string">
            <text:p>Growhouse</text:p>
          </table:table-cell>
          <table:table-cell office:value-type="string">
            <text:p>Goods</text:p>
          </table:table-cell>
          <table:table-cell office:value-type="float" office:value="1200">
            <text:p>1.20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5/60" office:value-type="float" office:value="0.0833333333333333">
            <text:p>0,1</text:p>
          </table:table-cell>
          <table:table-cell table:formula="of:=[.E18]/[.F18]" office:value-type="float" office:value="204">
            <text:p>204</text:p>
          </table:table-cell>
          <table:table-cell table:formula="of:=24*[.G18]" office:value-type="float" office:value="4896">
            <text:p>4.896</text:p>
          </table:table-cell>
          <table:table-cell table:formula="of:=colect/[.F18]" office:value-type="float" office:value="48">
            <text:p>48</text:p>
          </table:table-cell>
          <table:table-cell table:formula="of:=[.I18]*24" office:value-type="float" office:value="1152">
            <text:p>1.152</text:p>
          </table:table-cell>
          <table:table-cell table:number-columns-repeated="4"/>
        </table:table-row>
        <table:table-row table:style-name="ro1">
          <table:table-cell office:value-type="string">
            <text:p>DVD Copy Center</text:p>
          </table:table-cell>
          <table:table-cell office:value-type="string">
            <text:p>Goods</text:p>
          </table:table-cell>
          <table:table-cell office:value-type="float" office:value="1700">
            <text:p>1.7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,0</text:p>
          </table:table-cell>
          <table:table-cell table:formula="of:=[.E19]/[.F19]" office:value-type="float" office:value="35">
            <text:p>35</text:p>
          </table:table-cell>
          <table:table-cell table:formula="of:=24*[.G19]" office:value-type="float" office:value="840">
            <text:p>840</text:p>
          </table:table-cell>
          <table:table-cell table:formula="of:=colect/[.F19]" office:value-type="float" office:value="4">
            <text:p>4</text:p>
          </table:table-cell>
          <table:table-cell table:formula="of:=[.I19]*24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DVD Copy Center 2</text:p>
          </table:table-cell>
          <table:table-cell office:value-type="string">
            <text:p>Goods</text:p>
          </table:table-cell>
          <table:table-cell table:number-columns-repeated="2"/>
          <table:table-cell office:value-type="string">
            <text:p>&lt;55</text:p>
          </table:table-cell>
          <table:table-cell office:value-type="float" office:value="1">
            <text:p>1,0</text:p>
          </table:table-cell>
          <table:table-cell table:formula="of:=[.E20]/[.F20]" office:value-type="float" office:value="0">
            <text:p>#VALUE!</text:p>
          </table:table-cell>
          <table:table-cell table:formula="of:=24*[.G20]" office:value-type="float" office:value="0">
            <text:p>#VALUE!</text:p>
          </table:table-cell>
          <table:table-cell table:formula="of:=colect/[.F20]" office:value-type="float" office:value="4">
            <text:p>4</text:p>
          </table:table-cell>
          <table:table-cell table:formula="of:=[.I20]*24" office:value-type="float" office:value="96">
            <text:p>96</text:p>
          </table:table-cell>
          <table:table-cell table:number-columns-repeated="3"/>
          <table:table-cell table:formula="of:=1978-2033" office:value-type="float" office:value="-55">
            <text:p>-55</text:p>
          </table:table-cell>
        </table:table-row>
        <table:table-row table:style-name="ro1">
          <table:table-cell office:value-type="string">
            <text:p>DVD Copy Center 3</text:p>
          </table:table-cell>
          <table:table-cell office:value-type="string">
            <text:p>Goods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">
            <text:p>1,0</text:p>
          </table:table-cell>
          <table:table-cell table:formula="of:=[.E21]/[.F21]" office:value-type="float" office:value="0">
            <text:p>0</text:p>
          </table:table-cell>
          <table:table-cell table:formula="of:=24*[.G21]" office:value-type="float" office:value="0">
            <text:p>0</text:p>
          </table:table-cell>
          <table:table-cell table:formula="of:=colect/[.F21]" office:value-type="float" office:value="4">
            <text:p>4</text:p>
          </table:table-cell>
          <table:table-cell table:formula="of:=[.I21]*24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Liquor Store</text:p>
          </table:table-cell>
          <table:table-cell office:value-type="string">
            <text:p>Goods</text:p>
          </table:table-cell>
          <table:table-cell office:value-type="float" office:value="2350">
            <text:p>2.35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">
            <text:p>4,0</text:p>
          </table:table-cell>
          <table:table-cell table:formula="of:=[.E22]/[.F22]" office:value-type="float" office:value="15.75">
            <text:p>16</text:p>
          </table:table-cell>
          <table:table-cell table:formula="of:=24*[.G22]" office:value-type="float" office:value="378">
            <text:p>378</text:p>
          </table:table-cell>
          <table:table-cell table:formula="of:=colect/[.F22]" office:value-type="float" office:value="1">
            <text:p>1</text:p>
          </table:table-cell>
          <table:table-cell table:formula="of:=[.I22]*24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Ultimate Muscle</text:p>
          </table:table-cell>
          <table:table-cell office:value-type="string">
            <text:p>Goods</text:p>
          </table:table-cell>
          <table:table-cell office:value-type="float" office:value="2630">
            <text:p>2.63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2">
            <text:p>12,0</text:p>
          </table:table-cell>
          <table:table-cell table:formula="of:=[.E23]/[.F23]" office:value-type="float" office:value="12">
            <text:p>12</text:p>
          </table:table-cell>
          <table:table-cell table:formula="of:=24*[.G23]" office:value-type="float" office:value="288">
            <text:p>288</text:p>
          </table:table-cell>
          <table:table-cell table:formula="of:=colect/[.F23]" office:value-type="float" office:value="0.333333333333333">
            <text:p>0</text:p>
          </table:table-cell>
          <table:table-cell table:formula="of:=[.I23]*24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Absinthe Destillery</text:p>
          </table:table-cell>
          <table:table-cell office:value-type="string">
            <text:p>Goods</text:p>
          </table:table-cell>
          <table:table-cell office:value-type="float" office:value="3150">
            <text:p>3.15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23">
            <text:p>23,0</text:p>
          </table:table-cell>
          <table:table-cell table:formula="of:=[.E24]/[.F24]" office:value-type="float" office:value="9.39130434782609">
            <text:p>9</text:p>
          </table:table-cell>
          <table:table-cell table:formula="of:=24*[.G24]" office:value-type="float" office:value="225.391304347826">
            <text:p>225</text:p>
          </table:table-cell>
          <table:table-cell table:formula="of:=colect/[.F24]" office:value-type="float" office:value="0.173913043478261">
            <text:p>0</text:p>
          </table:table-cell>
          <table:table-cell table:formula="of:=[.I24]*24" office:value-type="float" office:value="4.17391304347826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Creamery</text:p>
          </table:table-cell>
          <table:table-cell office:value-type="string">
            <text:p>Goods</text:p>
          </table:table-cell>
          <table:table-cell office:value-type="float" office:value="8300">
            <text:p>8.300</text:p>
          </table:table-cell>
          <table:table-cell/>
          <table:table-cell office:value-type="float" office:value="369">
            <text:p>369</text:p>
          </table:table-cell>
          <table:table-cell office:value-type="float" office:value="48">
            <text:p>48,0</text:p>
          </table:table-cell>
          <table:table-cell table:formula="of:=[.E25]/[.F25]" office:value-type="float" office:value="7.6875">
            <text:p>8</text:p>
          </table:table-cell>
          <table:table-cell table:formula="of:=24*[.G25]" office:value-type="float" office:value="184.5">
            <text:p>185</text:p>
          </table:table-cell>
          <table:table-cell table:formula="of:=colect/[.F25]" office:value-type="float" office:value="0.0833333333333333">
            <text:p>0</text:p>
          </table:table-cell>
          <table:table-cell table:formula="of:=[.I25]*24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Crystal Lab</text:p>
          </table:table-cell>
          <table:table-cell office:value-type="string">
            <text:p>Goods</text:p>
          </table:table-cell>
          <table:table-cell office:value-type="float" office:value="15800">
            <text:p>15.800</text:p>
          </table:table-cell>
          <table:table-cell/>
          <table:table-cell office:value-type="float" office:value="41">
            <text:p>41</text:p>
          </table:table-cell>
          <table:table-cell table:formula="of:=5/60" office:value-type="float" office:value="0.0833333333333333">
            <text:p>0,1</text:p>
          </table:table-cell>
          <table:table-cell table:formula="of:=[.E26]/[.F26]" office:value-type="float" office:value="492">
            <text:p>492</text:p>
          </table:table-cell>
          <table:table-cell table:formula="of:=24*[.G26]" office:value-type="float" office:value="11808">
            <text:p>11.808</text:p>
          </table:table-cell>
          <table:table-cell table:formula="of:=colect/[.F26]" office:value-type="float" office:value="48">
            <text:p>48</text:p>
          </table:table-cell>
          <table:table-cell table:formula="of:=[.I26]*24" office:value-type="float" office:value="1152">
            <text:p>1.152</text:p>
          </table:table-cell>
          <table:table-cell table:number-columns-repeated="4"/>
        </table:table-row>
        <table:table-row table:style-name="ro1">
          <table:table-cell office:value-type="string">
            <text:p>Recredit <text:s/>Card</text:p>
          </table:table-cell>
          <table:table-cell office:value-type="string">
            <text:p>Goods</text:p>
          </table:table-cell>
          <table:table-cell office:value-type="float" office:value="14700">
            <text:p>14.700</text:p>
          </table:table-cell>
          <table:table-cell/>
          <table:table-cell office:value-type="float" office:value="81">
            <text:p>81</text:p>
          </table:table-cell>
          <table:table-cell office:value-type="float" office:value="4">
            <text:p>4,0</text:p>
          </table:table-cell>
          <table:table-cell table:formula="of:=[.E27]/[.F27]" office:value-type="float" office:value="20.25">
            <text:p>20</text:p>
          </table:table-cell>
          <table:table-cell table:formula="of:=24*[.G27]" office:value-type="float" office:value="486">
            <text:p>486</text:p>
          </table:table-cell>
          <table:table-cell table:formula="of:=colect/[.F27]" office:value-type="float" office:value="1">
            <text:p>1</text:p>
          </table:table-cell>
          <table:table-cell table:formula="of:=[.I27]*24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Recredit <text:s/>Card 2</text:p>
          </table:table-cell>
          <table:table-cell office:value-type="string">
            <text:p>Goods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4">
            <text:p>4,0</text:p>
          </table:table-cell>
          <table:table-cell table:formula="of:=[.E28]/[.F28]" office:value-type="float" office:value="0">
            <text:p>0</text:p>
          </table:table-cell>
          <table:table-cell table:formula="of:=24*[.G28]" office:value-type="float" office:value="0">
            <text:p>0</text:p>
          </table:table-cell>
          <table:table-cell table:formula="of:=colect/[.F28]" office:value-type="float" office:value="1">
            <text:p>1</text:p>
          </table:table-cell>
          <table:table-cell table:formula="of:=[.I28]*24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Butcher's Paradise</text:p>
          </table:table-cell>
          <table:table-cell office:value-type="string">
            <text:p>Goods</text:p>
          </table:table-cell>
          <table:table-cell office:value-type="float" office:value="10300">
            <text:p>10.300</text:p>
          </table:table-cell>
          <table:table-cell/>
          <table:table-cell office:value-type="float" office:value="108">
            <text:p>108</text:p>
          </table:table-cell>
          <table:table-cell office:value-type="float" office:value="8">
            <text:p>8,0</text:p>
          </table:table-cell>
          <table:table-cell table:formula="of:=[.E29]/[.F29]" office:value-type="float" office:value="13.5">
            <text:p>14</text:p>
          </table:table-cell>
          <table:table-cell table:formula="of:=24*[.G29]" office:value-type="float" office:value="324">
            <text:p>324</text:p>
          </table:table-cell>
          <table:table-cell table:formula="of:=colect/[.F29]" office:value-type="float" office:value="0.5">
            <text:p>1</text:p>
          </table:table-cell>
          <table:table-cell table:formula="of:=[.I29]*24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Candyland</text:p>
          </table:table-cell>
          <table:table-cell office:value-type="string">
            <text:p>Goods</text:p>
          </table:table-cell>
          <table:table-cell office:value-type="float" office:value="18500">
            <text:p>18.500</text:p>
          </table:table-cell>
          <table:table-cell/>
          <table:table-cell office:value-type="float" office:value="207">
            <text:p>207</text:p>
          </table:table-cell>
          <table:table-cell office:value-type="float" office:value="12">
            <text:p>12,0</text:p>
          </table:table-cell>
          <table:table-cell table:formula="of:=[.E30]/[.F30]" office:value-type="float" office:value="17.25">
            <text:p>17</text:p>
          </table:table-cell>
          <table:table-cell table:formula="of:=24*[.G30]" office:value-type="float" office:value="414">
            <text:p>414</text:p>
          </table:table-cell>
          <table:table-cell table:formula="of:=colect/[.F30]" office:value-type="float" office:value="0.333333333333333">
            <text:p>0</text:p>
          </table:table-cell>
          <table:table-cell table:formula="of:=[.I30]*24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Candyland 2</text:p>
          </table:table-cell>
          <table:table-cell office:value-type="string">
            <text:p>Goods</text:p>
          </table:table-cell>
          <table:table-cell office:value-type="float" office:value="27400">
            <text:p>27.400</text:p>
          </table:table-cell>
          <table:table-cell office:value-type="float" office:value="41">
            <text:p>41</text:p>
          </table:table-cell>
          <table:table-cell office:value-type="float" office:value="261">
            <text:p>261</text:p>
          </table:table-cell>
          <table:table-cell office:value-type="float" office:value="12">
            <text:p>12,0</text:p>
          </table:table-cell>
          <table:table-cell table:formula="of:=[.E31]/[.F31]" office:value-type="float" office:value="21.75">
            <text:p>22</text:p>
          </table:table-cell>
          <table:table-cell table:formula="of:=24*[.G31]" office:value-type="float" office:value="522">
            <text:p>522</text:p>
          </table:table-cell>
          <table:table-cell table:formula="of:=colect/[.F31]" office:value-type="float" office:value="0.333333333333333">
            <text:p>0</text:p>
          </table:table-cell>
          <table:table-cell table:formula="of:=[.I31]*24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Faux Villon Fashion</text:p>
          </table:table-cell>
          <table:table-cell office:value-type="string">
            <text:p>Goods</text:p>
          </table:table-cell>
          <table:table-cell office:value-type="float" office:value="16650">
            <text:p>16.650</text:p>
          </table:table-cell>
          <table:table-cell/>
          <table:table-cell office:value-type="float" office:value="333">
            <text:p>333</text:p>
          </table:table-cell>
          <table:table-cell office:value-type="float" office:value="23">
            <text:p>23,0</text:p>
          </table:table-cell>
          <table:table-cell table:formula="of:=[.E32]/[.F32]" office:value-type="float" office:value="14.4782608695652">
            <text:p>14</text:p>
          </table:table-cell>
          <table:table-cell table:formula="of:=24*[.G32]" office:value-type="float" office:value="347.478260869565">
            <text:p>347</text:p>
          </table:table-cell>
          <table:table-cell table:formula="of:=colect/[.F32]" office:value-type="float" office:value="0.173913043478261">
            <text:p>0</text:p>
          </table:table-cell>
          <table:table-cell table:formula="of:=[.I32]*24" office:value-type="float" office:value="4.17391304347826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Private Club</text:p>
          </table:table-cell>
          <table:table-cell office:value-type="string">
            <text:p>Goods</text:p>
          </table:table-cell>
          <table:table-cell office:value-type="float" office:value="24050">
            <text:p>24.050</text:p>
          </table:table-cell>
          <table:table-cell/>
          <table:table-cell office:value-type="float" office:value="684">
            <text:p>684</text:p>
          </table:table-cell>
          <table:table-cell office:value-type="float" office:value="72">
            <text:p>72,0</text:p>
          </table:table-cell>
          <table:table-cell table:formula="of:=[.E33]/[.F33]" office:value-type="float" office:value="9.5">
            <text:p>10</text:p>
          </table:table-cell>
          <table:table-cell table:formula="of:=24*[.G33]" office:value-type="float" office:value="228">
            <text:p>228</text:p>
          </table:table-cell>
          <table:table-cell table:formula="of:=colect/[.F33]" office:value-type="float" office:value="0.0555555555555556">
            <text:p>0</text:p>
          </table:table-cell>
          <table:table-cell table:formula="of:=[.I33]*24" office:value-type="float" office:value="1.33333333333333">
            <text:p>1</text:p>
          </table:table-cell>
          <table:table-cell table:number-columns-repeated="4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rofile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9" table:number-columns-repeated="2" table:default-cell-style-name="Default"/>
        <table:table-column table:style-name="co21" table:default-cell-style-name="Default"/>
        <table:table-row table:style-name="ro1">
          <table:table-cell office:value-type="string">
            <text:p>Level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Workers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Energy</text:p>
          </table:table-cell>
          <table:table-cell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Energy</text:p>
          </table:table-cell>
          <table:table-cell table:style-name="ce19" office:value-type="time" office:time-value="PT00H01M10S">
            <text:p>00:01:10</text:p>
          </table:table-cell>
          <table:table-cell table:number-columns-repeated="3"/>
        </table:table-row>
        <table:table-row table:style-name="ro1">
          <table:table-cell office:value-type="string">
            <text:p>Colect</text:p>
          </table:table-cell>
          <table:table-cell office:value-type="float" office:value="4">
            <text:p>4</text:p>
          </table:table-cell>
          <table:table-cell table:style-name="ce19" table:formula="of:=[.B5]*[.B4]" office:value-type="time" office:time-value="PT00H04M40S">
            <text:p>00:04:40</text:p>
          </table:table-cell>
          <table:table-cell table:number-columns-repeated="2"/>
        </table:table-row>
        <table:table-row table:style-name="ro1">
          <table:table-cell office:value-type="string">
            <text:p>Fight</text:p>
          </table:table-cell>
          <table:table-cell office:value-type="float" office:value="5">
            <text:p>5</text:p>
          </table:table-cell>
          <table:table-cell table:style-name="ce19" table:formula="of:=[.B6]*[.B4]" office:value-type="time" office:time-value="PT00H05M50S">
            <text:p>00:05:5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Energy/hour</text:p>
          </table:table-cell>
          <table:table-cell table:formula="of:=[.B10]/24" office:value-type="float" office:value="51.4285714285714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Energy/day</text:p>
          </table:table-cell>
          <table:table-cell table:formula="of:=1/[.B4]" office:value-type="float" office:value="1234.28571428571">
            <text:p>1.234</text:p>
          </table:table-cell>
          <table:table-cell table:number-columns-repeated="3"/>
        </table:table-row>
        <table:table-row table:style-name="ro2">
          <table:table-cell office:value-type="string">
            <text:p>Time Full</text:p>
          </table:table-cell>
          <table:table-cell table:style-name="ce19" table:formula="of:=timeenergy*[.B3]" office:value-type="time" office:time-value="PT04H26M00S">
            <text:p>04:26:00</text:p>
          </table:table-cell>
          <table:table-cell table:number-columns-repeated="3"/>
        </table:table-row>
      </table:table>
      <table:table table:name="Sheet5" table:style-name="ta1" table:print="false">
        <office:forms form:automatic-focus="false" form:apply-design-mode="false"/>
        <table:table-column table:style-name="co9" table:number-columns-repeated="3" table:default-cell-style-name="Default"/>
        <table:table-row table:style-name="ro1" table:number-rows-repeated="24"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150">
            <text:p>150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6">
            <text:p>226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8">
            <text:p>22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0">
            <text:p>230</text:p>
          </table:table-cell>
          <table:table-cell office:value-type="float" office:value="375">
            <text:p>375</text:p>
          </table:table-cell>
        </table:table-row>
      </table:table>
      <table:table table:name="Workshop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9" table:number-columns-repeated="1015" table:default-cell-style-name="Default"/>
        <table:table-row table:style-name="ro1">
          <table:table-cell table:style-name="ce20" office:value-type="string">
            <text:p>Workshop</text:p>
          </table:table-cell>
          <table:table-cell table:style-name="ce20" office:value-type="string">
            <text:p>Lvl</text:p>
          </table:table-cell>
          <table:table-cell table:style-name="ce20" office:value-type="string">
            <text:p>Item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WP</text:p>
          </table:table-cell>
          <table:table-cell table:style-name="ce20" office:value-type="string">
            <text:p>CP</text:p>
          </table:table-cell>
          <table:table-cell table:style-name="ce20" office:value-type="string">
            <text:p>Prods</text:p>
          </table:table-cell>
          <table:table-cell table:style-name="ce20" office:value-type="string">
            <text:p>Other Requirements</text:p>
          </table:table-cell>
          <table:table-cell table:style-name="ce20"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Energy Pack</text:p>
          </table:table-cell>
          <table:table-cell office:value-type="string">
            <text:p>Consumable</text:p>
          </table:table-cell>
          <table:table-cell office:value-type="string">
            <text:p>+100 energy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1 x +65 Energy Pack (from lvl 2)</text:p>
          </table:table-cell>
          <table:table-cell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Armor Piercing Rounds 2</text:p>
          </table:table-cell>
          <table:table-cell office:value-type="string">
            <text:p>Boost</text:p>
          </table:table-cell>
          <table:table-cell office:value-type="string">
            <text:p>+6 attack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2 x Armor Piercing Rounds 1 (from lvl 1)</text:p>
          </table:table-cell>
          <table:table-cell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Smart Bullet 2</text:p>
          </table:table-cell>
          <table:table-cell office:value-type="string">
            <text:p>Boost</text:p>
          </table:table-cell>
          <table:table-cell office:value-type="string">
            <text:p>+40 Punch</text:p>
          </table:table-cell>
          <table:table-cell office:value-type="float" office:value="6">
            <text:p>6</text:p>
          </table:table-cell>
          <table:table-cell/>
          <table:table-cell office:value-type="float" office:value="150">
            <text:p>150</text:p>
          </table:table-cell>
          <table:table-cell table:number-columns-repeated="1016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Mag Ammo 2</text:p>
          </table:table-cell>
          <table:table-cell office:value-type="string">
            <text:p>Boost</text:p>
          </table:table-cell>
          <table:table-cell office:value-type="string">
            <text:p>+40 Critical</text:p>
          </table:table-cell>
          <table:table-cell office:value-type="float" office:value="8">
            <text:p>8</text:p>
          </table:table-cell>
          <table:table-cell/>
          <table:table-cell office:value-type="float" office:value="350">
            <text:p>350</text:p>
          </table:table-cell>
          <table:table-cell table:number-columns-repeated="1016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5.72mm Eagleeye Light</text:p>
          </table:table-cell>
          <table:table-cell office:value-type="string">
            <text:p>Light Weapon</text:p>
          </table:table-cell>
          <table:table-cell office:value-type="string">
            <text:p>41/14 – 02,20,02</text:p>
          </table:table-cell>
          <table:table-cell office:value-type="float" office:value="14">
            <text:p>14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1 x Assault Shotgun ($19550), 3 x Laser Sight</text:p>
          </table:table-cell>
          <table:table-cell table:number-columns-repeated="1015"/>
        </table:table-row>
        <table:table-row table:style-name="ro3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ce21" office:value-type="string">
            <text:p>Bloody Knuckle</text:p>
          </table:table-cell>
          <table:table-cell office:value-type="string">
            <text:p>Light Weapon</text:p>
          </table:table-cell>
          <table:table-cell office:value-type="string">
            <text:p>36/10 – 01,09,08</text:p>
          </table:table-cell>
          <table:table-cell office:value-type="float" office:value="8">
            <text:p>8</text:p>
          </table:table-cell>
          <table:table-cell/>
          <table:table-cell office:value-type="float" office:value="700">
            <text:p>700</text:p>
          </table:table-cell>
          <table:table-cell office:value-type="string">
            <text:p>1 x Assisted Knife (lvl 2), 5 x Titanium</text:p>
          </table:table-cell>
          <table:table-cell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MP5000</text:p>
          </table:table-cell>
          <table:table-cell office:value-type="string">
            <text:p>Light Weapon</text:p>
          </table:table-cell>
          <table:table-cell office:value-type="string">
            <text:p>32/08 – 12,00,02</text:p>
          </table:table-cell>
          <table:table-cell office:value-type="float" office:value="12">
            <text:p>12</text:p>
          </table:table-cell>
          <table:table-cell/>
          <table:table-cell office:value-type="float" office:value="1000">
            <text:p>1.000</text:p>
          </table:table-cell>
          <table:table-cell office:value-type="string">
            <text:p>2 x Pointed Letter Opener ($14800 each), 4 x Steel Bar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office:value-type="string">
            <text:p>Light Weapon</text:p>
          </table:table-cell>
          <table:table-cell office:value-type="string">
            <text:p>41/14</text:p>
          </table:table-cell>
          <table:table-cell office:value-type="float" office:value="14">
            <text:p>14</text:p>
          </table:table-cell>
          <table:table-cell/>
          <table:table-cell office:value-type="float" office:value="500">
            <text:p>500</text:p>
          </table:table-cell>
          <table:table-cell table:number-columns-repeated="1016"/>
        </table:table-row>
        <table:table-row table:style-name="ro3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ce21" office:value-type="string">
            <text:p>?</text:p>
          </table:table-cell>
          <table:table-cell office:value-type="string">
            <text:p>Light Weapon</text:p>
          </table:table-cell>
          <table:table-cell office:value-type="string">
            <text:p>36/10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office:value-type="string">
            <text:p>Light Weapon</text:p>
          </table:table-cell>
          <table:table-cell office:value-type="string">
            <text:p>32/08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Armor Piercing Rounds 2</text:p>
          </table:table-cell>
          <table:table-cell office:value-type="string">
            <text:p>Boost</text:p>
          </table:table-cell>
          <table:table-cell office:value-type="string">
            <text:p>+6 attack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Mag Ammo 2</text:p>
          </table:table-cell>
          <table:table-cell office:value-type="string">
            <text:p>Boost</text:p>
          </table:table-cell>
          <table:table-cell office:value-type="string">
            <text:p>+40 Critical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Energy Pack</text:p>
          </table:table-cell>
          <table:table-cell office:value-type="string">
            <text:p>Consumable</text:p>
          </table:table-cell>
          <table:table-cell office:value-type="string">
            <text:p>+90 energ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1" office:value-type="string">
            <text:p>Armor</text:p>
          </table:table-cell>
          <table:table-cell office:value-type="float" office:value="3">
            <text:p>3</text:p>
          </table:table-cell>
          <table:table-cell office:value-type="string">
            <text:p>Energy Pack</text:p>
          </table:table-cell>
          <table:table-cell office:value-type="string">
            <text:p>Consumable</text:p>
          </table:table-cell>
          <table:table-cell office:value-type="string">
            <text:p>+100 energy</text:p>
          </table:table-cell>
          <table:table-cell table:number-columns-repeated="1019"/>
        </table:table-row>
        <table:table-row table:style-name="ro3">
          <table:table-cell table:style-name="ce21" office:value-type="string">
            <text:p>Armor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office:value-type="string">
            <text:p>Armor Upper</text:p>
          </table:table-cell>
          <table:table-cell office:value-type="string">
            <text:p>bad stats</text:p>
          </table:table-cell>
          <table:table-cell table:number-columns-repeated="1019"/>
        </table:table-row>
        <table:table-row table:style-name="ro3">
          <table:table-cell table:style-name="ce21" office:value-type="string">
            <text:p>Armor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office:value-type="string">
            <text:p>Armor Lower</text:p>
          </table:table-cell>
          <table:table-cell office:value-type="string">
            <text:p>12/36 - ??,??,??</text:p>
          </table:table-cell>
          <table:table-cell table:number-columns-repeated="1019"/>
        </table:table-row>
        <table:table-row table:style-name="ro3">
          <table:table-cell table:style-name="ce21" office:value-type="string">
            <text:p>Armor</text:p>
          </table:table-cell>
          <table:table-cell office:value-type="float" office:value="3">
            <text:p>3</text:p>
          </table:table-cell>
          <table:table-cell office:value-type="string">
            <text:p>Clown Mask</text:p>
          </table:table-cell>
          <table:table-cell office:value-type="string">
            <text:p>Clothing</text:p>
          </table:table-cell>
          <table:table-cell table:number-columns-repeated="1020"/>
        </table:table-row>
        <table:table-row table:style-name="ro3">
          <table:table-cell table:style-name="ce21" office:value-type="string">
            <text:p>Armor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office:value-type="string">
            <text:p>Clothing</text:p>
          </table:table-cell>
          <table:table-cell table:number-columns-repeated="1020"/>
        </table:table-row>
        <table:table-row table:style-name="ro3">
          <table:table-cell table:style-name="ce21" office:value-type="string">
            <text:p>Armor</text:p>
          </table:table-cell>
          <table:table-cell office:value-type="float" office:value="3">
            <text:p>3</text:p>
          </table:table-cell>
          <table:table-cell office:value-type="string">
            <text:p>Armor Powerup 3</text:p>
          </table:table-cell>
          <table:table-cell office:value-type="string">
            <text:p>Boost</text:p>
          </table:table-cell>
          <table:table-cell office:value-type="string">
            <text:p>+12 defense?</text:p>
          </table:table-cell>
          <table:table-cell table:number-columns-repeated="1019"/>
        </table:table-row>
        <table:table-row table:style-name="ro3">
          <table:table-cell table:style-name="ce21" office:value-type="string">
            <text:p>Armor</text:p>
          </table:table-cell>
          <table:table-cell office:value-type="float" office:value="3">
            <text:p>3</text:p>
          </table:table-cell>
          <table:table-cell office:value-type="string">
            <text:p>Moneymind (2 or 3?)</text:p>
          </table:table-cell>
          <table:table-cell office:value-type="string">
            <text:p>Boos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ildings</text:p>
          </table:table-cell>
          <table:table-cell office:value-type="float" office:value="3">
            <text:p>3</text:p>
          </table:table-cell>
          <table:table-cell office:value-type="string">
            <text:p>for workers</text:p>
          </table:table-cell>
          <table:table-cell office:value-type="string">
            <text:p>Boost</text:p>
          </table:table-cell>
          <table:table-cell table:number-columns-repeated="1020"/>
        </table:table-row>
        <table:table-row table:style-name="ro1">
          <table:table-cell office:value-type="string">
            <text:p>Buildings</text:p>
          </table:table-cell>
          <table:table-cell office:value-type="float" office:value="3">
            <text:p>3</text:p>
          </table:table-cell>
          <table:table-cell office:value-type="string">
            <text:p>for products</text:p>
          </table:table-cell>
          <table:table-cell office:value-type="string">
            <text:p>Boost</text:p>
          </table:table-cell>
          <table:table-cell table:number-columns-repeated="1020"/>
        </table:table-row>
      </table:table>
      <table:named-expressions>
        <table:named-range table:name="worker" table:base-cell-address="$Workers.$B$1" table:cell-range-address="$Profile.$B$2"/>
        <table:named-range table:name="listweapon" table:base-cell-address="$Buildings.$A$13" table:cell-range-address="$Weapons.$A$14:.$P$306"/>
        <table:named-range table:name="energy" table:base-cell-address="$Workers.$B$3" table:cell-range-address="$Profile.$B$3"/>
        <table:named-range table:name="colect" table:base-cell-address="$Workers.$B$3" table:cell-range-address="$Profile.$B$5"/>
        <table:named-range table:name="fight" table:base-cell-address="$Workers.$B$4" table:cell-range-address="$Profile.$B$6"/>
        <table:named-range table:name="timeenergy" table:base-cell-address="$Workers.$B$3" table:cell-range-address="$Profile.$B$4"/>
        <table:named-range table:name="level" table:base-cell-address="$Workers.$B$1" table:cell-range-address="$Profile.$B$1"/>
      </table:named-expressions>
      <table:database-ranges>
        <table:database-range table:target-range-address="Weapons.B1:Weapons.O28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1" number:min-integer-digits="1" number:grouping="true"/>
    </number:number-style>
    <style:style style:name="Default" style:family="table-cell" style:data-style-name="N3">
      <style:table-cell-properties style:vertical-justify="auto"/>
      <style:paragraph-properties css3t:text-justify="auto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5/11/2011</text:date>, <text:time>08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Silva</meta:initial-creator>
    <meta:creation-date>2011-11-05T18:07:18</meta:creation-date>
    <dc:date>2011-11-15T08:01:01</dc:date>
    <dc:creator>Rodrigo Silva</dc:creator>
    <meta:editing-duration>PT97H06M09S</meta:editing-duration>
    <meta:editing-cycles>132</meta:editing-cycles>
    <meta:generator>OpenOffice.org/3.2$Unix OpenOffice.org_project/320m19$Build-9505</meta:generator>
    <meta:document-statistic meta:table-count="6" meta:cell-count="3601" meta:object-count="0"/>
  </office:meta>
</office:document-meta>
</file>